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SEPIA;</text:p>
      <text:p text:style-name="Standard"/>
      <text:p text:style-name="Standard"/>
      <text:p text:style-name="Standard"/>
      <text:p text:style-name="Standard">//Trabalho realizado por:</text:p>
      <text:p text:style-name="Standard">//<text:tab/>Igor Cruz 2009111924</text:p>
      <text:p text:style-name="Standard">//<text:tab/>Carlos Santos 2009108991</text:p>
      <text:p text:style-name="Standard"/>
      <text:p text:style-name="Standard"/>
      <text:p text:style-name="Standard"/>
      <text:p text:style-name="Standard">import java.util.*;</text:p>
      <text:p text:style-name="Standard"/>
      <text:p text:style-name="Standard"/>
      <text:p text:style-name="Standard">/**</text:p>
      <text:p text:style-name="Standard"><text:s/>*</text:p>
      <text:p text:style-name="Standard"><text:s/>* @author Igor Cruz</text:p>
      <text:p text:style-name="Standard"><text:s/>* @author Carlos Santos</text:p>
      <text:p text:style-name="Standard"><text:s/>*</text:p>
      <text:p text:style-name="Standard"><text:s/>* @version 1</text:p>
      <text:p text:style-name="Standard"><text:s/>* @since 0.1</text:p>
      <text:p text:style-name="Standard"><text:s/>*</text:p>
      <text:p text:style-name="Standard"><text:s/>* Major class that allows communication between user and the system</text:p>
      <text:p text:style-name="Standard"><text:s/>*</text:p>
      <text:p text:style-name="Standard"><text:s/>* */</text:p>
      <text:p text:style-name="Standard"/>
      <text:p text:style-name="Standard">public class n2009108991_Sepia{</text:p>
      <text:p text:style-name="Standard"><text:tab/>/**Static Variable that can be accessed and changed from all methods contains all cities*/</text:p>
      <text:p text:style-name="Standard"><text:tab/>static ArrayList&lt;n2009108991_Cidade&gt; listaCidades = new ArrayList&lt;n2009108991_Cidade&gt;();</text:p>
      <text:p text:style-name="Standard"><text:tab/>/**Static Variable that can be accessed and changed from all methods contains all roads*/</text:p>
      <text:p text:style-name="Standard"><text:tab/>static ArrayList&lt;n2009108991_Estrada&gt; listaEstradas = new ArrayList&lt;n2009108991_Estrada&gt;();</text:p>
      <text:p text:style-name="Standard"><text:tab/>/**Static Variable that can be accessed and changed from all methods contains all vehicles*/</text:p>
      <text:p text:style-name="Standard"><text:tab/>static ArrayList&lt;n2009108991_Viatura&gt; listaViaturas = new ArrayList&lt;n2009108991_Viatura&gt;();</text:p>
      <text:p text:style-name="Standard"><text:tab/>/**Static Variable that can be accessed and changed from all methods contains all routes*/</text:p>
      <text:p text:style-name="Standard"><text:tab/>static ArrayList&lt;n2009108991_Percurso&gt; listaPercursos = new ArrayList&lt;n2009108991_Percurso&gt;();</text:p>
      <text:p text:style-name="Standard"><text:tab/>/**Static Variable that can be accessed and changed from all methods contains the Incidence Matrix*/</text:p>
      <text:p text:style-name="Standard"><text:tab/>static n2009111924_MatrizIncidencia matriz;</text:p>
      <text:p text:style-name="Standard"/>
      <text:p text:style-name="Standard"/>
      <text:p text:style-name="Standard"><text:tab/>/**</text:p>
      <text:p text:style-name="Standard"><text:tab/> * Used to get the position index of a given city in the cities list</text:p>
      <text:p text:style-name="Standard"><text:tab/> * @param nome Name of the city</text:p>
      <text:p text:style-name="Standard"><text:tab/> * @return <text:tab/><text:tab/>index of the city, in case of inexistent city returns -1</text:p>
      <text:p text:style-name="Standard"><text:tab/> */</text:p>
      <text:p text:style-name="Standard"><text:tab/>static int getPosCidade(String nome){</text:p>
      <text:p text:style-name="Standard"/>
      <text:p text:style-name="Standard"><text:tab/><text:tab/>int existe = 0; // nao existe</text:p>
      <text:p text:style-name="Standard"><text:tab/><text:tab/>int i=0;</text:p>
      <text:p text:style-name="Standard"><text:soft-page-break/><text:tab/><text:tab/>for(;i&lt;listaCidades.size();i++){</text:p>
      <text:p text:style-name="Standard"><text:tab/><text:tab/><text:tab/>if (listaCidades.get(i).getNome().equals(nome)){// encontra</text:p>
      <text:p text:style-name="Standard"><text:tab/><text:tab/><text:tab/><text:tab/>existe = 1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<text:tab/>if (existe == 1)</text:p>
      <text:p text:style-name="Standard"><text:tab/><text:tab/><text:tab/>return i;</text:p>
      <text:p text:style-name="Standard"><text:tab/><text:tab/>else</text:p>
      <text:p text:style-name="Standard"><text:tab/><text:tab/><text:tab/>return -1;</text:p>
      <text:p text:style-name="Standard"><text:tab/>}</text:p>
      <text:p text:style-name="Standard"/>
      <text:p text:style-name="Standard"><text:tab/>/**</text:p>
      <text:p text:style-name="Standard"><text:tab/> * Used to get the position index of a given road in the roads list</text:p>
      <text:p text:style-name="Standard"><text:tab/> * @param nome Name of the road</text:p>
      <text:p text:style-name="Standard"><text:tab/> * @return <text:tab/><text:tab/>index of the city, in case of inexistent road returns -1</text:p>
      <text:p text:style-name="Standard"><text:tab/> */</text:p>
      <text:p text:style-name="Standard"><text:tab/>static int getPosEstrada(String nome){</text:p>
      <text:p text:style-name="Standard"/>
      <text:p text:style-name="Standard"><text:tab/><text:tab/>int existe = 0; // nao existe</text:p>
      <text:p text:style-name="Standard"><text:tab/><text:tab/>int i=0;</text:p>
      <text:p text:style-name="Standard"><text:tab/><text:tab/>for(;i&lt;listaEstradas.size();i++){</text:p>
      <text:p text:style-name="Standard"><text:tab/><text:tab/><text:tab/>if (listaEstradas.get(i).getNome().equals(nome)){// encontra</text:p>
      <text:p text:style-name="Standard"><text:tab/><text:tab/><text:tab/><text:tab/>existe = 1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<text:tab/>if (existe == 1)</text:p>
      <text:p text:style-name="Standard"><text:tab/><text:tab/><text:tab/>return i;</text:p>
      <text:p text:style-name="Standard"><text:tab/><text:tab/>else</text:p>
      <text:p text:style-name="Standard"><text:tab/><text:tab/><text:tab/>return -1;</text:p>
      <text:p text:style-name="Standard"><text:tab/>}</text:p>
      <text:p text:style-name="Standard"/>
      <text:p text:style-name="Standard"><text:tab/>/**</text:p>
      <text:p text:style-name="Standard"><text:tab/> * Used to get the position index of a given vehicle in the vehicles list</text:p>
      <text:p text:style-name="Standard"><text:tab/> * @param nome ID of the vehicle</text:p>
      <text:p text:style-name="Standard"><text:tab/> * @return <text:tab/><text:tab/>index of the city, in case of inexistent vehicle returns -1</text:p>
      <text:p text:style-name="Standard"><text:tab/> */</text:p>
      <text:p text:style-name="Standard"><text:tab/>static int getPosViatura(String matricula){</text:p>
      <text:p text:style-name="Standard"/>
      <text:p text:style-name="Standard"><text:tab/><text:tab/>int existe = 0; // nao existe</text:p>
      <text:p text:style-name="Standard"><text:tab/><text:tab/>int i=0;</text:p>
      <text:p text:style-name="Standard"><text:tab/><text:tab/>for(;i&lt;listaViaturas.size();i++){</text:p>
      <text:p text:style-name="Standard"><text:tab/><text:tab/><text:tab/>if (listaViaturas.get(i).getMatricula().equals(matricula)){// encontra</text:p>
      <text:p text:style-name="Standard"><text:tab/><text:tab/><text:tab/><text:tab/>existe = 1;</text:p>
      <text:p text:style-name="Standard"><text:tab/><text:tab/><text:tab/><text:tab/>break;</text:p>
      <text:p text:style-name="Standard"><text:tab/><text:tab/><text:tab/>}</text:p>
      <text:p text:style-name="Standard"><text:tab/><text:tab/>}</text:p>
      <text:p text:style-name="Standard"><text:tab/><text:tab/>if (existe == 1)</text:p>
      <text:p text:style-name="Standard"><text:tab/><text:tab/><text:tab/>return i;</text:p>
      <text:p text:style-name="Standard"><text:tab/><text:tab/>else</text:p>
      <text:p text:style-name="Standard"><text:tab/><text:tab/><text:tab/>return -1;</text:p>
      <text:p text:style-name="Standard"><text:soft-page-break/><text:tab/>}</text:p>
      <text:p text:style-name="Standard"/>
      <text:p text:style-name="Standard"><text:tab/>/**</text:p>
      <text:p text:style-name="Standard"><text:tab/> * Stores information in files</text:p>
      <text:p text:style-name="Standard"><text:tab/> */</text:p>
      <text:p text:style-name="Standard"><text:tab/>static void salvaBD(){</text:p>
      <text:p text:style-name="Standard"/>
      <text:p text:style-name="Standard"><text:tab/><text:tab/>n2009108991_Cidade cidadeAux;</text:p>
      <text:p text:style-name="Standard"><text:tab/><text:tab/>n2009108991_Estrada estradaAux;</text:p>
      <text:p text:style-name="Standard"><text:tab/><text:tab/>n2009108991_Viatura viaturaAux;</text:p>
      <text:p text:style-name="Standard"><text:tab/><text:tab/>n2009108991_Percurso percursoAux;</text:p>
      <text:p text:style-name="Standard"><text:tab/><text:tab/>n2009111924_AutoEstrada autoestradaAux;</text:p>
      <text:p text:style-name="Standard"/>
      <text:p text:style-name="Standard"><text:tab/><text:tab/>n2009111924_FicheiroTexto custosAutoEstrada = new n2009111924_FicheiroTexto();</text:p>
      <text:p text:style-name="Standard"><text:tab/><text:tab/>n2009111924_FicheiroObjectos cidades = new n2009111924_FicheiroObjectos();</text:p>
      <text:p text:style-name="Standard"><text:tab/><text:tab/>n2009111924_FicheiroObjectos estradas = new n2009111924_FicheiroObjectos();</text:p>
      <text:p text:style-name="Standard"><text:tab/><text:tab/>n2009111924_FicheiroObjectos viaturas = new n2009111924_FicheiroObjectos();</text:p>
      <text:p text:style-name="Standard"><text:tab/><text:tab/>n2009111924_FicheiroObjectos percursosMaisCurtos = new n2009111924_FicheiroObjectos();</text:p>
      <text:p text:style-name="Standard"><text:tab/><text:tab/>n2009111924_FicheiroObjectos percursosMaisRapidos = new n2009111924_FicheiroObjectos();</text:p>
      <text:p text:style-name="Standard"><text:tab/><text:tab/>n2009111924_FicheiroObjectos percursosMaisTuristicos = new n2009111924_FicheiroObjectos();</text:p>
      <text:p text:style-name="Standard"/>
      <text:p text:style-name="Standard"><text:tab/><text:tab/>custosAutoEstrada.abreEscrita("Custos_Auto_Estrada.txt");</text:p>
      <text:p text:style-name="Standard"><text:tab/><text:tab/>cidades.abreEscrita("BD_Cidades.dat");</text:p>
      <text:p text:style-name="Standard"><text:tab/><text:tab/>estradas.abreEscrita("BD_Estradas.dat");</text:p>
      <text:p text:style-name="Standard"><text:tab/><text:tab/>viaturas.abreEscrita("BD_Viaturas.dat");</text:p>
      <text:p text:style-name="Standard"><text:tab/><text:tab/>percursosMaisCurtos.abreEscrita("percursos_mais_Curtos.dat");</text:p>
      <text:p text:style-name="Standard"><text:tab/><text:tab/>percursosMaisRapidos.abreEscrita("percursos_mais_Rapidos.dat");</text:p>
      <text:p text:style-name="Standard"><text:tab/><text:tab/>percursosMaisTuristicos.abreEscrita("percursos_mais_Turisticos.dat");</text:p>
      <text:p text:style-name="Standard"/>
      <text:p text:style-name="Standard"><text:tab/><text:tab/>// escrever a informaçao nos ficheiros:</text:p>
      <text:p text:style-name="Standard"><text:tab/><text:tab/>// percorremos as listas e distribuimos a informaçao pelos resectivos ficheiros</text:p>
      <text:p text:style-name="Standard"/>
      <text:p text:style-name="Standard"><text:tab/><text:tab/>for(int i=0;i&lt; listaCidades.size();i++){</text:p>
      <text:p text:style-name="Standard"><text:tab/><text:tab/><text:tab/>cidadeAux = listaCidades.get(i);</text:p>
      <text:p text:style-name="Standard"><text:tab/><text:tab/><text:tab/>cidades.escreveObjecto(cidadeAux);</text:p>
      <text:p text:style-name="Standard"><text:tab/><text:tab/>}</text:p>
      <text:p text:style-name="Standard"/>
      <text:p text:style-name="Standard"><text:tab/><text:tab/>for(int i=0;i&lt; listaEstradas.size();i++){</text:p>
      <text:p text:style-name="Standard"><text:tab/><text:tab/><text:tab/>estradaAux = listaEstradas.get(i);</text:p>
      <text:p text:style-name="Standard"><text:tab/><text:tab/><text:tab/>estradas.escreveObjecto(estradaAux);</text:p>
      <text:p text:style-name="Standard"><text:tab/><text:tab/><text:tab/>if (estradaAux.getTipo().equals("autoestrada")){</text:p>
      <text:p text:style-name="Standard"><text:tab/><text:tab/><text:tab/><text:tab/>autoestradaAux = (n2009111924_AutoEstrada) estradaAux;</text:p>
      <text:p text:style-name="Standard"><text:tab/><text:tab/><text:tab/><text:tab/>custosAutoEstrada.escreveLinha(autoestradaAux.getNome());</text:p>
      <text:p text:style-name="Standard"><text:tab/><text:tab/><text:tab/><text:tab/>custosAutoEstrada.escreveLinha(autoestradaAux.getPrecoPortagemA()+" "+autoestradaAux.getPrecoPortagemB());</text:p>
      <text:p text:style-name="Standard"><text:tab/><text:tab/><text:tab/>}</text:p>
      <text:p text:style-name="Standard"><text:tab/><text:tab/>}</text:p>
      <text:p text:style-name="Standard"><text:soft-page-break/></text:p>
      <text:p text:style-name="Standard"/>
      <text:p text:style-name="Standard"><text:tab/><text:tab/>for(int i=0;i&lt; listaViaturas.size();i++){</text:p>
      <text:p text:style-name="Standard"><text:tab/><text:tab/><text:tab/>viaturaAux = listaViaturas.get(i);</text:p>
      <text:p text:style-name="Standard"><text:tab/><text:tab/><text:tab/>viaturas.escreveObjecto(viaturaAux);</text:p>
      <text:p text:style-name="Standard"><text:tab/><text:tab/>}</text:p>
      <text:p text:style-name="Standard"/>
      <text:p text:style-name="Standard"><text:tab/><text:tab/>for(int i=0;i&lt; listaPercursos.size();i++){</text:p>
      <text:p text:style-name="Standard"><text:tab/><text:tab/><text:tab/>percursoAux = listaPercursos.get(i);</text:p>
      <text:p text:style-name="Standard"><text:tab/><text:tab/><text:tab/>if (percursoAux.getTipo().equals("curto"))</text:p>
      <text:p text:style-name="Standard"><text:tab/><text:tab/><text:tab/><text:tab/>percursosMaisCurtos.escreveObjecto(percursoAux);</text:p>
      <text:p text:style-name="Standard"><text:tab/><text:tab/><text:tab/>else if (percursoAux.getTipo().equals("rapido"))</text:p>
      <text:p text:style-name="Standard"><text:tab/><text:tab/><text:tab/><text:tab/>percursosMaisRapidos.escreveObjecto(percursoAux);</text:p>
      <text:p text:style-name="Standard"><text:tab/><text:tab/><text:tab/>else if (percursoAux.getTipo().equals("turistico"))</text:p>
      <text:p text:style-name="Standard"><text:tab/><text:tab/><text:tab/><text:tab/>percursosMaisTuristicos.escreveObjecto(percursoAux);</text:p>
      <text:p text:style-name="Standard"><text:tab/><text:tab/>}</text:p>
      <text:p text:style-name="Standard"/>
      <text:p text:style-name="Standard"><text:tab/><text:tab/>cidades.fechaEscrita();</text:p>
      <text:p text:style-name="Standard"><text:tab/><text:tab/>estradas.fechaEscrita();</text:p>
      <text:p text:style-name="Standard"><text:tab/><text:tab/>viaturas.fechaEscrita();</text:p>
      <text:p text:style-name="Standard"><text:tab/><text:tab/>percursosMaisCurtos.fechaEscrita();</text:p>
      <text:p text:style-name="Standard"><text:tab/><text:tab/>percursosMaisRapidos.fechaEscrita();</text:p>
      <text:p text:style-name="Standard"><text:tab/><text:tab/>percursosMaisTuristicos.fechaEscrita();</text:p>
      <text:p text:style-name="Standard"><text:tab/><text:tab/>custosAutoEstrada.fechaEscrita();</text:p>
      <text:p text:style-name="Standard"/>
      <text:p text:style-name="Standard"><text:tab/>}</text:p>
      <text:p text:style-name="Standard"/>
      <text:p text:style-name="Standard"><text:tab/>/**</text:p>
      <text:p text:style-name="Standard"><text:tab/> * Loads information from files</text:p>
      <text:p text:style-name="Standard"><text:tab/> */</text:p>
      <text:p text:style-name="Standard"><text:tab/>static void carregaBD(){</text:p>
      <text:p text:style-name="Standard"/>
      <text:p text:style-name="Standard"><text:tab/><text:tab/>n2009108991_Cidade cidadeAux;</text:p>
      <text:p text:style-name="Standard"><text:tab/><text:tab/>n2009108991_Estrada estradaAux;</text:p>
      <text:p text:style-name="Standard"><text:tab/><text:tab/>n2009108991_Viatura viaturaAux;</text:p>
      <text:p text:style-name="Standard"><text:tab/><text:tab/>n2009108991_Percurso percursoAux;</text:p>
      <text:p text:style-name="Standard"><text:tab/><text:tab/>n2009111924_AutoEstrada autoestradaAux;</text:p>
      <text:p text:style-name="Standard"/>
      <text:p text:style-name="Standard"><text:tab/><text:tab/>n2009111924_FicheiroTexto custosAutoEstrada = new n2009111924_FicheiroTexto();</text:p>
      <text:p text:style-name="Standard"><text:tab/><text:tab/>n2009111924_FicheiroObjectos cidades = new n2009111924_FicheiroObjectos();</text:p>
      <text:p text:style-name="Standard"><text:tab/><text:tab/>n2009111924_FicheiroObjectos estradas = new n2009111924_FicheiroObjectos();</text:p>
      <text:p text:style-name="Standard"><text:tab/><text:tab/>n2009111924_FicheiroObjectos viaturas = new n2009111924_FicheiroObjectos();</text:p>
      <text:p text:style-name="Standard"><text:tab/><text:tab/>n2009111924_FicheiroObjectos percursosMaisCurtos = new n2009111924_FicheiroObjectos();</text:p>
      <text:p text:style-name="Standard"><text:tab/><text:tab/>n2009111924_FicheiroObjectos percursosMaisRapidos = new n2009111924_FicheiroObjectos();</text:p>
      <text:p text:style-name="Standard"><text:tab/><text:tab/>n2009111924_FicheiroObjectos percursosMaisTuristicos = new n2009111924_FicheiroObjectos();</text:p>
      <text:p text:style-name="Standard"/>
      <text:p text:style-name="Standard"><text:tab/><text:tab/>custosAutoEstrada.abreLeitura("Custos_Auto_Estrada.txt");</text:p>
      <text:p text:style-name="Standard"><text:tab/><text:tab/>cidades.abreLeitura("BD_Cidades.dat");</text:p>
      <text:p text:style-name="Standard"><text:soft-page-break/><text:tab/><text:tab/>estradas.abreLeitura("BD_Estradas.dat");</text:p>
      <text:p text:style-name="Standard"><text:tab/><text:tab/>viaturas.abreLeitura("BD_Viaturas.dat");</text:p>
      <text:p text:style-name="Standard"><text:tab/><text:tab/>percursosMaisCurtos.abreLeitura("percursos_mais_Curtos.dat");</text:p>
      <text:p text:style-name="Standard"><text:tab/><text:tab/>percursosMaisRapidos.abreLeitura("percursos_mais_Rapidos.dat");</text:p>
      <text:p text:style-name="Standard"><text:tab/><text:tab/>percursosMaisTuristicos.abreLeitura("percursos_mais_Turisticos.dat");</text:p>
      <text:p text:style-name="Standard"/>
      <text:p text:style-name="Standard"><text:tab/>// carregar a informaçao dos ficheiros:</text:p>
      <text:p text:style-name="Standard"><text:tab/>// percorremos as listas e distribuimos a informaçao pelas resectivas listas</text:p>
      <text:p text:style-name="Standard"/>
      <text:p text:style-name="Standard"><text:tab/><text:tab/>cidadeAux = (n2009108991_Cidade )cidades.leObjecto();</text:p>
      <text:p text:style-name="Standard"><text:tab/><text:tab/>while (cidadeAux != null){</text:p>
      <text:p text:style-name="Standard"><text:tab/><text:tab/><text:tab/>listaCidades.add(cidadeAux);</text:p>
      <text:p text:style-name="Standard"><text:tab/><text:tab/><text:tab/>cidadeAux = (n2009108991_Cidade )cidades.leObjecto();</text:p>
      <text:p text:style-name="Standard"><text:tab/><text:tab/>}</text:p>
      <text:p text:style-name="Standard"/>
      <text:p text:style-name="Standard"><text:tab/><text:tab/>estradaAux = (n2009108991_Estrada )estradas.leObjecto();</text:p>
      <text:p text:style-name="Standard"><text:tab/><text:tab/>while (estradaAux != null){</text:p>
      <text:p text:style-name="Standard"/>
      <text:p text:style-name="Standard"/>
      <text:p text:style-name="Standard"><text:tab/><text:tab/><text:tab/>if (estradaAux.getTipo().equals("autoestrada")){</text:p>
      <text:p text:style-name="Standard"><text:tab/><text:tab/><text:tab/><text:tab/>String buffer;</text:p>
      <text:p text:style-name="Standard"><text:tab/><text:tab/><text:tab/><text:tab/>autoestradaAux = (n2009111924_AutoEstrada) estradaAux; //downcasting</text:p>
      <text:p text:style-name="Standard"><text:tab/><text:tab/><text:tab/><text:tab/>custosAutoEstrada.leLinha();// saltamos a linha com o nome</text:p>
      <text:p text:style-name="Standard"><text:tab/><text:tab/><text:tab/><text:tab/>buffer =custosAutoEstrada.leLinha();// saltamos a linha com o nome</text:p>
      <text:p text:style-name="Standard"><text:tab/><text:tab/><text:tab/><text:tab/>StringTokenizer st = new StringTokenizer(buffer);</text:p>
      <text:p text:style-name="Standard"/>
      <text:p text:style-name="Standard"><text:tab/><text:tab/><text:tab/><text:tab/>autoestradaAux.setPrecoPortagemA(Double.parseDouble(st.nextToken()));</text:p>
      <text:p text:style-name="Standard"><text:tab/><text:tab/><text:tab/><text:tab/>autoestradaAux.setPrecoPortagemB(Double.parseDouble(st.nextToken()));</text:p>
      <text:p text:style-name="Standard"/>
      <text:p text:style-name="Standard"><text:tab/><text:tab/><text:tab/><text:tab/>listaEstradas.add(autoestradaAux);</text:p>
      <text:p text:style-name="Standard"/>
      <text:p text:style-name="Standard"><text:tab/><text:tab/><text:tab/>}</text:p>
      <text:p text:style-name="Standard"><text:tab/><text:tab/><text:tab/>else</text:p>
      <text:p text:style-name="Standard"><text:tab/><text:tab/><text:tab/><text:tab/>listaEstradas.add(estradaAux);</text:p>
      <text:p text:style-name="Standard"/>
      <text:p text:style-name="Standard"><text:tab/><text:tab/><text:tab/>estradaAux = (n2009108991_Estrada )estradas.leObjecto();</text:p>
      <text:p text:style-name="Standard"><text:tab/><text:tab/>}</text:p>
      <text:p text:style-name="Standard"/>
      <text:p text:style-name="Standard"><text:tab/><text:tab/>viaturaAux = (n2009108991_Viatura )viaturas.leObjecto();</text:p>
      <text:p text:style-name="Standard"><text:tab/><text:tab/>while (viaturaAux != null){</text:p>
      <text:p text:style-name="Standard"><text:tab/><text:tab/><text:tab/>listaViaturas.add(viaturaAux);</text:p>
      <text:p text:style-name="Standard"><text:tab/><text:tab/><text:tab/>viaturaAux = (n2009108991_Viatura )viaturas.leObjecto();</text:p>
      <text:p text:style-name="Standard"><text:tab/><text:tab/>}</text:p>
      <text:p text:style-name="Standard"/>
      <text:p text:style-name="Standard"><text:tab/><text:tab/>percursoAux = (n2009108991_Percurso )percursosMaisRapidos.leObjecto();</text:p>
      <text:p text:style-name="Standard"><text:tab/><text:tab/>while (percursoAux != null){</text:p>
      <text:p text:style-name="Standard"><text:tab/><text:tab/><text:tab/>listaPercursos.add(percursoAux);</text:p>
      <text:p text:style-name="Standard"><text:tab/><text:tab/><text:tab/>percursoAux = (n2009108991_Percurso )percursosMaisRapidos.leObjecto();</text:p>
      <text:p text:style-name="Standard"><text:tab/><text:tab/>}</text:p>
      <text:p text:style-name="Standard"><text:soft-page-break/></text:p>
      <text:p text:style-name="Standard"><text:tab/><text:tab/>percursoAux = (n2009108991_Percurso )percursosMaisCurtos.leObjecto();</text:p>
      <text:p text:style-name="Standard"><text:tab/><text:tab/>while (percursoAux != null){</text:p>
      <text:p text:style-name="Standard"><text:tab/><text:tab/><text:tab/>listaPercursos.add(percursoAux);</text:p>
      <text:p text:style-name="Standard"><text:tab/><text:tab/><text:tab/>percursoAux = (n2009108991_Percurso )percursosMaisCurtos.leObjecto();</text:p>
      <text:p text:style-name="Standard"><text:tab/><text:tab/>}</text:p>
      <text:p text:style-name="Standard"/>
      <text:p text:style-name="Standard"><text:tab/><text:tab/>percursoAux = (n2009108991_Percurso )percursosMaisTuristicos.leObjecto();</text:p>
      <text:p text:style-name="Standard"><text:tab/><text:tab/>while (percursoAux != null){</text:p>
      <text:p text:style-name="Standard"><text:tab/><text:tab/><text:tab/>listaPercursos.add(percursoAux);</text:p>
      <text:p text:style-name="Standard"><text:tab/><text:tab/><text:tab/>percursoAux = (n2009108991_Percurso )percursosMaisTuristicos.leObjecto();</text:p>
      <text:p text:style-name="Standard"><text:tab/><text:tab/>}</text:p>
      <text:p text:style-name="Standard"/>
      <text:p text:style-name="Standard"><text:tab/>cidades.fechaLeitura();</text:p>
      <text:p text:style-name="Standard"><text:tab/>estradas.fechaLeitura();</text:p>
      <text:p text:style-name="Standard"><text:tab/>viaturas.fechaLeitura();</text:p>
      <text:p text:style-name="Standard"><text:tab/>percursosMaisCurtos.fechaLeitura();</text:p>
      <text:p text:style-name="Standard"><text:tab/>percursosMaisRapidos.fechaLeitura();</text:p>
      <text:p text:style-name="Standard"><text:tab/>percursosMaisTuristicos.fechaLeitura();</text:p>
      <text:p text:style-name="Standard"><text:s text:c="4"/>custosAutoEstrada.fechaEscrita();</text:p>
      <text:p text:style-name="Standard"/>
      <text:p text:style-name="Standard"><text:tab/>}</text:p>
      <text:p text:style-name="Standard"><text:tab/>/**</text:p>
      <text:p text:style-name="Standard"><text:tab/> * Class run when the program executes</text:p>
      <text:p text:style-name="Standard"><text:tab/> */</text:p>
      <text:p text:style-name="Standard"><text:tab/>public static void main(String [ ] args){</text:p>
      <text:p text:style-name="Standard"/>
      <text:p text:style-name="Standard"><text:tab/><text:tab/>Scanner teclado = new Scanner(System.in);</text:p>
      <text:p text:style-name="Standard"><text:tab/><text:tab/>int opcao = 1;</text:p>
      <text:p text:style-name="Standard"><text:tab/><text:tab/>double precoGasolina =1.5;</text:p>
      <text:p text:style-name="Standard"><text:tab/><text:tab/>double precoGasoleo <text:s/>=1.3;</text:p>
      <text:p text:style-name="Standard"><text:tab/><text:tab/>carregaBD();</text:p>
      <text:p text:style-name="Standard"/>
      <text:p text:style-name="Standard"/>
      <text:p text:style-name="Standard"><text:tab/><text:tab/>while (opcao != 0) {</text:p>
      <text:p text:style-name="Standard"/>
      <text:p text:style-name="Standard"><text:tab/><text:tab/><text:tab/>System.out.println("");</text:p>
      <text:p text:style-name="Standard"><text:tab/><text:tab/><text:tab/>System.out.println("Selecione a sua opcao:");</text:p>
      <text:p text:style-name="Standard"><text:tab/><text:tab/><text:tab/>System.out.println(" 1 - Cidades");</text:p>
      <text:p text:style-name="Standard"><text:tab/><text:tab/><text:tab/>System.out.println(" 2 - Estradas");</text:p>
      <text:p text:style-name="Standard"><text:tab/><text:tab/><text:tab/>System.out.println(" 3 - Viaturas");</text:p>
      <text:p text:style-name="Standard"><text:tab/><text:tab/><text:tab/>System.out.println(" 4 - Percursos");</text:p>
      <text:p text:style-name="Standard"><text:tab/><text:tab/><text:tab/>//System.out.println(" 5 - Mostrar Matriz incidencia"); - inexistente</text:p>
      <text:p text:style-name="Standard"><text:tab/><text:tab/><text:tab/>//System.out.println(" 6 - Carrega info"); - inexistente agr os dados sao carregados no inicio do programa</text:p>
      <text:p text:style-name="Standard"><text:tab/><text:tab/><text:tab/>//System.out.println(" 7 - Salva info"); - inexistente agr os dados sao salvos no fim da execuçao</text:p>
      <text:p text:style-name="Standard"><text:tab/><text:tab/><text:tab/>System.out.println(" 5 - Preco Gasolina");</text:p>
      <text:p text:style-name="Standard"><text:tab/><text:tab/><text:tab/>System.out.println(" 6 - Preco Gasoleo");</text:p>
      <text:p text:style-name="Standard"/>
      <text:p text:style-name="Standard"><text:tab/><text:tab/><text:tab/>System.out.println(" 0 - Sair do Sistema ");</text:p>
      <text:p text:style-name="Standard"><text:soft-page-break/><text:tab/><text:tab/><text:tab/>System.out.println("Opcao:");</text:p>
      <text:p text:style-name="Standard"/>
      <text:p text:style-name="Standard"><text:tab/><text:tab/><text:tab/>opcao = teclado.nextInt();</text:p>
      <text:p text:style-name="Standard"><text:tab/><text:tab/><text:tab/>switch (opcao){</text:p>
      <text:p text:style-name="Standard"/>
      <text:p text:style-name="Standard"><text:tab/><text:tab/><text:tab/><text:tab/>case 0:</text:p>
      <text:p text:style-name="Standard"><text:tab/><text:tab/><text:tab/><text:tab/><text:tab/>salvaBD();</text:p>
      <text:p text:style-name="Standard"><text:tab/><text:tab/><text:tab/><text:tab/><text:tab/>break;</text:p>
      <text:p text:style-name="Standard"><text:tab/><text:tab/><text:tab/><text:tab/>case 1:</text:p>
      <text:p text:style-name="Standard"><text:tab/><text:tab/><text:tab/><text:tab/><text:tab/>Scanner sc2 = new Scanner(System.in);</text:p>
      <text:p text:style-name="Standard"><text:tab/><text:tab/><text:tab/><text:tab/><text:tab/>System.out.println("1 -&gt; Listar Cidades ");</text:p>
      <text:p text:style-name="Standard"><text:tab/><text:tab/><text:tab/><text:tab/><text:tab/>System.out.println("2 -&gt; Adicionar Cidade ");</text:p>
      <text:p text:style-name="Standard"><text:tab/><text:tab/><text:tab/><text:tab/><text:tab/>System.out.println("3 -&gt; Eliminar Cidade ");</text:p>
      <text:p text:style-name="Standard"><text:tab/><text:tab/><text:tab/><text:tab/><text:tab/>System.out.println("0 -&gt; Menu Principal ");</text:p>
      <text:p text:style-name="Standard"><text:tab/><text:tab/><text:tab/><text:tab/><text:tab/>int subopcao = sc2.nextInt();</text:p>
      <text:p text:style-name="Standard"/>
      <text:p text:style-name="Standard"><text:tab/><text:tab/><text:tab/><text:tab/><text:tab/>if (subopcao == 1){</text:p>
      <text:p text:style-name="Standard"><text:tab/><text:tab/><text:tab/><text:tab/><text:tab/><text:tab/>if (listaCidades.size() == 0)</text:p>
      <text:p text:style-name="Standard"><text:tab/><text:tab/><text:tab/><text:tab/><text:tab/><text:tab/><text:tab/>System.out.print("Nao existem cidades na base de dados.\n");</text:p>
      <text:p text:style-name="Standard"><text:tab/><text:tab/><text:tab/><text:tab/><text:tab/><text:tab/>else{</text:p>
      <text:p text:style-name="Standard"><text:tab/><text:tab/><text:tab/><text:tab/><text:tab/><text:tab/><text:tab/>n2009108991_Cidade aux;</text:p>
      <text:p text:style-name="Standard"><text:tab/><text:tab/><text:tab/><text:tab/><text:tab/><text:tab/><text:tab/>for (int i =0;i&lt;listaCidades.size();i++){</text:p>
      <text:p text:style-name="Standard"><text:tab/><text:tab/><text:tab/><text:tab/><text:tab/><text:tab/><text:tab/><text:tab/>aux = listaCidades.get(i);</text:p>
      <text:p text:style-name="Standard"><text:tab/><text:tab/><text:tab/><text:tab/><text:tab/><text:tab/><text:tab/><text:tab/>System.out.print(aux.toString());</text:p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/>
      <text:p text:style-name="Standard"><text:tab/><text:tab/><text:tab/><text:tab/><text:tab/>}</text:p>
      <text:p text:style-name="Standard"><text:tab/><text:tab/><text:tab/><text:tab/><text:tab/>if (subopcao == 2){</text:p>
      <text:p text:style-name="Standard"/>
      <text:p text:style-name="Standard"><text:tab/><text:tab/><text:tab/><text:tab/><text:tab/><text:tab/>System.out.println("Por favor preecha os seguintes dados:");</text:p>
      <text:p text:style-name="Standard"><text:tab/><text:tab/><text:tab/><text:tab/><text:tab/><text:tab/>System.out.println("Nome da cidade: ");</text:p>
      <text:p text:style-name="Standard"><text:tab/><text:tab/><text:tab/><text:tab/><text:tab/><text:tab/>sc2=new Scanner(System.in);</text:p>
      <text:p text:style-name="Standard"><text:tab/><text:tab/><text:tab/><text:tab/><text:tab/><text:tab/>String nome=sc2.next();</text:p>
      <text:p text:style-name="Standard"><text:tab/><text:tab/><text:tab/><text:tab/><text:tab/><text:tab/>if (getPosCidade(nome) != -1){</text:p>
      <text:p text:style-name="Standard"><text:tab/><text:tab/><text:tab/><text:tab/><text:tab/><text:tab/><text:tab/>System.out.println("Operacao Abortada, O sistema nao permite duas cidades com o mesmo nome.");</text:p>
      <text:p text:style-name="Standard"><text:tab/><text:tab/><text:tab/><text:tab/><text:tab/><text:tab/><text:tab/>break;</text:p>
      <text:p text:style-name="Standard"><text:tab/><text:tab/><text:tab/><text:tab/><text:tab/><text:tab/>}</text:p>
      <text:p text:style-name="Standard"/>
      <text:p text:style-name="Standard"><text:tab/><text:tab/><text:tab/><text:tab/><text:tab/><text:tab/>n2009108991_Cidade temp= new n2009108991_Cidade(nome);</text:p>
      <text:p text:style-name="Standard"><text:tab/><text:tab/><text:tab/><text:tab/><text:tab/><text:tab/>System.out.println("Cidade Criada com sucesso");</text:p>
      <text:p text:style-name="Standard"/>
      <text:p text:style-name="Standard"><text:tab/><text:tab/><text:tab/><text:tab/><text:tab/><text:tab/>System.out.print("Deseja associar Pontos de Interesse (y/n)?: ");</text:p>
      <text:p text:style-name="Standard"><text:tab/><text:tab/><text:tab/><text:tab/><text:tab/><text:tab/>String continua= sc2.next();</text:p>
      <text:p text:style-name="Standard"/>
      <text:p text:style-name="Standard"><text:tab/><text:tab/><text:tab/><text:tab/><text:tab/><text:tab/>if (continua.equals("y")){</text:p>
      <text:p text:style-name="Standard"><text:tab/><text:tab/><text:tab/><text:tab/><text:tab/><text:tab/><text:tab/>String descricao;</text:p>
      <text:p text:style-name="Standard"><text:soft-page-break/><text:tab/><text:tab/><text:tab/><text:tab/><text:tab/><text:tab/><text:tab/>n2009108991_PontoInteresse PI;</text:p>
      <text:p text:style-name="Standard"/>
      <text:p text:style-name="Standard"><text:tab/><text:tab/><text:tab/><text:tab/><text:tab/><text:tab/><text:tab/>System.out.print("Quantos?: ");</text:p>
      <text:p text:style-name="Standard"><text:tab/><text:tab/><text:tab/><text:tab/><text:tab/><text:tab/><text:tab/>int n=sc2.nextInt();</text:p>
      <text:p text:style-name="Standard"><text:tab/><text:tab/><text:tab/><text:tab/><text:tab/><text:tab/><text:tab/>for (int i=0;i&lt;n;i++){</text:p>
      <text:p text:style-name="Standard"/>
      <text:p text:style-name="Standard"><text:tab/><text:tab/><text:tab/><text:tab/><text:tab/><text:tab/><text:tab/><text:tab/>System.out.println("Ponto de Interesse "+(i+1));</text:p>
      <text:p text:style-name="Standard"><text:tab/><text:tab/><text:tab/><text:tab/><text:tab/><text:tab/><text:tab/><text:tab/>System.out.println("Nome: " );</text:p>
      <text:p text:style-name="Standard"><text:tab/><text:tab/><text:tab/><text:tab/><text:tab/><text:tab/><text:tab/><text:tab/>sc2 = new Scanner(System.in);</text:p>
      <text:p text:style-name="Standard"><text:tab/><text:tab/><text:tab/><text:tab/><text:tab/><text:tab/><text:tab/><text:tab/>nome = sc2.nextLine();</text:p>
      <text:p text:style-name="Standard"><text:tab/><text:tab/><text:tab/><text:tab/><text:tab/><text:tab/><text:tab/><text:tab/>System.out.println("Descricao: ");</text:p>
      <text:p text:style-name="Standard"><text:tab/><text:tab/><text:tab/><text:tab/><text:tab/><text:tab/><text:tab/><text:tab/>descricao= sc2.nextLine();</text:p>
      <text:p text:style-name="Standard"/>
      <text:p text:style-name="Standard"><text:tab/><text:tab/><text:tab/><text:tab/><text:tab/><text:tab/><text:tab/><text:tab/>PI = new n2009108991_PontoInteresse(nome,descricao);</text:p>
      <text:p text:style-name="Standard"><text:tab/><text:tab/><text:tab/><text:tab/><text:tab/><text:tab/><text:tab/><text:tab/>temp.addPontoInteresse(PI);</text:p>
      <text:p text:style-name="Standard"/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/>
      <text:p text:style-name="Standard"><text:tab/><text:tab/><text:tab/><text:tab/><text:tab/><text:tab/>listaCidades.add(temp);</text:p>
      <text:p text:style-name="Standard"><text:tab/><text:tab/><text:tab/><text:tab/><text:tab/><text:tab/>System.out.println("Cidade adicionada com sucesso");</text:p>
      <text:p text:style-name="Standard"><text:tab/><text:tab/><text:tab/><text:tab/> <text:s text:c="3"/>}</text:p>
      <text:p text:style-name="Standard"><text:tab/><text:tab/><text:tab/><text:tab/><text:tab/>else if (subopcao == 3){</text:p>
      <text:p text:style-name="Standard"/>
      <text:p text:style-name="Standard"><text:tab/><text:tab/><text:tab/><text:tab/><text:tab/><text:tab/>System.out.println("Nome da cidade: ");</text:p>
      <text:p text:style-name="Standard"><text:tab/><text:tab/><text:tab/><text:tab/><text:tab/><text:tab/>sc2=new Scanner(System.in);</text:p>
      <text:p text:style-name="Standard"><text:tab/><text:tab/><text:tab/><text:tab/><text:tab/><text:tab/>String nome=sc2.next();</text:p>
      <text:p text:style-name="Standard"><text:tab/><text:tab/><text:tab/><text:tab/><text:tab/><text:tab/>n2009108991_Cidade temp= new n2009108991_Cidade(nome);</text:p>
      <text:p text:style-name="Standard"><text:tab/><text:tab/><text:tab/><text:tab/><text:tab/><text:tab/>short existe = 0;</text:p>
      <text:p text:style-name="Standard"><text:tab/><text:tab/><text:tab/><text:tab/><text:tab/><text:tab/>for (int i=0;i&lt;listaCidades.size();i++){</text:p>
      <text:p text:style-name="Standard"><text:tab/><text:tab/><text:tab/><text:tab/><text:tab/><text:tab/><text:tab/>temp= listaCidades.get(i);</text:p>
      <text:p text:style-name="Standard"><text:tab/><text:tab/><text:tab/><text:tab/><text:tab/><text:tab/><text:tab/>if (temp.getNome().equals(nome)){</text:p>
      <text:p text:style-name="Standard"><text:tab/><text:tab/><text:tab/><text:tab/><text:tab/><text:tab/><text:tab/><text:tab/>existe = 1 ;</text:p>
      <text:p text:style-name="Standard"><text:tab/><text:tab/><text:tab/><text:tab/><text:tab/><text:tab/><text:tab/><text:tab/>System.out.print(temp.toString());</text:p>
      <text:p text:style-name="Standard"><text:tab/><text:tab/><text:tab/><text:tab/><text:tab/><text:tab/><text:tab/><text:tab/>System.out.println("Esta cidade sera apagada, deseja continuar &lt;y/n&gt; ? ");</text:p>
      <text:p text:style-name="Standard"><text:tab/><text:tab/><text:tab/><text:tab/><text:tab/><text:tab/><text:tab/><text:tab/>String continua= sc2.next();</text:p>
      <text:p text:style-name="Standard"/>
      <text:p text:style-name="Standard"><text:tab/><text:tab/><text:tab/><text:tab/><text:tab/><text:tab/><text:tab/><text:tab/>if (continua.equals("y")){</text:p>
      <text:p text:style-name="Standard"><text:tab/><text:tab/><text:tab/><text:tab/><text:tab/><text:tab/><text:tab/><text:tab/><text:tab/>listaCidades.remove(temp);</text:p>
      <text:p text:style-name="Standard"><text:tab/><text:tab/><text:tab/><text:tab/><text:tab/><text:tab/><text:tab/><text:tab/><text:tab/></text:p>
      <text:p text:style-name="Standard"><text:tab/><text:tab/><text:tab/><text:tab/><text:tab/><text:tab/><text:tab/><text:tab/><text:tab/>System.out.println("Cidade removida com sucesso. ");</text:p>
      <text:p text:style-name="Standard"/>
      <text:p text:style-name="Standard"><text:tab/><text:tab/><text:tab/><text:tab/><text:tab/><text:tab/><text:tab/><text:tab/>}</text:p>
      <text:p text:style-name="Standard"><text:tab/><text:tab/><text:tab/><text:tab/><text:tab/><text:tab/><text:tab/><text:tab/>else</text:p>
      <text:p text:style-name="Standard"><text:tab/><text:tab/><text:tab/><text:tab/><text:tab/><text:tab/><text:tab/><text:tab/><text:tab/>System.out.println("Cancelado pelo utilizador. ");</text:p>
      <text:p text:style-name="Standard"><text:tab/><text:tab/><text:tab/><text:tab/><text:tab/><text:tab/><text:tab/>}</text:p>
      <text:p text:style-name="Standard"><text:soft-page-break/><text:tab/><text:tab/><text:tab/><text:tab/><text:tab/><text:tab/>}</text:p>
      <text:p text:style-name="Standard"><text:tab/><text:tab/><text:tab/><text:tab/><text:tab/><text:tab/>if (existe == 0)</text:p>
      <text:p text:style-name="Standard"><text:tab/><text:tab/><text:tab/><text:tab/><text:tab/><text:tab/><text:tab/>System.out.println("Cidade inexistente. ");</text:p>
      <text:p text:style-name="Standard"><text:tab/><text:tab/><text:tab/><text:tab/><text:tab/>}</text:p>
      <text:p text:style-name="Standard"><text:tab/><text:tab/><text:tab/><text:tab/><text:tab/>break;</text:p>
      <text:p text:style-name="Standard"/>
      <text:p text:style-name="Standard"><text:tab/><text:tab/><text:tab/><text:tab/>case 2:</text:p>
      <text:p text:style-name="Standard"><text:tab/><text:tab/><text:tab/><text:tab/><text:tab/>sc2 = new Scanner(System.in);</text:p>
      <text:p text:style-name="Standard"><text:tab/><text:tab/><text:tab/><text:tab/><text:tab/>System.out.println("1 -&gt; Listar Estradas ");</text:p>
      <text:p text:style-name="Standard"><text:tab/><text:tab/><text:tab/><text:tab/><text:tab/>System.out.println("2 -&gt; Adicionar Estrada ");</text:p>
      <text:p text:style-name="Standard"><text:tab/><text:tab/><text:tab/><text:tab/><text:tab/>System.out.println("3 -&gt; Eliminar Estrada ");</text:p>
      <text:p text:style-name="Standard"><text:tab/><text:tab/><text:tab/><text:tab/><text:tab/>System.out.println("0 -&gt; Menu Principal ");</text:p>
      <text:p text:style-name="Standard"><text:tab/><text:tab/><text:tab/><text:tab/><text:tab/>subopcao = sc2.nextInt();</text:p>
      <text:p text:style-name="Standard"><text:tab/><text:tab/><text:tab/><text:tab/><text:tab/>if (subopcao == 1){</text:p>
      <text:p text:style-name="Standard"><text:tab/><text:tab/><text:tab/><text:tab/><text:tab/><text:tab/>if (listaEstradas.size() == 0)</text:p>
      <text:p text:style-name="Standard"><text:tab/><text:tab/><text:tab/><text:tab/><text:tab/><text:tab/><text:tab/>System.out.print("Nao existem estradas na base de dados.\n");</text:p>
      <text:p text:style-name="Standard"><text:tab/><text:tab/><text:tab/><text:tab/><text:tab/><text:tab/>else{</text:p>
      <text:p text:style-name="Standard"><text:tab/><text:tab/><text:tab/><text:tab/><text:tab/><text:tab/><text:tab/>n2009108991_Estrada aux;</text:p>
      <text:p text:style-name="Standard"><text:tab/><text:tab/><text:tab/><text:tab/><text:tab/><text:tab/><text:tab/>for (int i =0;i&lt;listaEstradas.size();i++){</text:p>
      <text:p text:style-name="Standard"><text:tab/><text:tab/><text:tab/><text:tab/><text:tab/><text:tab/><text:tab/><text:tab/>aux = listaEstradas.get(i);</text:p>
      <text:p text:style-name="Standard"><text:tab/><text:tab/><text:tab/><text:tab/><text:tab/><text:tab/><text:tab/><text:tab/>System.out.print(aux.toString()+"\n");</text:p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><text:tab/><text:tab/><text:tab/><text:tab/><text:tab/>}</text:p>
      <text:p text:style-name="Standard"><text:tab/><text:tab/><text:tab/><text:tab/><text:tab/>else if (subopcao == 2){</text:p>
      <text:p text:style-name="Standard"/>
      <text:p text:style-name="Standard"/>
      <text:p text:style-name="Standard"><text:tab/><text:tab/><text:tab/><text:tab/><text:tab/><text:tab/>String origem;</text:p>
      <text:p text:style-name="Standard"><text:tab/><text:tab/><text:tab/><text:tab/><text:tab/><text:tab/>String destino;</text:p>
      <text:p text:style-name="Standard"/>
      <text:p text:style-name="Standard"><text:tab/><text:tab/><text:tab/><text:tab/><text:tab/><text:tab/>n2009108991_Cidade A;</text:p>
      <text:p text:style-name="Standard"><text:tab/><text:tab/><text:tab/><text:tab/><text:tab/><text:tab/>n2009108991_Cidade B;</text:p>
      <text:p text:style-name="Standard"/>
      <text:p text:style-name="Standard"><text:tab/><text:tab/><text:tab/><text:tab/><text:tab/><text:tab/>int posA;</text:p>
      <text:p text:style-name="Standard"><text:tab/><text:tab/><text:tab/><text:tab/><text:tab/><text:tab/>int posB;</text:p>
      <text:p text:style-name="Standard"/>
      <text:p text:style-name="Standard"><text:tab/><text:tab/><text:tab/><text:tab/><text:tab/><text:tab/>String nome;</text:p>
      <text:p text:style-name="Standard"/>
      <text:p text:style-name="Standard"><text:tab/><text:tab/><text:tab/><text:tab/><text:tab/><text:tab/>int distancia;</text:p>
      <text:p text:style-name="Standard"/>
      <text:p text:style-name="Standard"><text:tab/><text:tab/><text:tab/><text:tab/><text:tab/><text:tab/>String tipo;</text:p>
      <text:p text:style-name="Standard"/>
      <text:p text:style-name="Standard"/>
      <text:p text:style-name="Standard"/>
      <text:p text:style-name="Standard"><text:tab/><text:tab/><text:tab/><text:tab/><text:tab/><text:tab/>System.out.println("Por favor preecha os seguintes dados:");</text:p>
      <text:p text:style-name="Standard"><text:tab/><text:tab/><text:tab/><text:tab/><text:tab/><text:tab/>sc2 = new Scanner(System.in);</text:p>
      <text:p text:style-name="Standard"><text:tab/><text:tab/><text:tab/><text:tab/><text:tab/><text:tab/>System.out.print("Origem: ");</text:p>
      <text:p text:style-name="Standard"><text:tab/><text:tab/><text:tab/><text:tab/><text:tab/><text:tab/>origem = sc2.next();</text:p>
      <text:p text:style-name="Standard"/>
      <text:p text:style-name="Standard"><text:tab/><text:tab/><text:tab/><text:tab/><text:tab/><text:tab/>posA = getPosCidade(origem);</text:p>
      <text:p text:style-name="Standard"><text:soft-page-break/><text:tab/><text:tab/><text:tab/><text:tab/><text:tab/><text:tab/>if (posA==-1){</text:p>
      <text:p text:style-name="Standard"><text:tab/><text:tab/><text:tab/><text:tab/><text:tab/><text:tab/><text:tab/>System.out.print("Cidade Inexistente, por favor insira primeiro a cidade.\n");</text:p>
      <text:p text:style-name="Standard"><text:tab/><text:tab/><text:tab/><text:tab/><text:tab/><text:tab/><text:tab/>break;</text:p>
      <text:p text:style-name="Standard"><text:tab/><text:tab/><text:tab/><text:tab/><text:tab/><text:tab/>}</text:p>
      <text:p text:style-name="Standard"><text:tab/><text:tab/><text:tab/><text:tab/><text:tab/><text:tab/>else{</text:p>
      <text:p text:style-name="Standard"><text:tab/><text:tab/><text:tab/><text:tab/><text:tab/><text:tab/><text:tab/>A = listaCidades.get(posA);</text:p>
      <text:p text:style-name="Standard"><text:tab/><text:tab/><text:tab/><text:tab/><text:tab/><text:tab/><text:tab/>System.out.print("Cidade localizada na base de dados.\n");</text:p>
      <text:p text:style-name="Standard"/>
      <text:p text:style-name="Standard"><text:tab/><text:tab/><text:tab/><text:tab/><text:tab/><text:tab/>}</text:p>
      <text:p text:style-name="Standard"><text:tab/><text:tab/><text:tab/><text:tab/><text:tab/><text:tab/>System.out.print("Destino: ");</text:p>
      <text:p text:style-name="Standard"><text:tab/><text:tab/><text:tab/><text:tab/><text:tab/><text:tab/>destino = sc2.next();</text:p>
      <text:p text:style-name="Standard"/>
      <text:p text:style-name="Standard"><text:tab/><text:tab/><text:tab/><text:tab/><text:tab/><text:tab/>posB = getPosCidade(destino);</text:p>
      <text:p text:style-name="Standard"><text:tab/><text:tab/><text:tab/><text:tab/><text:tab/><text:tab/>if (posB==-1){</text:p>
      <text:p text:style-name="Standard"><text:tab/><text:tab/><text:tab/><text:tab/><text:tab/><text:tab/><text:tab/>System.out.print("Cidade Inexistente, por favor insira primeiro a cidade.\n");</text:p>
      <text:p text:style-name="Standard"><text:tab/><text:tab/><text:tab/><text:tab/><text:tab/><text:tab/><text:tab/>break;</text:p>
      <text:p text:style-name="Standard"><text:tab/><text:tab/><text:tab/><text:tab/><text:tab/><text:tab/>}</text:p>
      <text:p text:style-name="Standard"><text:tab/><text:tab/><text:tab/><text:tab/><text:tab/><text:tab/>else{</text:p>
      <text:p text:style-name="Standard"><text:tab/><text:tab/><text:tab/><text:tab/><text:tab/><text:tab/><text:tab/>B = listaCidades.get(posB);</text:p>
      <text:p text:style-name="Standard"><text:tab/><text:tab/><text:tab/><text:tab/><text:tab/><text:tab/><text:tab/>System.out.print("Cidade localizada na base de dados.\n");</text:p>
      <text:p text:style-name="Standard"/>
      <text:p text:style-name="Standard"><text:tab/><text:tab/><text:tab/><text:tab/><text:tab/><text:tab/>}</text:p>
      <text:p text:style-name="Standard"/>
      <text:p text:style-name="Standard"/>
      <text:p text:style-name="Standard"><text:tab/><text:tab/><text:tab/><text:tab/><text:tab/><text:tab/>System.out.print("Nome: ");</text:p>
      <text:p text:style-name="Standard"><text:tab/><text:tab/><text:tab/><text:tab/><text:tab/><text:tab/>nome = sc2.next();</text:p>
      <text:p text:style-name="Standard"/>
      <text:p text:style-name="Standard"><text:tab/><text:tab/><text:tab/><text:tab/><text:tab/><text:tab/>if (getPosEstrada(nome) != -1){</text:p>
      <text:p text:style-name="Standard"><text:tab/><text:tab/><text:tab/><text:tab/><text:tab/><text:tab/><text:tab/>System.out.println("Operacao Abortada, O sistema nao permite duas estradas com o mesmo nome.");</text:p>
      <text:p text:style-name="Standard"><text:tab/><text:tab/><text:tab/><text:tab/><text:tab/><text:tab/><text:tab/>break;</text:p>
      <text:p text:style-name="Standard"><text:tab/><text:tab/><text:tab/><text:tab/><text:tab/><text:tab/>}</text:p>
      <text:p text:style-name="Standard"/>
      <text:p text:style-name="Standard"><text:tab/><text:tab/><text:tab/><text:tab/><text:tab/><text:tab/>System.out.print("Distancia: ");</text:p>
      <text:p text:style-name="Standard"><text:tab/><text:tab/><text:tab/><text:tab/><text:tab/><text:tab/>distancia = sc2.nextInt();</text:p>
      <text:p text:style-name="Standard"/>
      <text:p text:style-name="Standard"><text:tab/><text:tab/><text:tab/><text:tab/><text:tab/><text:tab/>System.out.print("Tipo &lt;nacional/autoestrada&gt;: ");</text:p>
      <text:p text:style-name="Standard"><text:tab/><text:tab/><text:tab/><text:tab/><text:tab/><text:tab/>tipo = sc2.next();</text:p>
      <text:p text:style-name="Standard"/>
      <text:p text:style-name="Standard"/>
      <text:p text:style-name="Standard"><text:tab/><text:tab/><text:tab/><text:tab/><text:tab/><text:tab/>if (tipo.equals("autoestrada")){</text:p>
      <text:p text:style-name="Standard"><text:tab/><text:tab/><text:tab/><text:tab/><text:tab/><text:tab/><text:tab/>double precoPortagemA;</text:p>
      <text:p text:style-name="Standard"><text:tab/><text:tab/><text:tab/><text:tab/><text:tab/><text:tab/><text:tab/>double precoPortagemB;</text:p>
      <text:p text:style-name="Standard"><text:tab/><text:tab/><text:tab/><text:tab/><text:tab/><text:tab/><text:tab/>System.out.print("Preco Portagem Veiculo Class A: ");</text:p>
      <text:p text:style-name="Standard"><text:tab/><text:tab/><text:tab/><text:tab/><text:tab/><text:tab/><text:tab/>precoPortagemA = sc2.nextDouble();</text:p>
      <text:p text:style-name="Standard"><text:tab/><text:tab/><text:tab/><text:tab/><text:tab/><text:tab/><text:tab/>System.out.print("Preco Portagem Veiculo Class B: ");</text:p>
      <text:p text:style-name="Standard"><text:soft-page-break/><text:tab/><text:tab/><text:tab/><text:tab/><text:tab/><text:tab/><text:tab/>precoPortagemB = sc2.nextDouble();</text:p>
      <text:p text:style-name="Standard"><text:tab/><text:tab/><text:tab/><text:tab/><text:tab/><text:tab/><text:tab/>n2009111924_AutoEstrada auto_estrada = new n2009111924_AutoEstrada( A, B ,nome ,distancia,precoPortagemA,precoPortagemB);</text:p>
      <text:p text:style-name="Standard"><text:tab/><text:tab/><text:tab/><text:tab/><text:tab/><text:tab/><text:tab/>listaEstradas.add(auto_estrada);</text:p>
      <text:p text:style-name="Standard"><text:tab/><text:tab/><text:tab/><text:tab/><text:tab/><text:tab/><text:tab/>System.out.println("Estrada adicionada com sucesso");</text:p>
      <text:p text:style-name="Standard"><text:tab/><text:tab/><text:tab/><text:tab/><text:tab/><text:tab/>}</text:p>
      <text:p text:style-name="Standard"><text:tab/><text:tab/><text:tab/><text:tab/><text:tab/><text:tab/>else {</text:p>
      <text:p text:style-name="Standard"><text:tab/><text:tab/><text:tab/><text:tab/><text:tab/><text:tab/><text:tab/>int estadoconservacao;</text:p>
      <text:p text:style-name="Standard"><text:tab/><text:tab/><text:tab/><text:tab/><text:tab/><text:tab/><text:tab/>System.out.print("Estado Conservacao (0-Verde/1-Amarelo/2-Vermelho): ");</text:p>
      <text:p text:style-name="Standard"><text:tab/><text:tab/><text:tab/><text:tab/><text:tab/><text:tab/><text:tab/>estadoconservacao = sc2.nextInt();</text:p>
      <text:p text:style-name="Standard"><text:tab/><text:tab/><text:tab/><text:tab/><text:tab/><text:tab/><text:tab/>n2009111924_EstradaNacional estrada_nacional = new n2009111924_EstradaNacional(A,B,nome,distancia,estadoconservacao);</text:p>
      <text:p text:style-name="Standard"/>
      <text:p text:style-name="Standard"><text:tab/><text:tab/><text:tab/><text:tab/><text:tab/><text:tab/><text:tab/>// associaçao de pontos de interesse</text:p>
      <text:p text:style-name="Standard"><text:tab/><text:tab/><text:tab/><text:tab/><text:tab/><text:tab/><text:tab/>System.out.print("Deseja associar Pontos de Interesse (y/n)?: ");</text:p>
      <text:p text:style-name="Standard"><text:tab/><text:tab/><text:tab/><text:tab/><text:tab/><text:tab/><text:tab/>String continua= sc2.next();</text:p>
      <text:p text:style-name="Standard"/>
      <text:p text:style-name="Standard"><text:tab/><text:tab/><text:tab/><text:tab/><text:tab/><text:tab/><text:tab/>if (continua.equals("y")){</text:p>
      <text:p text:style-name="Standard"><text:tab/><text:tab/><text:tab/><text:tab/><text:tab/><text:tab/><text:tab/><text:tab/>String descricao;</text:p>
      <text:p text:style-name="Standard"><text:tab/><text:tab/><text:tab/><text:tab/><text:tab/><text:tab/><text:tab/><text:tab/>n2009108991_PontoInteresse PI;</text:p>
      <text:p text:style-name="Standard"/>
      <text:p text:style-name="Standard"><text:tab/><text:tab/><text:tab/><text:tab/><text:tab/><text:tab/><text:tab/><text:tab/>System.out.print("Quantos?: ");</text:p>
      <text:p text:style-name="Standard"><text:tab/><text:tab/><text:tab/><text:tab/><text:tab/><text:tab/><text:tab/><text:tab/>int n=sc2.nextInt();</text:p>
      <text:p text:style-name="Standard"><text:tab/><text:tab/><text:tab/><text:tab/><text:tab/><text:tab/><text:tab/><text:tab/>for (int i=0;i&lt;n;i++){</text:p>
      <text:p text:style-name="Standard"/>
      <text:p text:style-name="Standard"><text:tab/><text:tab/><text:tab/><text:tab/><text:tab/><text:tab/><text:tab/><text:tab/><text:tab/>System.out.println("Ponto de Interesse "+(i+1));</text:p>
      <text:p text:style-name="Standard"><text:tab/><text:tab/><text:tab/><text:tab/><text:tab/><text:tab/><text:tab/><text:tab/><text:tab/>System.out.println("Nome: " );</text:p>
      <text:p text:style-name="Standard"><text:tab/><text:tab/><text:tab/><text:tab/><text:tab/><text:tab/><text:tab/><text:tab/><text:tab/>sc2 = new Scanner(System.in);</text:p>
      <text:p text:style-name="Standard"><text:tab/><text:tab/><text:tab/><text:tab/><text:tab/><text:tab/><text:tab/><text:tab/><text:tab/>nome = sc2.nextLine();</text:p>
      <text:p text:style-name="Standard"><text:tab/><text:tab/><text:tab/><text:tab/><text:tab/><text:tab/><text:tab/><text:tab/><text:tab/>System.out.println("Descricao: ");</text:p>
      <text:p text:style-name="Standard"><text:tab/><text:tab/><text:tab/><text:tab/><text:tab/><text:tab/><text:tab/><text:tab/><text:tab/>descricao= sc2.nextLine();</text:p>
      <text:p text:style-name="Standard"/>
      <text:p text:style-name="Standard"><text:tab/><text:tab/><text:tab/><text:tab/><text:tab/><text:tab/><text:tab/><text:tab/><text:tab/>PI = new n2009108991_PontoInteresse(nome,descricao);</text:p>
      <text:p text:style-name="Standard"><text:tab/><text:tab/><text:tab/><text:tab/><text:tab/><text:tab/><text:tab/><text:tab/><text:tab/>estrada_nacional.addPontoInteresse(PI);</text:p>
      <text:p text:style-name="Standard"/>
      <text:p text:style-name="Standard"><text:tab/><text:tab/><text:tab/><text:tab/><text:tab/><text:tab/><text:tab/><text:tab/>}</text:p>
      <text:p text:style-name="Standard"><text:tab/><text:tab/><text:tab/><text:tab/><text:tab/><text:tab/><text:tab/>}</text:p>
      <text:p text:style-name="Standard"><text:tab/><text:tab/><text:tab/><text:tab/><text:tab/><text:tab/><text:tab/>listaEstradas.add(estrada_nacional);</text:p>
      <text:p text:style-name="Standard"><text:tab/><text:tab/><text:tab/><text:tab/><text:tab/><text:tab/><text:tab/>System.out.println("Estrada adicionada com sucesso");</text:p>
      <text:p text:style-name="Standard"/>
      <text:p text:style-name="Standard"><text:tab/><text:tab/><text:tab/><text:tab/><text:tab/><text:tab/>}</text:p>
      <text:p text:style-name="Standard"/>
      <text:p text:style-name="Standard"/>
      <text:p text:style-name="Standard"/>
      <text:p text:style-name="Standard"><text:soft-page-break/><text:tab/><text:tab/><text:tab/><text:tab/><text:tab/>}</text:p>
      <text:p text:style-name="Standard"><text:tab/><text:tab/><text:tab/><text:tab/><text:tab/>else if (subopcao == 3){</text:p>
      <text:p text:style-name="Standard"/>
      <text:p text:style-name="Standard"><text:tab/><text:tab/><text:tab/><text:tab/><text:tab/><text:tab/>System.out.println("Nome da estrada: ");</text:p>
      <text:p text:style-name="Standard"><text:tab/><text:tab/><text:tab/><text:tab/><text:tab/><text:tab/>sc2=new Scanner(System.in);</text:p>
      <text:p text:style-name="Standard"><text:tab/><text:tab/><text:tab/><text:tab/><text:tab/><text:tab/>String nome=sc2.next();</text:p>
      <text:p text:style-name="Standard"><text:tab/><text:tab/><text:tab/><text:tab/><text:tab/><text:tab/>n2009108991_Estrada temp;</text:p>
      <text:p text:style-name="Standard"><text:tab/><text:tab/><text:tab/><text:tab/><text:tab/><text:tab/>short existe = 0;</text:p>
      <text:p text:style-name="Standard"><text:tab/><text:tab/><text:tab/><text:tab/><text:tab/><text:tab/>for (int i=0;i&lt;listaEstradas.size();i++){</text:p>
      <text:p text:style-name="Standard"><text:tab/><text:tab/><text:tab/><text:tab/><text:tab/><text:tab/><text:tab/>temp= listaEstradas.get(i);</text:p>
      <text:p text:style-name="Standard"><text:tab/><text:tab/><text:tab/><text:tab/><text:tab/><text:tab/><text:tab/>if (temp.getNome().equals(nome)){</text:p>
      <text:p text:style-name="Standard"><text:tab/><text:tab/><text:tab/><text:tab/><text:tab/><text:tab/><text:tab/><text:tab/>existe = 1 ;</text:p>
      <text:p text:style-name="Standard"><text:tab/><text:tab/><text:tab/><text:tab/><text:tab/><text:tab/><text:tab/><text:tab/>System.out.print(temp.toString());</text:p>
      <text:p text:style-name="Standard"><text:tab/><text:tab/><text:tab/><text:tab/><text:tab/><text:tab/><text:tab/><text:tab/>System.out.println("Esta estrada sera apagada, deseja continuar &lt;y/n&gt; ? ");</text:p>
      <text:p text:style-name="Standard"><text:tab/><text:tab/><text:tab/><text:tab/><text:tab/><text:tab/><text:tab/><text:tab/>String continua= sc2.next();</text:p>
      <text:p text:style-name="Standard"/>
      <text:p text:style-name="Standard"><text:tab/><text:tab/><text:tab/><text:tab/><text:tab/><text:tab/><text:tab/><text:tab/>if (continua.equals("y")){</text:p>
      <text:p text:style-name="Standard"><text:tab/><text:tab/><text:tab/><text:tab/><text:tab/><text:tab/><text:tab/><text:tab/><text:tab/>listaCidades.remove(temp);</text:p>
      <text:p text:style-name="Standard"><text:tab/><text:tab/><text:tab/><text:tab/><text:tab/><text:tab/><text:tab/><text:tab/><text:tab/>System.out.println("Estrada removida com sucesso. ");</text:p>
      <text:p text:style-name="Standard"/>
      <text:p text:style-name="Standard"><text:tab/><text:tab/><text:tab/><text:tab/><text:tab/><text:tab/><text:tab/><text:tab/>}</text:p>
      <text:p text:style-name="Standard"><text:tab/><text:tab/><text:tab/><text:tab/><text:tab/><text:tab/><text:tab/><text:tab/>else</text:p>
      <text:p text:style-name="Standard"><text:tab/><text:tab/><text:tab/><text:tab/><text:tab/><text:tab/><text:tab/><text:tab/><text:tab/>System.out.println("Cancelado pelo utilizador. ");</text:p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><text:tab/><text:tab/><text:tab/><text:tab/><text:tab/><text:tab/>if (existe == 0)</text:p>
      <text:p text:style-name="Standard"><text:tab/><text:tab/><text:tab/><text:tab/><text:tab/><text:tab/><text:tab/>System.out.println("Estrada inexistente. ");</text:p>
      <text:p text:style-name="Standard"><text:tab/><text:tab/><text:tab/><text:tab/><text:tab/>}</text:p>
      <text:p text:style-name="Standard"><text:tab/><text:tab/><text:tab/><text:tab/><text:tab/>break;</text:p>
      <text:p text:style-name="Standard"><text:tab/><text:tab/><text:tab/><text:tab/>case 3:</text:p>
      <text:p text:style-name="Standard"><text:tab/><text:tab/><text:tab/><text:tab/><text:tab/>sc2 = new Scanner(System.in);</text:p>
      <text:p text:style-name="Standard"><text:tab/><text:tab/><text:tab/><text:tab/><text:tab/>System.out.println("1 -&gt; Listar Viaturas ");</text:p>
      <text:p text:style-name="Standard"><text:tab/><text:tab/><text:tab/><text:tab/><text:tab/>System.out.println("2 -&gt; Adicionar Viatura ");</text:p>
      <text:p text:style-name="Standard"><text:tab/><text:tab/><text:tab/><text:tab/><text:tab/>System.out.println("3 -&gt; Eliminar Viatura ");</text:p>
      <text:p text:style-name="Standard"><text:tab/><text:tab/><text:tab/><text:tab/><text:tab/>System.out.println("0 -&gt; Menu Principal");</text:p>
      <text:p text:style-name="Standard"><text:tab/><text:tab/><text:tab/><text:tab/><text:tab/>subopcao = sc2.nextInt();</text:p>
      <text:p text:style-name="Standard"><text:tab/><text:tab/><text:tab/><text:tab/><text:tab/>if (subopcao == 1){</text:p>
      <text:p text:style-name="Standard"><text:tab/><text:tab/><text:tab/><text:tab/><text:tab/><text:tab/>if (listaViaturas.size() == 0)</text:p>
      <text:p text:style-name="Standard"><text:tab/><text:tab/><text:tab/><text:tab/><text:tab/><text:tab/><text:tab/>System.out.print("Nao existem viaturas na base de dados.\n");</text:p>
      <text:p text:style-name="Standard"><text:tab/><text:tab/><text:tab/><text:tab/><text:tab/><text:tab/>else{</text:p>
      <text:p text:style-name="Standard"><text:tab/><text:tab/><text:tab/><text:tab/><text:tab/><text:tab/><text:tab/>n2009108991_Viatura aux;</text:p>
      <text:p text:style-name="Standard"><text:tab/><text:tab/><text:tab/><text:tab/><text:tab/><text:tab/><text:tab/>for (int i =0;i&lt;listaViaturas.size();i++){</text:p>
      <text:p text:style-name="Standard"><text:tab/><text:tab/><text:tab/><text:tab/><text:tab/><text:tab/><text:tab/><text:tab/>aux = listaViaturas.get(i);</text:p>
      <text:p text:style-name="Standard"><text:tab/><text:tab/><text:tab/><text:tab/><text:tab/><text:tab/><text:tab/><text:tab/>System.out.print(aux.toString()+"\n");</text:p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><text:tab/><text:tab/><text:tab/><text:tab/><text:tab/>}</text:p>
      <text:p text:style-name="Standard"><text:tab/><text:tab/><text:tab/><text:tab/><text:tab/>else if (subopcao == 2){</text:p>
      <text:p text:style-name="Standard"><text:soft-page-break/></text:p>
      <text:p text:style-name="Standard"><text:tab/><text:tab/><text:tab/><text:tab/><text:tab/><text:tab/>String matricula;</text:p>
      <text:p text:style-name="Standard"><text:tab/><text:tab/><text:tab/><text:tab/><text:tab/><text:tab/>String classe;</text:p>
      <text:p text:style-name="Standard"><text:tab/><text:tab/><text:tab/><text:tab/><text:tab/><text:tab/>String tipoCombustivel;</text:p>
      <text:p text:style-name="Standard"><text:tab/><text:tab/><text:tab/><text:tab/><text:tab/><text:tab/>double consumo;</text:p>
      <text:p text:style-name="Standard"><text:tab/><text:tab/><text:tab/><text:tab/><text:tab/><text:tab/>System.out.println("Por favor preecha os seguintes dados:");</text:p>
      <text:p text:style-name="Standard"><text:tab/><text:tab/><text:tab/><text:tab/><text:tab/><text:tab/>sc2 = new Scanner(System.in);</text:p>
      <text:p text:style-name="Standard"><text:tab/><text:tab/><text:tab/><text:tab/><text:tab/><text:tab/>System.out.print("Matricula: ex:&lt;11-11-AA&gt; ");</text:p>
      <text:p text:style-name="Standard"><text:tab/><text:tab/><text:tab/><text:tab/><text:tab/><text:tab/>matricula = sc2.next();</text:p>
      <text:p text:style-name="Standard"><text:tab/><text:tab/><text:tab/><text:tab/><text:tab/><text:tab/>System.out.print("Classe: &lt;A/B&gt;");</text:p>
      <text:p text:style-name="Standard"><text:tab/><text:tab/><text:tab/><text:tab/><text:tab/><text:tab/>classe = sc2.next();</text:p>
      <text:p text:style-name="Standard"><text:tab/><text:tab/><text:tab/><text:tab/><text:tab/><text:tab/>System.out.print("Combustivel: &lt;Gasoleo/Gasolina&gt;");</text:p>
      <text:p text:style-name="Standard"><text:tab/><text:tab/><text:tab/><text:tab/><text:tab/><text:tab/>tipoCombustivel = sc2.next();</text:p>
      <text:p text:style-name="Standard"><text:tab/><text:tab/><text:tab/><text:tab/><text:tab/><text:tab/>System.out.print("Consumo (100km): ");</text:p>
      <text:p text:style-name="Standard"><text:tab/><text:tab/><text:tab/><text:tab/><text:tab/><text:tab/>consumo = sc2.nextDouble();</text:p>
      <text:p text:style-name="Standard"><text:tab/><text:tab/><text:tab/><text:tab/><text:tab/><text:tab/>n2009108991_Viatura viatura_temp= new n2009108991_Viatura(classe,matricula,tipoCombustivel,consumo);</text:p>
      <text:p text:style-name="Standard"/>
      <text:p text:style-name="Standard"><text:tab/><text:tab/><text:tab/><text:tab/><text:tab/><text:tab/>listaViaturas.add(viatura_temp);</text:p>
      <text:p text:style-name="Standard"/>
      <text:p text:style-name="Standard"><text:tab/><text:tab/><text:tab/><text:tab/><text:tab/>}</text:p>
      <text:p text:style-name="Standard"><text:tab/><text:tab/><text:tab/><text:tab/><text:tab/>else if (subopcao == 3){</text:p>
      <text:p text:style-name="Standard"><text:tab/><text:tab/><text:tab/><text:tab/><text:tab/><text:tab/>String matricula;</text:p>
      <text:p text:style-name="Standard"><text:tab/><text:tab/><text:tab/><text:tab/><text:tab/><text:tab/>System.out.print("Matricula: ");</text:p>
      <text:p text:style-name="Standard"><text:tab/><text:tab/><text:tab/><text:tab/><text:tab/><text:tab/>sc2 = new Scanner(System.in);</text:p>
      <text:p text:style-name="Standard"><text:tab/><text:tab/><text:tab/><text:tab/><text:tab/><text:tab/>matricula = sc2.next();</text:p>
      <text:p text:style-name="Standard"><text:tab/><text:tab/><text:tab/><text:tab/><text:tab/><text:tab/>n2009108991_Viatura aux;</text:p>
      <text:p text:style-name="Standard"><text:tab/><text:tab/><text:tab/><text:tab/><text:tab/><text:tab/>short existe = 0;</text:p>
      <text:p text:style-name="Standard"/>
      <text:p text:style-name="Standard"><text:tab/><text:tab/><text:tab/><text:tab/><text:tab/><text:tab/>for (int i =0;i&lt;listaViaturas.size();i++){</text:p>
      <text:p text:style-name="Standard"><text:tab/><text:tab/><text:tab/><text:tab/><text:tab/><text:tab/><text:tab/>aux = listaViaturas.get(i);</text:p>
      <text:p text:style-name="Standard"><text:tab/><text:tab/><text:tab/><text:tab/><text:tab/><text:tab/><text:tab/>if (aux.getMatricula().equals(matricula)){</text:p>
      <text:p text:style-name="Standard"><text:tab/><text:tab/><text:tab/><text:tab/><text:tab/><text:tab/><text:tab/><text:tab/>existe = 1;</text:p>
      <text:p text:style-name="Standard"><text:tab/><text:tab/><text:tab/><text:tab/><text:tab/><text:tab/><text:tab/><text:tab/>listaViaturas.remove(i);</text:p>
      <text:p text:style-name="Standard"><text:tab/><text:tab/><text:tab/><text:tab/><text:tab/><text:tab/><text:tab/><text:tab/>System.out.println("\nA viatura foi removida da base de dados.");</text:p>
      <text:p text:style-name="Standard"><text:tab/><text:tab/><text:tab/><text:tab/><text:tab/><text:tab/><text:tab/><text:tab/>break;</text:p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><text:tab/><text:tab/><text:tab/><text:tab/><text:tab/><text:tab/>if (existe==0)</text:p>
      <text:p text:style-name="Standard"><text:tab/><text:tab/><text:tab/><text:tab/><text:tab/><text:tab/><text:tab/>System.out.println("\nEssa viatura nao existe!");</text:p>
      <text:p text:style-name="Standard"><text:tab/><text:tab/><text:tab/><text:tab/><text:tab/>}</text:p>
      <text:p text:style-name="Standard"><text:tab/><text:tab/><text:tab/><text:tab/><text:tab/>break;</text:p>
      <text:p text:style-name="Standard"/>
      <text:p text:style-name="Standard"><text:tab/><text:tab/><text:tab/><text:tab/>case 4:</text:p>
      <text:p text:style-name="Standard"><text:tab/><text:tab/><text:tab/><text:tab/><text:tab/>sc2 = new Scanner(System.in);</text:p>
      <text:p text:style-name="Standard"><text:tab/><text:tab/><text:tab/><text:tab/><text:tab/>System.out.println("1 -&gt; Percursos Recentes");</text:p>
      <text:p text:style-name="Standard"><text:tab/><text:tab/><text:tab/><text:tab/><text:tab/>System.out.println("2 -&gt; Calcular Percurso ");</text:p>
      <text:p text:style-name="Standard"><text:tab/><text:tab/><text:tab/><text:tab/><text:tab/>System.out.println("3 -&gt; Eliminar Percurso ");</text:p>
      <text:p text:style-name="Standard"><text:tab/><text:tab/><text:tab/><text:tab/><text:tab/>System.out.println("0 -&gt; Menu Principal");</text:p>
      <text:p text:style-name="Standard"><text:tab/><text:tab/><text:tab/><text:tab/><text:tab/>subopcao = sc2.nextInt();</text:p>
      <text:p text:style-name="Standard"><text:soft-page-break/><text:tab/><text:tab/><text:tab/><text:tab/><text:tab/>if (subopcao == 1){</text:p>
      <text:p text:style-name="Standard"><text:tab/><text:tab/><text:tab/><text:tab/><text:tab/><text:tab/>if (listaPercursos.size()==0)</text:p>
      <text:p text:style-name="Standard"><text:tab/><text:tab/><text:tab/><text:tab/><text:tab/><text:tab/><text:tab/>System.out.println("Nao existem percursos calculados.");</text:p>
      <text:p text:style-name="Standard"><text:tab/><text:tab/><text:tab/><text:tab/><text:tab/><text:tab/>else{</text:p>
      <text:p text:style-name="Standard"><text:tab/><text:tab/><text:tab/><text:tab/><text:tab/><text:tab/><text:tab/>n2009108991_Percurso aux;</text:p>
      <text:p text:style-name="Standard"><text:tab/><text:tab/><text:tab/><text:tab/><text:tab/><text:tab/><text:tab/>for(int i =0;i&lt;listaPercursos.size();i++){</text:p>
      <text:p text:style-name="Standard"><text:tab/><text:tab/><text:tab/><text:tab/><text:tab/><text:tab/><text:tab/><text:tab/>aux = listaPercursos.get(i);</text:p>
      <text:p text:style-name="Standard"><text:tab/><text:tab/><text:tab/><text:tab/><text:tab/><text:tab/><text:tab/><text:tab/>System.out.println(i+ "- Origem:"+aux.getOrigem().getNome()+ " Destino:"+aux.getDestino().getNome() + " Tipo:"+aux.getTipo());</text:p>
      <text:p text:style-name="Standard"><text:tab/><text:tab/><text:tab/><text:tab/><text:tab/><text:tab/><text:tab/>}</text:p>
      <text:p text:style-name="Standard"><text:tab/><text:tab/><text:tab/><text:tab/><text:tab/><text:tab/><text:tab/>System.out.println("Opcao: ");</text:p>
      <text:p text:style-name="Standard"/>
      <text:p text:style-name="Standard"><text:tab/><text:tab/><text:tab/><text:tab/><text:tab/><text:tab/><text:tab/>short escolha = sc2.nextShort();</text:p>
      <text:p text:style-name="Standard"><text:tab/><text:tab/><text:tab/><text:tab/><text:tab/><text:tab/><text:tab/>System.out.print(listaPercursos.get(escolha).toString()); //imprime o percurso seleccionado</text:p>
      <text:p text:style-name="Standard"><text:tab/><text:tab/><text:tab/><text:tab/><text:tab/><text:tab/>}</text:p>
      <text:p text:style-name="Standard"><text:tab/><text:tab/><text:tab/><text:tab/><text:tab/>}</text:p>
      <text:p text:style-name="Standard"><text:tab/><text:tab/><text:tab/><text:tab/><text:tab/>else if (subopcao==2){</text:p>
      <text:p text:style-name="Standard"/>
      <text:p text:style-name="Standard"><text:tab/><text:tab/><text:tab/><text:tab/><text:tab/><text:tab/>int posA;</text:p>
      <text:p text:style-name="Standard"><text:tab/><text:tab/><text:tab/><text:tab/><text:tab/><text:tab/>int posB;</text:p>
      <text:p text:style-name="Standard"><text:tab/><text:tab/><text:tab/><text:tab/><text:tab/><text:tab/>int posViatura;</text:p>
      <text:p text:style-name="Standard"><text:tab/><text:tab/><text:tab/><text:tab/><text:tab/><text:tab/>String matricula;</text:p>
      <text:p text:style-name="Standard"><text:tab/><text:tab/><text:tab/><text:tab/><text:tab/><text:tab/>n2009108991_Cidade A;</text:p>
      <text:p text:style-name="Standard"><text:tab/><text:tab/><text:tab/><text:tab/><text:tab/><text:tab/>n2009108991_Cidade B;</text:p>
      <text:p text:style-name="Standard"><text:tab/><text:tab/><text:tab/><text:tab/><text:tab/><text:tab/>n2009108991_Viatura viatura;</text:p>
      <text:p text:style-name="Standard"><text:tab/><text:tab/><text:tab/><text:tab/><text:tab/><text:tab/>String origem,destino;</text:p>
      <text:p text:style-name="Standard"><text:tab/><text:tab/><text:tab/><text:tab/><text:tab/><text:tab/>String tipo;</text:p>
      <text:p text:style-name="Standard"/>
      <text:p text:style-name="Standard"><text:tab/><text:tab/><text:tab/><text:tab/><text:tab/><text:tab/>n2009108991_Percurso percurso;</text:p>
      <text:p text:style-name="Standard"/>
      <text:p text:style-name="Standard"><text:tab/><text:tab/><text:tab/><text:tab/><text:tab/><text:tab/>System.out.println("Por favor preencha os seguintes campos");</text:p>
      <text:p text:style-name="Standard"><text:tab/><text:tab/><text:tab/><text:tab/><text:tab/><text:tab/>System.out.println("Origem: ");</text:p>
      <text:p text:style-name="Standard"><text:tab/><text:tab/><text:tab/><text:tab/><text:tab/><text:tab/>sc2 = new Scanner(System.in);</text:p>
      <text:p text:style-name="Standard"/>
      <text:p text:style-name="Standard"><text:tab/><text:tab/><text:tab/><text:tab/><text:tab/><text:tab/>origem = sc2.next();</text:p>
      <text:p text:style-name="Standard"/>
      <text:p text:style-name="Standard"><text:tab/><text:tab/><text:tab/><text:tab/><text:tab/><text:tab/>posA = getPosCidade(origem);</text:p>
      <text:p text:style-name="Standard"><text:tab/><text:tab/><text:tab/><text:tab/><text:tab/><text:tab/>if (posA==-1){</text:p>
      <text:p text:style-name="Standard"><text:tab/><text:tab/><text:tab/><text:tab/><text:tab/><text:tab/><text:tab/>System.out.print("Cidade Inexistente, por favor insira primeiro a cidade.\n");</text:p>
      <text:p text:style-name="Standard"><text:tab/><text:tab/><text:tab/><text:tab/><text:tab/><text:tab/><text:tab/>break;</text:p>
      <text:p text:style-name="Standard"><text:tab/><text:tab/><text:tab/><text:tab/><text:tab/><text:tab/>}</text:p>
      <text:p text:style-name="Standard"><text:tab/><text:tab/><text:tab/><text:tab/><text:tab/><text:tab/>else{</text:p>
      <text:p text:style-name="Standard"><text:tab/><text:tab/><text:tab/><text:tab/><text:tab/><text:tab/><text:tab/>A = listaCidades.get(posA);</text:p>
      <text:p text:style-name="Standard"><text:tab/><text:tab/><text:tab/><text:tab/><text:tab/><text:tab/><text:tab/>System.out.print("Cidade localizada na base de dados.\n");</text:p>
      <text:p text:style-name="Standard"/>
      <text:p text:style-name="Standard"><text:tab/><text:tab/><text:tab/><text:tab/><text:tab/><text:tab/>}</text:p>
      <text:p text:style-name="Standard"><text:soft-page-break/></text:p>
      <text:p text:style-name="Standard"><text:tab/><text:tab/><text:tab/><text:tab/><text:tab/><text:tab/>System.out.println("Destino: ");</text:p>
      <text:p text:style-name="Standard"/>
      <text:p text:style-name="Standard"/>
      <text:p text:style-name="Standard"><text:tab/><text:tab/><text:tab/><text:tab/><text:tab/><text:tab/>destino = sc2.next();</text:p>
      <text:p text:style-name="Standard"/>
      <text:p text:style-name="Standard"><text:tab/><text:tab/><text:tab/><text:tab/><text:tab/><text:tab/>posB = getPosCidade(destino);</text:p>
      <text:p text:style-name="Standard"><text:tab/><text:tab/><text:tab/><text:tab/><text:tab/><text:tab/>if (posB==-1){</text:p>
      <text:p text:style-name="Standard"><text:tab/><text:tab/><text:tab/><text:tab/><text:tab/><text:tab/><text:tab/>System.out.print("Cidade Inexistente, por favor insira primeiro a cidade.\n");</text:p>
      <text:p text:style-name="Standard"><text:tab/><text:tab/><text:tab/><text:tab/><text:tab/><text:tab/><text:tab/>break;</text:p>
      <text:p text:style-name="Standard"><text:tab/><text:tab/><text:tab/><text:tab/><text:tab/><text:tab/>}</text:p>
      <text:p text:style-name="Standard"><text:tab/><text:tab/><text:tab/><text:tab/><text:tab/><text:tab/>else{</text:p>
      <text:p text:style-name="Standard"><text:tab/><text:tab/><text:tab/><text:tab/><text:tab/><text:tab/><text:tab/>B = listaCidades.get(posB);</text:p>
      <text:p text:style-name="Standard"><text:tab/><text:tab/><text:tab/><text:tab/><text:tab/><text:tab/><text:tab/>System.out.print("Cidade localizada na base de dados.\n");</text:p>
      <text:p text:style-name="Standard"><text:tab/><text:tab/><text:tab/><text:tab/><text:tab/><text:tab/>}</text:p>
      <text:p text:style-name="Standard"/>
      <text:p text:style-name="Standard"/>
      <text:p text:style-name="Standard"><text:tab/><text:tab/><text:tab/><text:tab/><text:tab/><text:tab/>System.out.println("Viatura (matricula) &lt;ex:11-11-AA&gt;: ");</text:p>
      <text:p text:style-name="Standard"><text:tab/><text:tab/><text:tab/><text:tab/><text:tab/><text:tab/>matricula = sc2.next();</text:p>
      <text:p text:style-name="Standard"/>
      <text:p text:style-name="Standard"><text:tab/><text:tab/><text:tab/><text:tab/><text:tab/><text:tab/>posViatura = getPosViatura(matricula);</text:p>
      <text:p text:style-name="Standard"><text:tab/><text:tab/><text:tab/><text:tab/><text:tab/><text:tab/>if (posViatura==-1){</text:p>
      <text:p text:style-name="Standard"><text:tab/><text:tab/><text:tab/><text:tab/><text:tab/><text:tab/><text:tab/>System.out.print("Viatura Inexistente, por favor insira primeiro a Viatura.\n");</text:p>
      <text:p text:style-name="Standard"><text:tab/><text:tab/><text:tab/><text:tab/><text:tab/><text:tab/><text:tab/>break;</text:p>
      <text:p text:style-name="Standard"><text:tab/><text:tab/><text:tab/><text:tab/><text:tab/><text:tab/>}</text:p>
      <text:p text:style-name="Standard"><text:tab/><text:tab/><text:tab/><text:tab/><text:tab/><text:tab/>else{</text:p>
      <text:p text:style-name="Standard"><text:tab/><text:tab/><text:tab/><text:tab/><text:tab/><text:tab/><text:tab/>viatura = listaViaturas.get(posViatura);</text:p>
      <text:p text:style-name="Standard"><text:tab/><text:tab/><text:tab/><text:tab/><text:tab/><text:tab/><text:tab/>System.out.print("Viatura localizada na base de dados.\n");</text:p>
      <text:p text:style-name="Standard"><text:tab/><text:tab/><text:tab/><text:tab/><text:tab/><text:tab/>}</text:p>
      <text:p text:style-name="Standard"/>
      <text:p text:style-name="Standard"/>
      <text:p text:style-name="Standard"><text:tab/><text:tab/><text:tab/><text:tab/><text:tab/><text:tab/>System.out.println("Tipo &lt;curto/rapido/turistico&gt;: ");</text:p>
      <text:p text:style-name="Standard"><text:tab/><text:tab/><text:tab/><text:tab/><text:tab/><text:tab/>tipo = sc2.next();</text:p>
      <text:p text:style-name="Standard"><text:tab/><text:tab/><text:tab/><text:tab/><text:tab/><text:tab/>percurso = new n2009108991_Percurso(A,B,viatura,tipo);</text:p>
      <text:p text:style-name="Standard"/>
      <text:p text:style-name="Standard"><text:tab/><text:tab/><text:tab/><text:tab/><text:tab/><text:tab/>matriz = new n2009111924_MatrizIncidencia(listaCidades,listaEstradas,listaCidades.size(),listaCidades.size(),viatura);</text:p>
      <text:p text:style-name="Standard"/>
      <text:p text:style-name="Standard"><text:tab/><text:tab/><text:tab/><text:tab/><text:tab/><text:tab/>percurso.calcula(matriz,posA,posB,listaCidades.size(),precoGasolina,precoGasoleo);</text:p>
      <text:p text:style-name="Standard"/>
      <text:p text:style-name="Standard"/>
      <text:p text:style-name="Standard"><text:tab/><text:tab/><text:tab/><text:tab/><text:tab/><text:tab/>System.out.print(percurso.toString());</text:p>
      <text:p text:style-name="Standard"/>
      <text:p text:style-name="Standard"><text:tab/><text:tab/><text:tab/><text:tab/><text:tab/><text:tab/>listaPercursos.add(percurso);</text:p>
      <text:p text:style-name="Standard"><text:soft-page-break/></text:p>
      <text:p text:style-name="Standard"/>
      <text:p text:style-name="Standard"><text:tab/><text:tab/><text:tab/><text:tab/><text:tab/>}</text:p>
      <text:p text:style-name="Standard"><text:tab/><text:tab/><text:tab/><text:tab/><text:tab/>else if (subopcao==3){</text:p>
      <text:p text:style-name="Standard"><text:tab/><text:tab/><text:tab/><text:tab/><text:tab/><text:tab/>if (listaPercursos.size()==0)</text:p>
      <text:p text:style-name="Standard"><text:tab/><text:tab/><text:tab/><text:tab/><text:tab/><text:tab/><text:tab/>System.out.println("Nao existem percursos calculados.");</text:p>
      <text:p text:style-name="Standard"><text:tab/><text:tab/><text:tab/><text:tab/><text:tab/><text:tab/>else{</text:p>
      <text:p text:style-name="Standard"><text:tab/><text:tab/><text:tab/><text:tab/><text:tab/><text:tab/><text:tab/>n2009108991_Percurso aux;</text:p>
      <text:p text:style-name="Standard"><text:tab/><text:tab/><text:tab/><text:tab/><text:tab/><text:tab/><text:tab/>for(int i =0;i&lt;listaPercursos.size();i++){</text:p>
      <text:p text:style-name="Standard"><text:tab/><text:tab/><text:tab/><text:tab/><text:tab/><text:tab/><text:tab/><text:tab/>aux = listaPercursos.get(i);</text:p>
      <text:p text:style-name="Standard"><text:tab/><text:tab/><text:tab/><text:tab/><text:tab/><text:tab/><text:tab/><text:tab/>System.out.println(i+ " Origem: "+aux.getOrigem().getNome()+ " Destino: "+aux.getDestino().getNome() + "Tipo: "+aux.getTipo());</text:p>
      <text:p text:style-name="Standard"><text:tab/><text:tab/><text:tab/><text:tab/><text:tab/><text:tab/><text:tab/>}</text:p>
      <text:p text:style-name="Standard"><text:tab/><text:tab/><text:tab/><text:tab/><text:tab/><text:tab/><text:tab/>short escolha = sc2.nextShort();</text:p>
      <text:p text:style-name="Standard"><text:tab/><text:tab/><text:tab/><text:tab/><text:tab/><text:tab/><text:tab/>String continuar;</text:p>
      <text:p text:style-name="Standard"><text:tab/><text:tab/><text:tab/><text:tab/><text:tab/><text:tab/><text:tab/>System.out.print("O percurso "+escolha+" sera eliminado, deseja continuar &lt;y/n&gt;?");</text:p>
      <text:p text:style-name="Standard"><text:tab/><text:tab/><text:tab/><text:tab/><text:tab/><text:tab/><text:tab/>continuar = sc2.next();</text:p>
      <text:p text:style-name="Standard"><text:tab/><text:tab/><text:tab/><text:tab/><text:tab/><text:tab/><text:tab/>if (continuar.equals("y")){</text:p>
      <text:p text:style-name="Standard"><text:tab/><text:tab/><text:tab/><text:tab/><text:tab/><text:tab/><text:tab/><text:tab/>listaPercursos.remove(escolha);</text:p>
      <text:p text:style-name="Standard"><text:tab/><text:tab/><text:tab/><text:tab/><text:tab/><text:tab/><text:tab/><text:tab/>System.out.print("O percurso "+escolha+" foi removido com sucesso.");</text:p>
      <text:p text:style-name="Standard"><text:tab/><text:tab/><text:tab/><text:tab/><text:tab/><text:tab/><text:tab/>}</text:p>
      <text:p text:style-name="Standard"><text:tab/><text:tab/><text:tab/><text:tab/><text:tab/><text:tab/><text:tab/>else</text:p>
      <text:p text:style-name="Standard"><text:tab/><text:tab/><text:tab/><text:tab/><text:tab/><text:tab/><text:tab/><text:tab/>System.out.print("Cancelado pelo utilizador");</text:p>
      <text:p text:style-name="Standard"><text:tab/><text:tab/><text:tab/><text:tab/><text:tab/><text:tab/>}</text:p>
      <text:p text:style-name="Standard"/>
      <text:p text:style-name="Standard"><text:tab/><text:tab/><text:tab/><text:tab/><text:tab/>}</text:p>
      <text:p text:style-name="Standard"/>
      <text:p text:style-name="Standard"><text:tab/><text:tab/><text:tab/><text:tab/><text:tab/>break;</text:p>
      <text:p text:style-name="Standard"><text:tab/><text:tab/><text:tab/><text:tab/>case 5:</text:p>
      <text:p text:style-name="Standard"><text:tab/><text:tab/><text:tab/><text:tab/><text:tab/>System.out.print("Preco Gasolina: ");</text:p>
      <text:p text:style-name="Standard"><text:tab/><text:tab/><text:tab/><text:tab/><text:tab/>sc2 = new Scanner(System.in);</text:p>
      <text:p text:style-name="Standard"><text:tab/><text:tab/><text:tab/><text:tab/><text:tab/>precoGasolina = sc2.nextDouble();</text:p>
      <text:p text:style-name="Standard"><text:tab/><text:tab/><text:tab/><text:tab/><text:tab/>break;</text:p>
      <text:p text:style-name="Standard"><text:tab/><text:tab/><text:tab/><text:tab/>case 6:</text:p>
      <text:p text:style-name="Standard"><text:tab/><text:tab/><text:tab/><text:tab/><text:tab/>System.out.print("Preco Gasoleo: ");</text:p>
      <text:p text:style-name="Standard"><text:tab/><text:tab/><text:tab/><text:tab/><text:tab/>sc2 = new Scanner(System.in);</text:p>
      <text:p text:style-name="Standard"><text:tab/><text:tab/><text:tab/><text:tab/><text:tab/>precoGasoleo = sc2.nextDouble();</text:p>
      <text:p text:style-name="Standard"><text:tab/><text:tab/><text:tab/><text:tab/><text:tab/>break;</text:p>
      <text:p text:style-name="Standard"><text:tab/><text:tab/><text:tab/><text:tab/>}</text:p>
      <text:p text:style-name="Standard"/>
      <text:p text:style-name="Standard"><text:tab/><text:tab/>}</text:p>
      <text:p text:style-name="Standard"/>
      <text:p text:style-name="Standard"/>
      <text:p text:style-name="Standard"><text:tab/><text:tab/>}</text:p>
      <text:p text:style-name="Standard"><text:tab/>}</text:p>
      <text:p text:style-name="Standard"/>
      <text:p text:style-name="Standard"/>
      <text:p text:style-name="Standard"><text:soft-page-break/>package SEPIA;</text:p>
      <text:p text:style-name="Standard"/>
      <text:p text:style-name="Standard">import java.io.Serializable;</text:p>
      <text:p text:style-name="Standard">import java.util.*;</text:p>
      <text:p text:style-name="Standard"/>
      <text:p text:style-name="Standard">/**</text:p>
      <text:p text:style-name="Standard"><text:s/>* </text:p>
      <text:p text:style-name="Standard"><text:s/>* @author Igor Cruz</text:p>
      <text:p text:style-name="Standard"><text:s/>* @author Carlos Santos</text:p>
      <text:p text:style-name="Standard"><text:s/>* </text:p>
      <text:p text:style-name="Standard"><text:s/>* @version 1</text:p>
      <text:p text:style-name="Standard"><text:s/>* @since 0.1</text:p>
      <text:p text:style-name="Standard"><text:s/>* </text:p>
      <text:p text:style-name="Standard"><text:s/>* This class is a major class since the start of the project.</text:p>
      <text:p text:style-name="Standard"><text:s/>* In our project a city can contain Interest points like a national road.</text:p>
      <text:p text:style-name="Standard"><text:s/>* */</text:p>
      <text:p text:style-name="Standard"/>
      <text:p text:style-name="Standard">public class n2009108991_Cidade implements Serializable {</text:p>
      <text:p text:style-name="Standard"/>
      <text:p text:style-name="Standard"><text:tab/>/**Hash value used to check the version.*/</text:p>
      <text:p text:style-name="Standard"><text:tab/>private static final long serialVersionUID = 1L;</text:p>
      <text:p text:style-name="Standard"><text:tab/></text:p>
      <text:p text:style-name="Standard"><text:tab/>/**Name of the city.*/</text:p>
      <text:p text:style-name="Standard"><text:tab/>private String nome;</text:p>
      <text:p text:style-name="Standard"><text:tab/>/**List of interest points.*/</text:p>
      <text:p text:style-name="Standard"><text:tab/>private ArrayList&lt;n2009108991_PontoInteresse&gt; listaPontosInteresse = new ArrayList&lt;n2009108991_PontoInteresse&gt;();</text:p>
      <text:p text:style-name="Standard"><text:tab/></text:p>
      <text:p text:style-name="Standard"><text:tab/></text:p>
      <text:p text:style-name="Standard"><text:tab/>/**</text:p>
      <text:p text:style-name="Standard"><text:tab/> * Class constructor</text:p>
      <text:p text:style-name="Standard"><text:tab/> * </text:p>
      <text:p text:style-name="Standard"><text:tab/> * @param nome city name</text:p>
      <text:p text:style-name="Standard"><text:tab/> */</text:p>
      <text:p text:style-name="Standard"><text:tab/>public n2009108991_Cidade(String nome){</text:p>
      <text:p text:style-name="Standard"><text:tab/><text:tab/>setNome(nome)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get a city name</text:p>
      <text:p text:style-name="Standard"><text:tab/> * </text:p>
      <text:p text:style-name="Standard"><text:tab/> * @return <text:tab/><text:tab/>city name</text:p>
      <text:p text:style-name="Standard"><text:tab/> */</text:p>
      <text:p text:style-name="Standard"><text:tab/>public String getNome(){</text:p>
      <text:p text:style-name="Standard"><text:tab/><text:tab/>return nome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set a city name</text:p>
      <text:p text:style-name="Standard"><text:tab/> * </text:p>
      <text:p text:style-name="Standard"><text:tab/> * @param nome city name</text:p>
      <text:p text:style-name="Standard"><text:tab/> */</text:p>
      <text:p text:style-name="Standard"><text:soft-page-break/><text:tab/>public void setNome(String nome){</text:p>
      <text:p text:style-name="Standard"><text:tab/><text:tab/>this.nome=new String (nome)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add a point of interest to the list</text:p>
      <text:p text:style-name="Standard"><text:tab/> * </text:p>
      <text:p text:style-name="Standard"><text:tab/> * @param PontoInteresse the Interest Point to be added</text:p>
      <text:p text:style-name="Standard"><text:tab/> */</text:p>
      <text:p text:style-name="Standard"><text:tab/>public void addPontoInteresse(n2009108991_PontoInteresse PontoInteresse){</text:p>
      <text:p text:style-name="Standard"><text:tab/><text:tab/>this.listaPontosInteresse.add(PontoInteresse);</text:p>
      <text:p text:style-name="Standard"><text:tab/>}</text:p>
      <text:p text:style-name="Standard"/>
      <text:p text:style-name="Standard"><text:tab/>/**</text:p>
      <text:p text:style-name="Standard"><text:tab/> * This method allows us to delete an interest point from the list</text:p>
      <text:p text:style-name="Standard"><text:tab/> * </text:p>
      <text:p text:style-name="Standard"><text:tab/> * @param PontoInteresse the Interest Point to be delected</text:p>
      <text:p text:style-name="Standard"><text:tab/> */</text:p>
      <text:p text:style-name="Standard"><text:tab/>public void delPontoInteresse(n2009108991_PontoInteresse PontoInteresse){</text:p>
      <text:p text:style-name="Standard"><text:tab/><text:tab/>/** Auxiliary variable, allows us to travel in the list*/</text:p>
      <text:p text:style-name="Standard"><text:tab/><text:tab/>n2009108991_PontoInteresse actual;</text:p>
      <text:p text:style-name="Standard"><text:tab/><text:tab/></text:p>
      <text:p text:style-name="Standard"><text:tab/><text:tab/>for (int i=0;i&lt;this.listaPontosInteresse.size();i++){<text:tab/><text:tab/><text:tab/>// percorremos a lista</text:p>
      <text:p text:style-name="Standard"><text:tab/><text:tab/><text:tab/>actual = listaPontosInteresse.get(i);</text:p>
      <text:p text:style-name="Standard"><text:tab/><text:tab/><text:tab/>if (actual.getNome().equals(PontoInteresse.getNome()))<text:tab/><text:tab/>// se o ponto de interesse for igual</text:p>
      <text:p text:style-name="Standard"><text:tab/><text:tab/><text:tab/><text:tab/>listaPontosInteresse.remove(i);<text:tab/><text:tab/><text:tab/><text:tab/><text:tab/><text:tab/><text:tab/>// removemos</text:p>
      <text:p text:style-name="Standard"><text:tab/><text:tab/>}</text:p>
      <text:p text:style-name="Standard"><text:tab/>}</text:p>
      <text:p text:style-name="Standard"><text:tab/></text:p>
      <text:p text:style-name="Standard"><text:tab/>/**</text:p>
      <text:p text:style-name="Standard"><text:tab/> * Allows us to know how many interest points the list has.</text:p>
      <text:p text:style-name="Standard"><text:tab/> * <text:s/></text:p>
      <text:p text:style-name="Standard"><text:tab/> * @return <text:tab/><text:tab/><text:tab/>number of Points of Interest</text:p>
      <text:p text:style-name="Standard"><text:tab/> */</text:p>
      <text:p text:style-name="Standard"><text:tab/>public int getNumPontosInteresse(){</text:p>
      <text:p text:style-name="Standard"><text:tab/><text:tab/>int n=listaPontosInteresse.size();</text:p>
      <text:p text:style-name="Standard"><text:tab/><text:tab/>return n;</text:p>
      <text:p text:style-name="Standard"><text:tab/>}</text:p>
      <text:p text:style-name="Standard"><text:tab/></text:p>
      <text:p text:style-name="Standard"><text:tab/></text:p>
      <text:p text:style-name="Standard"><text:tab/>/**</text:p>
      <text:p text:style-name="Standard"><text:tab/> * Returns a String representing the actual object</text:p>
      <text:p text:style-name="Standard"><text:tab/> * <text:s/></text:p>
      <text:p text:style-name="Standard"><text:tab/> * @return <text:tab/><text:tab/><text:tab/>description of the object</text:p>
      <text:p text:style-name="Standard"><text:tab/> */</text:p>
      <text:p text:style-name="Standard"><text:tab/>public String toString(){</text:p>
      <text:p text:style-name="Standard"><text:tab/><text:tab/></text:p>
      <text:p text:style-name="Standard"><text:tab/><text:tab/>/** Variable that contains the final description.*/</text:p>
      <text:p text:style-name="Standard"><text:tab/><text:tab/>String buffer;</text:p>
      <text:p text:style-name="Standard"><text:soft-page-break/><text:tab/><text:tab/>/** Auxiliary variable, allows us to travel in the interest points list*/</text:p>
      <text:p text:style-name="Standard"><text:tab/><text:tab/>n2009108991_PontoInteresse aux;</text:p>
      <text:p text:style-name="Standard"><text:tab/><text:tab/></text:p>
      <text:p text:style-name="Standard"><text:tab/><text:tab/>buffer = new String("Nome: "+ nome + "\n"+ "Pontos de Interesse:"+"\n");</text:p>
      <text:p text:style-name="Standard"><text:tab/><text:tab/>if (listaPontosInteresse.size()==0){<text:tab/><text:tab/><text:tab/><text:tab/><text:tab/>// caso nao existam pontos de interesse na lista</text:p>
      <text:p text:style-name="Standard"><text:tab/><text:tab/><text:tab/>return (buffer+"Inexistentes\n");<text:tab/><text:tab/><text:tab/><text:tab/><text:tab/>// adicionamos inexistentes</text:p>
      <text:p text:style-name="Standard"><text:tab/><text:tab/>}</text:p>
      <text:p text:style-name="Standard"><text:tab/><text:tab/>else{<text:tab/><text:tab/><text:tab/><text:tab/><text:tab/><text:tab/><text:tab/><text:tab/><text:tab/><text:tab/><text:tab/><text:tab/><text:tab/>// caso contrario</text:p>
      <text:p text:style-name="Standard"><text:tab/><text:tab/><text:tab/>for (int i=0;i&lt;this.listaPontosInteresse.size();i++){</text:p>
      <text:p text:style-name="Standard"><text:tab/><text:tab/><text:tab/><text:tab/>aux = this.listaPontosInteresse.get(i);<text:tab/><text:tab/><text:tab/>// obtemos o ponto de interesse<text:tab/><text:tab/></text:p>
      <text:p text:style-name="Standard"><text:tab/><text:tab/><text:tab/><text:tab/>buffer=buffer.concat(aux.toString());<text:tab/><text:tab/><text:tab/>// adicionamos o seu nome</text:p>
      <text:p text:style-name="Standard"><text:tab/><text:tab/><text:tab/>}</text:p>
      <text:p text:style-name="Standard"><text:tab/><text:tab/>}</text:p>
      <text:p text:style-name="Standard"><text:tab/><text:tab/>buffer = buffer+"\n";</text:p>
      <text:p text:style-name="Standard"><text:tab/><text:tab/>return (buffer);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ckage SEPIA;</text:p>
      <text:p text:style-name="Standard"/>
      <text:p text:style-name="Standard">import java.io.Serializable;</text:p>
      <text:p text:style-name="Standard"/>
      <text:p text:style-name="Standard">/**</text:p>
      <text:p text:style-name="Standard"><text:s/>* </text:p>
      <text:p text:style-name="Standard"><text:s/>* @author Igor Cruz</text:p>
      <text:p text:style-name="Standard"><text:s/>* @author Carlos Santos</text:p>
      <text:p text:style-name="Standard"><text:s/>* </text:p>
      <text:p text:style-name="Standard"><text:s/>* @version 1</text:p>
      <text:p text:style-name="Standard"><text:s/>* @since 0.1</text:p>
      <text:p text:style-name="Standard"><text:s/>* </text:p>
      <text:p text:style-name="Standard"><text:s/>* This class is a major class since the start of the project.</text:p>
      <text:p text:style-name="Standard"><text:s/>* It represents one road segment.</text:p>
      <text:p text:style-name="Standard"><text:s/>* */</text:p>
      <text:p text:style-name="Standard">public class n2009108991_Estrada <text:s/>implements Serializable {</text:p>
      <text:p text:style-name="Standard"><text:tab/></text:p>
      <text:p text:style-name="Standard"><text:tab/>/**Hash value used to check the version.*/</text:p>
      <text:p text:style-name="Standard"><text:tab/>private static final long serialVersionUID = 1L;</text:p>
      <text:p text:style-name="Standard"><text:tab/></text:p>
      <text:p text:style-name="Standard"><text:tab/>/**Road extreme A of type City*/</text:p>
      <text:p text:style-name="Standard"><text:tab/>private n2009108991_Cidade origem;</text:p>
      <text:p text:style-name="Standard"><text:tab/>/**Road extreme B of type City*/</text:p>
      <text:p text:style-name="Standard"><text:tab/>private n2009108991_Cidade destino;</text:p>
      <text:p text:style-name="Standard"><text:tab/>/**Road name*/</text:p>
      <text:p text:style-name="Standard"><text:tab/>private String nome;</text:p>
      <text:p text:style-name="Standard"><text:tab/>/**Road type (can be nacional or autoestrada) */</text:p>
      <text:p text:style-name="Standard"><text:tab/>private String tipo; </text:p>
      <text:p text:style-name="Standard"><text:tab/>/**Road distance between the extremes */</text:p>
      <text:p text:style-name="Standard"><text:tab/>private int distancia;</text:p>
      <text:p text:style-name="Standard"><text:tab/>/**Road Maximum Speed for vehicles of Class A */</text:p>
      <text:p text:style-name="Standard"><text:tab/>private double velocidadeMaximaA;</text:p>
      <text:p text:style-name="Standard"><text:tab/>/**Road Maximum Speed for vehicles of Class B */</text:p>
      <text:p text:style-name="Standard"><text:tab/>private double velocidadeMaximaB;</text:p>
      <text:p text:style-name="Standard"/>
      <text:p text:style-name="Standard"/>
      <text:p text:style-name="Standard"><text:tab/>/**</text:p>
      <text:p text:style-name="Standard"><text:tab/> * Class constructor</text:p>
      <text:p text:style-name="Standard"><text:tab/> * </text:p>
      <text:p text:style-name="Standard"><text:tab/> * @param origem extreme A city</text:p>
      <text:p text:style-name="Standard"><text:tab/> * @param destino extreme B city</text:p>
      <text:p text:style-name="Standard"><text:tab/> * @param nome Road name</text:p>
      <text:p text:style-name="Standard"><text:tab/> * @param distancia distance between both cities</text:p>
      <text:p text:style-name="Standard"><text:tab/> */</text:p>
      <text:p text:style-name="Standard"><text:tab/>public n2009108991_Estrada(n2009108991_Cidade origem, n2009108991_Cidade destino, String nome, int distancia){</text:p>
      <text:p text:style-name="Standard"><text:tab/><text:tab/></text:p>
      <text:p text:style-name="Standard"><text:tab/><text:tab/>setOrigem(origem);</text:p>
      <text:p text:style-name="Standard"><text:tab/><text:tab/>setDestino(destino);</text:p>
      <text:p text:style-name="Standard"><text:tab/><text:tab/>setDistancia(distancia);</text:p>
      <text:p text:style-name="Standard"><text:tab/><text:tab/>setNome(nome);</text:p>
      <text:p text:style-name="Standard"><text:tab/>}</text:p>
      <text:p text:style-name="Standard"><text:soft-page-break/><text:tab/></text:p>
      <text:p text:style-name="Standard"><text:tab/>/**</text:p>
      <text:p text:style-name="Standard"><text:tab/> * Allows us to get the Road's origin</text:p>
      <text:p text:style-name="Standard"><text:tab/> * </text:p>
      <text:p text:style-name="Standard"><text:tab/> * @return Origin City</text:p>
      <text:p text:style-name="Standard"><text:tab/> */</text:p>
      <text:p text:style-name="Standard"><text:tab/>public n2009108991_Cidade getOrigem(){</text:p>
      <text:p text:style-name="Standard"><text:tab/><text:tab/>return origem;</text:p>
      <text:p text:style-name="Standard"><text:tab/>}</text:p>
      <text:p text:style-name="Standard"><text:tab/></text:p>
      <text:p text:style-name="Standard"><text:tab/>/**</text:p>
      <text:p text:style-name="Standard"><text:tab/> * Allows us to get the Road's destination</text:p>
      <text:p text:style-name="Standard"><text:tab/> * </text:p>
      <text:p text:style-name="Standard"><text:tab/> * @return Destination City</text:p>
      <text:p text:style-name="Standard"><text:tab/> */</text:p>
      <text:p text:style-name="Standard"><text:tab/>public n2009108991_Cidade getDestino(){</text:p>
      <text:p text:style-name="Standard"><text:tab/><text:tab/>return destino;</text:p>
      <text:p text:style-name="Standard"><text:tab/>}</text:p>
      <text:p text:style-name="Standard"><text:tab/></text:p>
      <text:p text:style-name="Standard"><text:tab/>/**</text:p>
      <text:p text:style-name="Standard"><text:tab/> * Allows us to get the Road's name</text:p>
      <text:p text:style-name="Standard"><text:tab/> * </text:p>
      <text:p text:style-name="Standard"><text:tab/> * @return City's name</text:p>
      <text:p text:style-name="Standard"><text:tab/> */</text:p>
      <text:p text:style-name="Standard"><text:tab/>public String getNome(){</text:p>
      <text:p text:style-name="Standard"><text:tab/><text:tab/>return nome;</text:p>
      <text:p text:style-name="Standard"><text:tab/>}</text:p>
      <text:p text:style-name="Standard"><text:tab/></text:p>
      <text:p text:style-name="Standard"><text:tab/>/**</text:p>
      <text:p text:style-name="Standard"><text:tab/> * Allows us to get the Road's type</text:p>
      <text:p text:style-name="Standard"><text:tab/> * </text:p>
      <text:p text:style-name="Standard"><text:tab/> * @return Road's type</text:p>
      <text:p text:style-name="Standard"><text:tab/> */</text:p>
      <text:p text:style-name="Standard"><text:tab/>public String getTipo(){</text:p>
      <text:p text:style-name="Standard"><text:tab/><text:tab/>return tipo;</text:p>
      <text:p text:style-name="Standard"><text:tab/>}</text:p>
      <text:p text:style-name="Standard"><text:tab/></text:p>
      <text:p text:style-name="Standard"><text:tab/>/**</text:p>
      <text:p text:style-name="Standard"><text:tab/> * Allows us to get the Road's distance</text:p>
      <text:p text:style-name="Standard"><text:tab/> * </text:p>
      <text:p text:style-name="Standard"><text:tab/> * @return Road's distance</text:p>
      <text:p text:style-name="Standard"><text:tab/> */</text:p>
      <text:p text:style-name="Standard"><text:tab/>public int getDistancia(){</text:p>
      <text:p text:style-name="Standard"><text:tab/><text:tab/>return distancia;</text:p>
      <text:p text:style-name="Standard"><text:tab/>}</text:p>
      <text:p text:style-name="Standard"><text:tab/></text:p>
      <text:p text:style-name="Standard"><text:tab/>/**</text:p>
      <text:p text:style-name="Standard"><text:tab/> * Allows us to get the Road's maximum speed for Class A</text:p>
      <text:p text:style-name="Standard"><text:tab/> * </text:p>
      <text:p text:style-name="Standard"><text:tab/> * @return Road's Maximum Speed for Vehicles class A</text:p>
      <text:p text:style-name="Standard"><text:tab/> */</text:p>
      <text:p text:style-name="Standard"><text:tab/>public double getVelocidadeMaximaA(){</text:p>
      <text:p text:style-name="Standard"><text:soft-page-break/><text:tab/><text:tab/>return velocidadeMaximaA;</text:p>
      <text:p text:style-name="Standard"><text:tab/>}</text:p>
      <text:p text:style-name="Standard"><text:tab/></text:p>
      <text:p text:style-name="Standard"><text:tab/>/**</text:p>
      <text:p text:style-name="Standard"><text:tab/> * Allows us to get the Road's maximum speed for Class B</text:p>
      <text:p text:style-name="Standard"><text:tab/> * </text:p>
      <text:p text:style-name="Standard"><text:tab/> * @return Road's Maximum Speed for Vehicles class B</text:p>
      <text:p text:style-name="Standard"><text:tab/> */</text:p>
      <text:p text:style-name="Standard"><text:tab/>public double getVelocidadeMaximaB(){</text:p>
      <text:p text:style-name="Standard"><text:tab/><text:tab/>return velocidadeMaximaB;</text:p>
      <text:p text:style-name="Standard"><text:tab/>}</text:p>
      <text:p text:style-name="Standard"/>
      <text:p text:style-name="Standard"><text:tab/>/**</text:p>
      <text:p text:style-name="Standard"><text:tab/> * Allows us to set the Road's Origin</text:p>
      <text:p text:style-name="Standard"><text:tab/> * </text:p>
      <text:p text:style-name="Standard"><text:tab/> * @param origem Road's origin city</text:p>
      <text:p text:style-name="Standard"><text:tab/> */</text:p>
      <text:p text:style-name="Standard"><text:tab/>public void setOrigem(n2009108991_Cidade origem){</text:p>
      <text:p text:style-name="Standard"><text:tab/><text:tab/>this.origem=origem;</text:p>
      <text:p text:style-name="Standard"><text:tab/>}</text:p>
      <text:p text:style-name="Standard"><text:tab/></text:p>
      <text:p text:style-name="Standard"><text:tab/>/**</text:p>
      <text:p text:style-name="Standard"><text:tab/> * Allows us to set the Road's Destination</text:p>
      <text:p text:style-name="Standard"><text:tab/> * </text:p>
      <text:p text:style-name="Standard"><text:tab/> * @param destino Road's destination city</text:p>
      <text:p text:style-name="Standard"><text:tab/> */</text:p>
      <text:p text:style-name="Standard"><text:tab/>public void setDestino(n2009108991_Cidade destino){</text:p>
      <text:p text:style-name="Standard"><text:tab/><text:tab/>this.destino=destino;</text:p>
      <text:p text:style-name="Standard"><text:tab/>}</text:p>
      <text:p text:style-name="Standard"><text:tab/></text:p>
      <text:p text:style-name="Standard"><text:tab/>/**</text:p>
      <text:p text:style-name="Standard"><text:tab/> * Allows us to set the Road's name</text:p>
      <text:p text:style-name="Standard"><text:tab/> * </text:p>
      <text:p text:style-name="Standard"><text:tab/> * @param nome Road's name</text:p>
      <text:p text:style-name="Standard"><text:tab/> */</text:p>
      <text:p text:style-name="Standard"><text:tab/>public void setNome(String nome){</text:p>
      <text:p text:style-name="Standard"><text:tab/><text:tab/>this.nome=new String (nome);</text:p>
      <text:p text:style-name="Standard"><text:tab/>}</text:p>
      <text:p text:style-name="Standard"><text:tab/></text:p>
      <text:p text:style-name="Standard"><text:tab/>/**</text:p>
      <text:p text:style-name="Standard"><text:tab/> * Allows us to set the Road's type</text:p>
      <text:p text:style-name="Standard"><text:tab/> * </text:p>
      <text:p text:style-name="Standard"><text:tab/> * @param tipo Road's type</text:p>
      <text:p text:style-name="Standard"><text:tab/> */</text:p>
      <text:p text:style-name="Standard"><text:tab/>public void setTipo(String tipo){</text:p>
      <text:p text:style-name="Standard"><text:tab/><text:tab/>this.tipo=new String (tipo);</text:p>
      <text:p text:style-name="Standard"><text:tab/>}</text:p>
      <text:p text:style-name="Standard"><text:tab/></text:p>
      <text:p text:style-name="Standard"><text:tab/>/**</text:p>
      <text:p text:style-name="Standard"><text:tab/> * Allows us to set the Road's distance</text:p>
      <text:p text:style-name="Standard"><text:tab/> * </text:p>
      <text:p text:style-name="Standard"><text:tab/> * @param distancia distance between cities</text:p>
      <text:p text:style-name="Standard"><text:soft-page-break/><text:tab/> */</text:p>
      <text:p text:style-name="Standard"><text:tab/>public void setDistancia(int distancia){</text:p>
      <text:p text:style-name="Standard"><text:tab/><text:tab/>this.distancia=distancia;</text:p>
      <text:p text:style-name="Standard"><text:tab/>}</text:p>
      <text:p text:style-name="Standard"><text:tab/></text:p>
      <text:p text:style-name="Standard"><text:tab/>/**</text:p>
      <text:p text:style-name="Standard"><text:tab/> * Allows us to set the Road's maximum Speed for Vehicles class A</text:p>
      <text:p text:style-name="Standard"><text:tab/> * </text:p>
      <text:p text:style-name="Standard"><text:tab/> * @param velocidadeMaximaA Road's maximum Speed for Vehicles class A</text:p>
      <text:p text:style-name="Standard"><text:tab/> */</text:p>
      <text:p text:style-name="Standard"><text:tab/>public void setVelocidadeMaximaA (double velocidadeMaximaA){</text:p>
      <text:p text:style-name="Standard"><text:tab/><text:tab/>this.velocidadeMaximaA=velocidadeMaximaA;</text:p>
      <text:p text:style-name="Standard"><text:tab/>}</text:p>
      <text:p text:style-name="Standard"><text:tab/></text:p>
      <text:p text:style-name="Standard"><text:tab/>/**</text:p>
      <text:p text:style-name="Standard"><text:tab/> * Allows us to set the Road's maximum Speed for Vehicles class B</text:p>
      <text:p text:style-name="Standard"><text:tab/> * </text:p>
      <text:p text:style-name="Standard"><text:tab/> * @param velocidadeMaximaB Road's maximum Speed for Vehicles class B</text:p>
      <text:p text:style-name="Standard"><text:tab/> */</text:p>
      <text:p text:style-name="Standard"><text:tab/>public void setVelocidadeMaximaB (double velocidadeMaximaB){</text:p>
      <text:p text:style-name="Standard"><text:tab/><text:tab/>this.velocidadeMaximaB=velocidadeMaximaB;</text:p>
      <text:p text:style-name="Standard"><text:tab/>}</text:p>
      <text:p text:style-name="Standard"><text:tab/></text:p>
      <text:p text:style-name="Standard"><text:tab/>/**</text:p>
      <text:p text:style-name="Standard"><text:tab/> * Allows us to get the Road's number of interest points</text:p>
      <text:p text:style-name="Standard"><text:tab/> * </text:p>
      <text:p text:style-name="Standard"><text:tab/> * @return <text:tab/><text:tab/><text:tab/>sum of origin interest points and national road interest points</text:p>
      <text:p text:style-name="Standard"><text:tab/> */</text:p>
      <text:p text:style-name="Standard"><text:tab/>int getNumPontosInteresse(){</text:p>
      <text:p text:style-name="Standard"><text:tab/><text:tab/>int n = (origem.getNumPontosInteresse());<text:tab/><text:tab/><text:tab/><text:tab/>// num pontos de interesse da cidade origem</text:p>
      <text:p text:style-name="Standard"><text:tab/><text:tab/>n2009111924_EstradaNacional aux;</text:p>
      <text:p text:style-name="Standard"><text:tab/><text:tab/></text:p>
      <text:p text:style-name="Standard"><text:tab/><text:tab/>if (this.tipo.equals("nacional")){<text:tab/><text:tab/><text:tab/><text:tab/><text:tab/><text:tab/>// fazemos downcasting para somar os PI da estrada</text:p>
      <text:p text:style-name="Standard"><text:tab/><text:tab/><text:tab/>aux = (n2009111924_EstradaNacional) this;</text:p>
      <text:p text:style-name="Standard"><text:tab/><text:tab/><text:tab/>n+=aux.getNumPontosInteresse();</text:p>
      <text:p text:style-name="Standard"><text:tab/><text:tab/>}</text:p>
      <text:p text:style-name="Standard"><text:tab/><text:tab/>return n;</text:p>
      <text:p text:style-name="Standard"><text:tab/>}</text:p>
      <text:p text:style-name="Standard"><text:tab/>/**</text:p>
      <text:p text:style-name="Standard"><text:tab/> * Allows us to get a String with road details</text:p>
      <text:p text:style-name="Standard"><text:tab/> * </text:p>
      <text:p text:style-name="Standard"><text:tab/> * @return <text:tab/><text:tab/><text:tab/>details of the actual road</text:p>
      <text:p text:style-name="Standard"><text:tab/> */</text:p>
      <text:p text:style-name="Standard"><text:tab/>public String toString(){</text:p>
      <text:p text:style-name="Standard"><text:tab/><text:tab/></text:p>
      <text:p text:style-name="Standard"><text:tab/><text:tab/>/** Variable that contains the final description.*/</text:p>
      <text:p text:style-name="Standard"><text:tab/><text:tab/>String buff;</text:p>
      <text:p text:style-name="Standard"><text:tab/><text:tab/></text:p>
      <text:p text:style-name="Standard"><text:tab/><text:tab/>buff =new String ("ExtremoA: "+origem.getNome() +"\n"+ </text:p>
      <text:p text:style-name="Standard"><text:tab/><text:tab/><text:tab/><text:tab/>"ExtremoB: "+destino.getNome()+"\n"+</text:p>
      <text:p text:style-name="Standard"><text:soft-page-break/><text:tab/><text:tab/><text:tab/> <text:s text:c="2"/><text:tab/>"Nome: "<text:tab/>+nome <text:s text:c="2"/>+"\n"+</text:p>
      <text:p text:style-name="Standard"><text:tab/><text:tab/><text:tab/> <text:s text:c="2"/><text:tab/>"Tipo: "<text:tab/>+tipo<text:tab/>+"\n"+</text:p>
      <text:p text:style-name="Standard"><text:tab/><text:tab/><text:tab/> <text:s text:c="2"/><text:tab/>"Distancia: "+distancia+"\n"+</text:p>
      <text:p text:style-name="Standard"><text:tab/><text:tab/><text:tab/> <text:s text:c="2"/><text:tab/>"Velocidade Maxima A: "+velocidadeMaximaA+"\n"+</text:p>
      <text:p text:style-name="Standard"><text:tab/><text:tab/><text:tab/> <text:s text:c="2"/><text:tab/>"Velocidade Maxima B: "+velocidadeMaximaB+"\n");</text:p>
      <text:p text:style-name="Standard"><text:tab/><text:tab/>return buff;</text:p>
      <text:p text:style-name="Standard"><text:tab/></text:p>
      <text:p text:style-name="Standard"><text:tab/>}</text:p>
      <text:p text:style-name="Standard"/>
      <text:p text:style-name="Standard">}</text:p>
      <text:p text:style-name="Standard"/>
      <text:p text:style-name="P1">package SEPIA;</text:p>
      <text:p text:style-name="Standard"/>
      <text:p text:style-name="Standard">import java.io.Serializable;</text:p>
      <text:p text:style-name="Standard">import java.util.ArrayList;</text:p>
      <text:p text:style-name="Standard"/>
      <text:p text:style-name="Standard">/**</text:p>
      <text:p text:style-name="Standard"><text:s/>* </text:p>
      <text:p text:style-name="Standard"><text:s/>* @author Igor Cruz</text:p>
      <text:p text:style-name="Standard"><text:s/>* @author Carlos Santos</text:p>
      <text:p text:style-name="Standard"><text:s/>* </text:p>
      <text:p text:style-name="Standard"><text:s/>* @version 2</text:p>
      <text:p text:style-name="Standard"><text:s/>* @since 0.1</text:p>
      <text:p text:style-name="Standard"><text:s/>* </text:p>
      <text:p text:style-name="Standard"><text:s/>* This class is a major class since the start of the project.</text:p>
      <text:p text:style-name="Standard"><text:s/>* It represents one route</text:p>
      <text:p text:style-name="Standard"><text:s/>* */</text:p>
      <text:p text:style-name="Standard">public class n2009108991_Percurso <text:s/>implements Serializable {</text:p>
      <text:p text:style-name="Standard"><text:tab/></text:p>
      <text:p text:style-name="Standard"><text:tab/>/**Hash value used to check the version.*/</text:p>
      <text:p text:style-name="Standard"><text:tab/>private static final long serialVersionUID = 1L;</text:p>
      <text:p text:style-name="Standard"><text:tab/></text:p>
      <text:p text:style-name="Standard"><text:tab/>/**Origin City.*/</text:p>
      <text:p text:style-name="Standard"><text:tab/>private n2009108991_Cidade origem;</text:p>
      <text:p text:style-name="Standard"><text:tab/>/**Destination City.*/</text:p>
      <text:p text:style-name="Standard"><text:tab/>private n2009108991_Cidade destino;</text:p>
      <text:p text:style-name="Standard"><text:tab/>/**Route's Vehicle*/</text:p>
      <text:p text:style-name="Standard"><text:tab/>private n2009108991_Viatura viatura;</text:p>
      <text:p text:style-name="Standard"><text:tab/>/**List of Roads*/</text:p>
      <text:p text:style-name="Standard"><text:tab/>private ArrayList&lt;n2009108991_Estrada&gt; listaEstradas = new ArrayList&lt;n2009108991_Estrada&gt;();</text:p>
      <text:p text:style-name="Standard"><text:tab/>/**Route's Type, it can be curto,rapido or turistico*/</text:p>
      <text:p text:style-name="Standard"><text:tab/>private String tipo;</text:p>
      <text:p text:style-name="Standard"><text:tab/>/**Route's, total distance*/</text:p>
      <text:p text:style-name="Standard"><text:tab/>private double distancia;</text:p>
      <text:p text:style-name="Standard"><text:tab/>/**Route's price*/</text:p>
      <text:p text:style-name="Standard"><text:tab/>private double preco;</text:p>
      <text:p text:style-name="Standard"/>
      <text:p text:style-name="Standard"/>
      <text:p text:style-name="Standard"><text:tab/>/**</text:p>
      <text:p text:style-name="Standard"><text:tab/> * Class constructor</text:p>
      <text:p text:style-name="Standard"><text:tab/> * </text:p>
      <text:p text:style-name="Standard"><text:tab/> * @param origem extreme A city</text:p>
      <text:p text:style-name="Standard"><text:tab/> * @param destino extreme B city</text:p>
      <text:p text:style-name="Standard"><text:tab/> * @param viatura vehicle</text:p>
      <text:p text:style-name="Standard"><text:tab/> * @param tipo it can be curto,rapido or turistico</text:p>
      <text:p text:style-name="Standard"><text:tab/> */</text:p>
      <text:p text:style-name="Standard"><text:tab/>public n2009108991_Percurso(n2009108991_Cidade origem, n2009108991_Cidade destino,n2009108991_Viatura viatura,String tipo){</text:p>
      <text:p text:style-name="Standard"><text:tab/><text:tab/>setOrigem(origem);</text:p>
      <text:p text:style-name="Standard"><text:tab/><text:tab/>setDestino(destino);</text:p>
      <text:p text:style-name="Standard"><text:tab/><text:tab/>setViatura(viatura);</text:p>
      <text:p text:style-name="Standard"><text:tab/><text:tab/>setTipo(tipo);</text:p>
      <text:p text:style-name="Standard"><text:soft-page-break/><text:tab/>}</text:p>
      <text:p text:style-name="Standard"><text:tab/></text:p>
      <text:p text:style-name="Standard"><text:tab/>/**</text:p>
      <text:p text:style-name="Standard"><text:tab/> * Allows us to get the Route's origin</text:p>
      <text:p text:style-name="Standard"><text:tab/> * </text:p>
      <text:p text:style-name="Standard"><text:tab/> * @return <text:tab/><text:tab/>Origin City</text:p>
      <text:p text:style-name="Standard"><text:tab/> */</text:p>
      <text:p text:style-name="Standard"><text:tab/>public n2009108991_Cidade getOrigem(){</text:p>
      <text:p text:style-name="Standard"><text:tab/><text:tab/>return origem;</text:p>
      <text:p text:style-name="Standard"><text:tab/>}</text:p>
      <text:p text:style-name="Standard"><text:tab/></text:p>
      <text:p text:style-name="Standard"><text:tab/>/**</text:p>
      <text:p text:style-name="Standard"><text:tab/> * Allows us to get the Route's destination</text:p>
      <text:p text:style-name="Standard"><text:tab/> * </text:p>
      <text:p text:style-name="Standard"><text:tab/> * @return <text:s/><text:tab/>Destination City</text:p>
      <text:p text:style-name="Standard"><text:tab/> */</text:p>
      <text:p text:style-name="Standard"><text:tab/>public n2009108991_Cidade getDestino(){</text:p>
      <text:p text:style-name="Standard"><text:tab/><text:tab/>return destino;</text:p>
      <text:p text:style-name="Standard"><text:tab/>}</text:p>
      <text:p text:style-name="Standard"><text:tab/></text:p>
      <text:p text:style-name="Standard"><text:tab/>/**</text:p>
      <text:p text:style-name="Standard"><text:tab/> * Allows us to get the Route's Vehicle</text:p>
      <text:p text:style-name="Standard"><text:tab/> * </text:p>
      <text:p text:style-name="Standard"><text:tab/> * @return <text:tab/><text:tab/>route's Vehicle</text:p>
      <text:p text:style-name="Standard"><text:tab/> */</text:p>
      <text:p text:style-name="Standard"><text:tab/>public n2009108991_Viatura getViatura(){</text:p>
      <text:p text:style-name="Standard"><text:tab/><text:tab/>return viatura;</text:p>
      <text:p text:style-name="Standard"><text:tab/>}</text:p>
      <text:p text:style-name="Standard"><text:tab/></text:p>
      <text:p text:style-name="Standard"><text:tab/>/**</text:p>
      <text:p text:style-name="Standard"><text:tab/> * Allows us to get the Route's type</text:p>
      <text:p text:style-name="Standard"><text:tab/> * </text:p>
      <text:p text:style-name="Standard"><text:tab/> * @return <text:tab/><text:tab/>route's type</text:p>
      <text:p text:style-name="Standard"><text:tab/> */</text:p>
      <text:p text:style-name="Standard"><text:tab/>public String getTipo(){</text:p>
      <text:p text:style-name="Standard"><text:tab/><text:tab/>return tipo;</text:p>
      <text:p text:style-name="Standard"><text:tab/>}</text:p>
      <text:p text:style-name="Standard"><text:tab/></text:p>
      <text:p text:style-name="Standard"><text:tab/>/**</text:p>
      <text:p text:style-name="Standard"><text:tab/> * Allows us to set the Route's origin</text:p>
      <text:p text:style-name="Standard"><text:tab/> * </text:p>
      <text:p text:style-name="Standard"><text:tab/> * @param <text:tab/>origem<text:tab/>route's origin city</text:p>
      <text:p text:style-name="Standard"><text:tab/> */</text:p>
      <text:p text:style-name="Standard"><text:tab/>public void setOrigem(n2009108991_Cidade origem){</text:p>
      <text:p text:style-name="Standard"><text:tab/><text:tab/>this.origem=origem;</text:p>
      <text:p text:style-name="Standard"><text:tab/>}</text:p>
      <text:p text:style-name="Standard"><text:tab/></text:p>
      <text:p text:style-name="Standard"><text:tab/>/**</text:p>
      <text:p text:style-name="Standard"><text:tab/> * Allows us to set the Route's destination</text:p>
      <text:p text:style-name="Standard"><text:tab/> * </text:p>
      <text:p text:style-name="Standard"><text:tab/> * @param <text:tab/>destino<text:tab/>route's destination city</text:p>
      <text:p text:style-name="Standard"><text:tab/> */</text:p>
      <text:p text:style-name="Standard"><text:soft-page-break/><text:tab/>public void setDestino(n2009108991_Cidade destino){</text:p>
      <text:p text:style-name="Standard"><text:tab/><text:tab/>this.destino=destino;</text:p>
      <text:p text:style-name="Standard"><text:tab/>}</text:p>
      <text:p text:style-name="Standard"><text:tab/></text:p>
      <text:p text:style-name="Standard"><text:tab/>/**</text:p>
      <text:p text:style-name="Standard"><text:tab/> * Allows us to set the Route's vehicle</text:p>
      <text:p text:style-name="Standard"><text:tab/> * </text:p>
      <text:p text:style-name="Standard"><text:tab/> * @param viatura route's vehicle</text:p>
      <text:p text:style-name="Standard"><text:tab/> */</text:p>
      <text:p text:style-name="Standard"><text:tab/>public void setViatura(n2009108991_Viatura viatura){</text:p>
      <text:p text:style-name="Standard"><text:tab/><text:tab/>this.viatura=viatura;</text:p>
      <text:p text:style-name="Standard"><text:tab/>}</text:p>
      <text:p text:style-name="Standard"><text:tab/></text:p>
      <text:p text:style-name="Standard"><text:tab/>/**</text:p>
      <text:p text:style-name="Standard"><text:tab/> * Allows us to set the Route's Type</text:p>
      <text:p text:style-name="Standard"><text:tab/> * </text:p>
      <text:p text:style-name="Standard"><text:tab/> * @param <text:tab/>tipo<text:tab/>route's type</text:p>
      <text:p text:style-name="Standard"><text:tab/> */</text:p>
      <text:p text:style-name="Standard"><text:tab/>public void setTipo(String tipo){</text:p>
      <text:p text:style-name="Standard"><text:tab/><text:tab/>this.tipo=new String (tipo);</text:p>
      <text:p text:style-name="Standard"><text:tab/>}</text:p>
      <text:p text:style-name="Standard"><text:tab/></text:p>
      <text:p text:style-name="Standard"><text:tab/>/**</text:p>
      <text:p text:style-name="Standard"><text:tab/> * Allows us to get a String representing a route</text:p>
      <text:p text:style-name="Standard"><text:tab/> * </text:p>
      <text:p text:style-name="Standard"><text:tab/> * @return <text:s/><text:tab/><text:tab/>Route's description</text:p>
      <text:p text:style-name="Standard"><text:tab/> */</text:p>
      <text:p text:style-name="Standard"><text:tab/>public String toString(){</text:p>
      <text:p text:style-name="Standard"><text:tab/><text:tab/></text:p>
      <text:p text:style-name="Standard"><text:tab/><text:tab/>/** Variable that contains the final description.*/</text:p>
      <text:p text:style-name="Standard"><text:tab/><text:tab/>String buff= new String();</text:p>
      <text:p text:style-name="Standard"><text:tab/><text:tab/>/** Auxiliary variable, allows us to travel in the road's list*/</text:p>
      <text:p text:style-name="Standard"><text:tab/><text:tab/>n2009108991_Estrada aux;</text:p>
      <text:p text:style-name="Standard"/>
      <text:p text:style-name="Standard"><text:tab/><text:tab/>buff = buff.concat ("Origem: "+this.origem+ "\nDestino: "+this.destino+"\nViatura: "+this.viatura.getMatricula()+"\nTipo: "+this.tipo+"\nDistancia: "+this.distancia+"\n"+"Preco: "+this.preco+"\n\n");</text:p>
      <text:p text:style-name="Standard"><text:tab/><text:tab/></text:p>
      <text:p text:style-name="Standard"><text:tab/><text:tab/>if(listaEstradas.size()==0){<text:tab/><text:tab/><text:tab/><text:tab/><text:tab/><text:tab/><text:tab/><text:tab/>//nao contem estradas</text:p>
      <text:p text:style-name="Standard"><text:tab/><text:tab/><text:tab/>buff = buff.concat("Estradas Inexistentes");</text:p>
      <text:p text:style-name="Standard"><text:tab/><text:tab/>}</text:p>
      <text:p text:style-name="Standard"><text:tab/><text:tab/>else{<text:tab/><text:tab/><text:tab/><text:tab/><text:tab/><text:tab/><text:tab/><text:tab/><text:tab/><text:tab/><text:tab/><text:tab/><text:tab/><text:tab/>//contem estradas</text:p>
      <text:p text:style-name="Standard"><text:tab/><text:tab/><text:tab/>for (int i=0;i&lt;listaEstradas.size();i++){</text:p>
      <text:p text:style-name="Standard"><text:tab/><text:tab/><text:tab/><text:tab/>aux = listaEstradas.get(i);<text:tab/><text:tab/><text:tab/><text:tab/><text:tab/><text:tab/><text:tab/>// nome + distancia </text:p>
      <text:p text:style-name="Standard"><text:tab/><text:tab/><text:tab/><text:tab/>buff = buff.concat(aux.toString()/*"Nome da estrada:"+ aux.getNome()+" Origem:"+ aux.getOrigem().getNome()+" Destino:"+ aux.getDestino().getNome()+" Distancia: "+aux.getDistancia()+"\n"*/);</text:p>
      <text:p text:style-name="Standard"><text:tab/><text:tab/><text:tab/><text:tab/></text:p>
      <text:p text:style-name="Standard"><text:tab/><text:tab/><text:tab/><text:tab/></text:p>
      <text:p text:style-name="Standard"><text:soft-page-break/><text:tab/><text:tab/><text:tab/>}</text:p>
      <text:p text:style-name="Standard"><text:tab/><text:tab/>}</text:p>
      <text:p text:style-name="Standard"><text:tab/><text:tab/>return buff;</text:p>
      <text:p text:style-name="Standard"><text:tab/>}</text:p>
      <text:p text:style-name="Standard"><text:tab/></text:p>
      <text:p text:style-name="Standard"><text:tab/>/**</text:p>
      <text:p text:style-name="Standard"><text:tab/> * Allows us to calculate a route</text:p>
      <text:p text:style-name="Standard"><text:tab/> * </text:p>
      <text:p text:style-name="Standard"><text:tab/> * @param matrizIncidencia graph with the city connections</text:p>
      <text:p text:style-name="Standard"><text:tab/> * @param INI Origin city location in the city's list</text:p>
      <text:p text:style-name="Standard"><text:tab/> * @param FIM destination city location in the city's list</text:p>
      <text:p text:style-name="Standard"><text:tab/> * @param MAX total number of nodes in the graph</text:p>
      <text:p text:style-name="Standard"><text:tab/> * @param precoGasolina the actual price of fuel</text:p>
      <text:p text:style-name="Standard"><text:tab/> * @param precoGasoleo the actual price of fuel</text:p>
      <text:p text:style-name="Standard"><text:tab/> * </text:p>
      <text:p text:style-name="Standard"><text:tab/> * It uses the Dijkstra Algorithm</text:p>
      <text:p text:style-name="Standard"><text:tab/> */</text:p>
      <text:p text:style-name="Standard"><text:tab/>void calcula(n2009111924_MatrizIncidencia matrizIncidencia ,int INI,int FIM,int MAX,double precoGasolina,double precoGasoleo){</text:p>
      <text:p text:style-name="Standard"><text:tab/><text:tab/>/**z is determines with one of the graphs we are currently using (the are 3) 0,1,2 (0 for distances, 1 for Speeds, 2 for number of interest points)*/</text:p>
      <text:p text:style-name="Standard"><text:tab/><text:tab/>int z = 0;</text:p>
      <text:p text:style-name="Standard"><text:tab/><text:tab/></text:p>
      <text:p text:style-name="Standard"><text:tab/><text:tab/>n2009108991_Estrada estrada;</text:p>
      <text:p text:style-name="Standard"><text:tab/><text:tab/>n2009111924_AutoEstrada autoestrada;</text:p>
      <text:p text:style-name="Standard"><text:tab/><text:tab/>final int infinito = 9999999;</text:p>
      <text:p text:style-name="Standard"><text:tab/><text:tab/></text:p>
      <text:p text:style-name="Standard"><text:tab/><text:tab/>int foi[]= new int [MAX],custo[]= new int[MAX],anterior[]=new int[MAX];<text:tab/><text:tab/>// declaracao de variaveis</text:p>
      <text:p text:style-name="Standard"/>
      <text:p text:style-name="Standard"><text:tab/><text:tab/>int i, k, aux=0,minimo=0,maximo = 999999;</text:p>
      <text:p text:style-name="Standard"><text:tab/><text:tab/></text:p>
      <text:p text:style-name="Standard"><text:tab/><text:tab/>if (this.tipo.equals("curto")){//Dijkstra</text:p>
      <text:p text:style-name="Standard"><text:tab/><text:tab/><text:tab/>z=0;</text:p>
      <text:p text:style-name="Standard"><text:tab/><text:tab/></text:p>
      <text:p text:style-name="Standard"><text:tab/><text:tab/>for(i=0 ; i&lt;MAX ; i++) { <text:tab/><text:tab/><text:tab/><text:tab/><text:tab/><text:tab/><text:tab/><text:tab/><text:tab/><text:tab/><text:tab/><text:tab/><text:tab/><text:tab/>// inicializaçao das variaveis custo e foi</text:p>
      <text:p text:style-name="Standard"><text:tab/><text:tab/><text:tab/>foi[i] = 0;</text:p>
      <text:p text:style-name="Standard"><text:tab/><text:tab/> <text:s text:c="3"/>custo[i] = infinito;</text:p>
      <text:p text:style-name="Standard"><text:tab/><text:tab/> <text:s text:c="3"/>anterior[i]= 0;</text:p>
      <text:p text:style-name="Standard"><text:tab/><text:tab/>}</text:p>
      <text:p text:style-name="Standard"/>
      <text:p text:style-name="Standard"><text:tab/><text:tab/>custo[INI] = 0;<text:tab/><text:tab/>// custo partida 0</text:p>
      <text:p text:style-name="Standard"><text:tab/><text:tab/>foi[INI] = 1;<text:tab/><text:tab/>// foi ao inicio</text:p>
      <text:p text:style-name="Standard"><text:tab/><text:tab/>k = INI;<text:tab/><text:tab/><text:tab/>// posiçao actual = inicio</text:p>
      <text:p text:style-name="Standard"><text:tab/><text:tab/></text:p>
      <text:p text:style-name="Standard"><text:tab/><text:tab/></text:p>
      <text:p text:style-name="Standard"><text:tab/><text:tab/>while(foi[FIM]==0 &amp;&amp; minimo!=infinito){ <text:s text:c="31"/><text:tab/><text:tab/><text:tab/>// enquanto nao foi ate ao fim e equanto houver caminhos disponiveis</text:p>
      <text:p text:style-name="Standard"><text:tab/><text:tab/><text:tab/></text:p>
      <text:p text:style-name="Standard"><text:tab/><text:tab/><text:tab/>minimo = infinito;</text:p>
      <text:p text:style-name="Standard"/>
      <text:p text:style-name="Standard"><text:soft-page-break/><text:tab/><text:tab/><text:tab/>for(i=0 ; i&lt;MAX ; i++)<text:tab/><text:tab/><text:tab/><text:tab/><text:tab/><text:tab/><text:tab/><text:tab/><text:tab/><text:tab/><text:tab/><text:tab/><text:tab/><text:tab/>// percorremos os vértices</text:p>
      <text:p text:style-name="Standard"><text:tab/><text:tab/><text:tab/><text:tab/>if(foi[i] == 0){</text:p>
      <text:p text:style-name="Standard"><text:tab/><text:tab/><text:tab/><text:tab/><text:tab/></text:p>
      <text:p text:style-name="Standard"><text:tab/><text:tab/><text:tab/><text:tab/><text:tab/><text:tab/>if(custo[i]&gt;custo[k] + matrizIncidencia.getValue(k, i, z)&amp;&amp;matrizIncidencia.getValue(k, i, z)!=0 ){ /* relaxamento */</text:p>
      <text:p text:style-name="Standard"><text:tab/><text:tab/><text:tab/><text:tab/><text:tab/><text:tab/><text:tab/>custo[i]=custo[k] + matrizIncidencia.getValue(k, i, z);<text:tab/><text:tab/><text:tab/>// escolhemos o menor custo</text:p>
      <text:p text:style-name="Standard"><text:tab/><text:tab/><text:tab/><text:tab/><text:tab/><text:tab/><text:tab/>anterior[i]=k;</text:p>
      <text:p text:style-name="Standard"><text:tab/><text:tab/><text:tab/><text:tab/><text:tab/><text:tab/>}</text:p>
      <text:p text:style-name="Standard"><text:tab/><text:tab/><text:tab/><text:tab/><text:tab/><text:tab/>if(custo[i]&lt;minimo){</text:p>
      <text:p text:style-name="Standard"><text:tab/><text:tab/><text:tab/><text:tab/><text:tab/><text:tab/><text:tab/>minimo=custo[i];</text:p>
      <text:p text:style-name="Standard"><text:tab/><text:tab/><text:tab/><text:tab/><text:tab/><text:tab/><text:tab/>aux=i;</text:p>
      <text:p text:style-name="Standard"><text:tab/><text:tab/><text:tab/><text:tab/><text:tab/><text:tab/>}</text:p>
      <text:p text:style-name="Standard"><text:tab/><text:tab/><text:tab/><text:tab/><text:tab/></text:p>
      <text:p text:style-name="Standard"><text:tab/> <text:s text:c="3"/><text:tab/>}</text:p>
      <text:p text:style-name="Standard"><text:tab/><text:tab/> <text:s text:c="3"/>foi[aux]=1;<text:tab/><text:tab/><text:tab/><text:tab/><text:tab/><text:tab/><text:tab/><text:tab/><text:tab/><text:tab/><text:tab/><text:tab/><text:tab/><text:tab/><text:tab/><text:tab/><text:tab/>// foi a aux</text:p>
      <text:p text:style-name="Standard"><text:tab/><text:tab/> <text:s text:c="3"/>k = aux;<text:tab/><text:tab/><text:tab/><text:tab/><text:tab/><text:tab/><text:tab/><text:tab/><text:tab/><text:tab/><text:tab/><text:tab/><text:tab/><text:tab/><text:tab/><text:tab/><text:tab/>// pos = aux</text:p>
      <text:p text:style-name="Standard"><text:tab/><text:tab/>}</text:p>
      <text:p text:style-name="Standard"><text:tab/><text:tab/>}</text:p>
      <text:p text:style-name="Standard"><text:tab/><text:tab/>if (this.tipo.equals("rapido")){</text:p>
      <text:p text:style-name="Standard"><text:tab/><text:tab/><text:tab/>z=1;</text:p>
      <text:p text:style-name="Standard"><text:tab/><text:tab/><text:tab/></text:p>
      <text:p text:style-name="Standard"><text:tab/><text:tab/><text:tab/>for(i=0 ; i&lt;MAX ; i++) { <text:tab/><text:tab/><text:tab/><text:tab/><text:tab/><text:tab/><text:tab/><text:tab/><text:tab/><text:tab/><text:tab/><text:tab/><text:tab/><text:tab/>// inicializaçao das variaveis custo e foi</text:p>
      <text:p text:style-name="Standard"><text:tab/><text:tab/><text:tab/><text:tab/>foi[i] = 0;</text:p>
      <text:p text:style-name="Standard"><text:tab/><text:tab/><text:tab/> <text:s text:c="3"/>custo[i] = infinito;</text:p>
      <text:p text:style-name="Standard"><text:tab/><text:tab/><text:tab/> <text:s text:c="3"/>anterior[i]= 0;</text:p>
      <text:p text:style-name="Standard"><text:tab/><text:tab/><text:tab/>}</text:p>
      <text:p text:style-name="Standard"/>
      <text:p text:style-name="Standard"><text:tab/><text:tab/><text:tab/>custo[INI] = 0;<text:tab/><text:tab/>// custo partida 0</text:p>
      <text:p text:style-name="Standard"><text:tab/><text:tab/><text:tab/>foi[INI] = 1;<text:tab/><text:tab/>// foi ao inicio</text:p>
      <text:p text:style-name="Standard"><text:tab/><text:tab/><text:tab/>k = INI;<text:tab/><text:tab/><text:tab/>// posiçao actual = inicio</text:p>
      <text:p text:style-name="Standard"><text:tab/><text:tab/><text:tab/></text:p>
      <text:p text:style-name="Standard"><text:tab/><text:tab/><text:tab/></text:p>
      <text:p text:style-name="Standard"><text:tab/><text:tab/><text:tab/>while(foi[FIM]==0 &amp;&amp; minimo!=infinito){ <text:s text:c="31"/><text:tab/><text:tab/><text:tab/>// enquanto nao foi ate ao fim e equanto houver caminhos disponiveis</text:p>
      <text:p text:style-name="Standard"><text:tab/><text:tab/><text:tab/><text:tab/></text:p>
      <text:p text:style-name="Standard"><text:tab/><text:tab/><text:tab/><text:tab/>minimo = infinito;</text:p>
      <text:p text:style-name="Standard"/>
      <text:p text:style-name="Standard"><text:tab/><text:tab/><text:tab/><text:tab/>for(i=0 ; i&lt;MAX ; i++)<text:tab/><text:tab/><text:tab/><text:tab/><text:tab/><text:tab/><text:tab/><text:tab/><text:tab/><text:tab/><text:tab/><text:tab/><text:tab/><text:tab/>// percorremos os vértices</text:p>
      <text:p text:style-name="Standard"><text:tab/><text:tab/><text:tab/><text:tab/><text:tab/>if(foi[i] == 0){</text:p>
      <text:p text:style-name="Standard"><text:tab/><text:tab/><text:tab/><text:tab/><text:tab/><text:tab/></text:p>
      <text:p text:style-name="Standard"><text:tab/><text:tab/><text:tab/><text:tab/><text:tab/><text:tab/><text:tab/>if(custo[i]&gt;custo[k] + matrizIncidencia.getValue(k, i, z)&amp;&amp;matrizIncidencia.getValue(k, i, z)!=0 ){ /* relaxamento */</text:p>
      <text:p text:style-name="Standard"><text:tab/><text:tab/><text:tab/><text:tab/><text:tab/><text:tab/><text:tab/><text:tab/>custo[i]=custo[k] + matrizIncidencia.getValue(k, i, z);<text:tab/><text:tab/><text:tab/>// escolhemos o menor custo</text:p>
      <text:p text:style-name="Standard"><text:tab/><text:tab/><text:tab/><text:tab/><text:tab/><text:tab/><text:tab/><text:tab/>anterior[i]=k;</text:p>
      <text:p text:style-name="Standard"><text:tab/><text:tab/><text:tab/><text:tab/><text:tab/><text:tab/><text:tab/>}</text:p>
      <text:p text:style-name="Standard"><text:soft-page-break/><text:tab/><text:tab/><text:tab/><text:tab/><text:tab/><text:tab/><text:tab/>if(custo[i]&lt;minimo){</text:p>
      <text:p text:style-name="Standard"><text:tab/><text:tab/><text:tab/><text:tab/><text:tab/><text:tab/><text:tab/><text:tab/>minimo=custo[i];</text:p>
      <text:p text:style-name="Standard"><text:tab/><text:tab/><text:tab/><text:tab/><text:tab/><text:tab/><text:tab/><text:tab/>aux=i;</text:p>
      <text:p text:style-name="Standard"><text:tab/><text:tab/><text:tab/><text:tab/><text:tab/><text:tab/><text:tab/>}</text:p>
      <text:p text:style-name="Standard"><text:tab/><text:tab/><text:tab/><text:tab/><text:tab/><text:tab/></text:p>
      <text:p text:style-name="Standard"><text:tab/><text:tab/> <text:s text:c="3"/><text:tab/>}</text:p>
      <text:p text:style-name="Standard"><text:tab/><text:tab/><text:tab/> <text:s text:c="3"/>foi[aux]=1;<text:tab/><text:tab/><text:tab/><text:tab/><text:tab/><text:tab/><text:tab/><text:tab/><text:tab/><text:tab/><text:tab/><text:tab/><text:tab/><text:tab/><text:tab/><text:tab/><text:tab/>// foi a aux</text:p>
      <text:p text:style-name="Standard"><text:tab/><text:tab/><text:tab/> <text:s text:c="3"/>k = aux;<text:tab/><text:tab/><text:tab/><text:tab/><text:tab/><text:tab/><text:tab/><text:tab/><text:tab/><text:tab/><text:tab/><text:tab/><text:tab/><text:tab/><text:tab/><text:tab/><text:tab/>// pos = aux</text:p>
      <text:p text:style-name="Standard"><text:tab/><text:tab/><text:tab/>}</text:p>
      <text:p text:style-name="Standard"><text:tab/><text:tab/>}</text:p>
      <text:p text:style-name="Standard"><text:tab/><text:tab/>if (this.tipo.equals("turistico")){</text:p>
      <text:p text:style-name="Standard"><text:tab/><text:tab/><text:tab/>z=2;</text:p>
      <text:p text:style-name="Standard"><text:tab/><text:tab/><text:tab/></text:p>
      <text:p text:style-name="Standard"><text:tab/><text:tab/><text:tab/>for(i=0 ; i&lt;MAX ; i++) { <text:tab/><text:tab/><text:tab/><text:tab/><text:tab/><text:tab/><text:tab/><text:tab/><text:tab/><text:tab/><text:tab/><text:tab/><text:tab/><text:tab/>// inicializaçao das variaveis custo e foi</text:p>
      <text:p text:style-name="Standard"><text:tab/><text:tab/><text:tab/><text:tab/>foi[i] = 0;</text:p>
      <text:p text:style-name="Standard"><text:tab/><text:tab/><text:tab/> <text:s text:c="3"/>custo[i] = 0;</text:p>
      <text:p text:style-name="Standard"><text:tab/><text:tab/><text:tab/> <text:s text:c="3"/>anterior[i]= 0;</text:p>
      <text:p text:style-name="Standard"><text:tab/><text:tab/><text:tab/>}</text:p>
      <text:p text:style-name="Standard"/>
      <text:p text:style-name="Standard"><text:tab/><text:tab/><text:tab/>custo[INI] = 0;<text:tab/><text:tab/>// custo partida 0</text:p>
      <text:p text:style-name="Standard"><text:tab/><text:tab/><text:tab/>foi[INI] = 1;<text:tab/><text:tab/>// foi ao inicio</text:p>
      <text:p text:style-name="Standard"><text:tab/><text:tab/><text:tab/>k = INI;<text:tab/><text:tab/><text:tab/>// posiçao actual = inicio</text:p>
      <text:p text:style-name="Standard"><text:tab/><text:tab/><text:tab/></text:p>
      <text:p text:style-name="Standard"><text:tab/><text:tab/><text:tab/>while(foi[FIM]==0 &amp;&amp; maximo!=0){ <text:s text:c="31"/><text:tab/><text:tab/><text:tab/>// enquanto nao foi ate ao fim e equanto houver caminhos disponiveis</text:p>
      <text:p text:style-name="Standard"><text:tab/><text:tab/><text:tab/><text:tab/></text:p>
      <text:p text:style-name="Standard"><text:tab/><text:tab/><text:tab/><text:tab/>maximo = 0;</text:p>
      <text:p text:style-name="Standard"/>
      <text:p text:style-name="Standard"><text:tab/><text:tab/><text:tab/><text:tab/>for(i=0 ; i&lt;MAX ; i++)<text:tab/><text:tab/><text:tab/><text:tab/><text:tab/><text:tab/><text:tab/><text:tab/><text:tab/><text:tab/><text:tab/><text:tab/><text:tab/><text:tab/>// percorremos os vértices</text:p>
      <text:p text:style-name="Standard"><text:tab/><text:tab/><text:tab/><text:tab/><text:tab/>if(foi[i] == 0){</text:p>
      <text:p text:style-name="Standard"><text:tab/><text:tab/><text:tab/><text:tab/><text:tab/><text:tab/><text:tab/>if(custo[i]&lt;custo[k] + matrizIncidencia.getValue(k, i, z)&amp;&amp;matrizIncidencia.getValue(k, i, z)!=0 ){ /* relaxamento */</text:p>
      <text:p text:style-name="Standard"><text:tab/><text:tab/><text:tab/><text:tab/><text:tab/><text:tab/><text:tab/><text:tab/>custo[i]=custo[k] + matrizIncidencia.getValue(k, i, z);<text:tab/><text:tab/><text:tab/>// escolhemos o menor custo</text:p>
      <text:p text:style-name="Standard"><text:tab/><text:tab/><text:tab/><text:tab/><text:tab/><text:tab/><text:tab/><text:tab/>anterior[i]=k;</text:p>
      <text:p text:style-name="Standard"><text:tab/><text:tab/><text:tab/><text:tab/><text:tab/><text:tab/><text:tab/>}</text:p>
      <text:p text:style-name="Standard"><text:tab/><text:tab/><text:tab/><text:tab/><text:tab/><text:tab/><text:tab/>if(custo[i]&gt;maximo){</text:p>
      <text:p text:style-name="Standard"><text:tab/><text:tab/><text:tab/><text:tab/><text:tab/><text:tab/><text:tab/><text:tab/>maximo=custo[i];</text:p>
      <text:p text:style-name="Standard"><text:tab/><text:tab/><text:tab/><text:tab/><text:tab/><text:tab/><text:tab/><text:tab/>aux=i;</text:p>
      <text:p text:style-name="Standard"><text:tab/><text:tab/><text:tab/><text:tab/><text:tab/><text:tab/><text:tab/>}</text:p>
      <text:p text:style-name="Standard"><text:tab/><text:tab/><text:tab/><text:tab/><text:tab/><text:tab/>}</text:p>
      <text:p text:style-name="Standard"><text:tab/><text:tab/> <text:s text:c="3"/><text:tab/></text:p>
      <text:p text:style-name="Standard"><text:tab/><text:tab/><text:tab/> <text:s text:c="3"/>foi[aux]=1;<text:tab/><text:tab/><text:tab/><text:tab/><text:tab/><text:tab/><text:tab/><text:tab/><text:tab/><text:tab/><text:tab/><text:tab/><text:tab/><text:tab/><text:tab/><text:tab/><text:tab/>// foi a aux</text:p>
      <text:p text:style-name="Standard"><text:tab/><text:tab/><text:tab/> <text:s text:c="3"/>k = aux;<text:tab/><text:tab/><text:tab/><text:tab/><text:tab/><text:tab/><text:tab/><text:tab/><text:tab/><text:tab/><text:tab/><text:tab/><text:tab/><text:tab/><text:tab/><text:tab/><text:tab/>// pos = aux</text:p>
      <text:p text:style-name="Standard"><text:tab/><text:tab/><text:tab/>}</text:p>
      <text:p text:style-name="Standard"><text:tab/><text:tab/>}</text:p>
      <text:p text:style-name="Standard"><text:soft-page-break/></text:p>
      <text:p text:style-name="Standard"><text:tab/><text:tab/><text:tab/></text:p>
      <text:p text:style-name="Standard"><text:tab/><text:tab/></text:p>
      <text:p text:style-name="Standard"/>
      <text:p text:style-name="Standard"><text:tab/><text:tab/>if(foi[FIM]==1){<text:tab/><text:tab/><text:tab/><text:tab/><text:tab/><text:tab/><text:tab/><text:tab/><text:tab/><text:tab/><text:tab/><text:tab/><text:tab/><text:tab/><text:tab/><text:tab/>// conseguimos chegar ao fim</text:p>
      <text:p text:style-name="Standard"><text:tab/><text:tab/><text:tab/>int actual= FIM;</text:p>
      <text:p text:style-name="Standard"><text:tab/><text:tab/><text:tab/>while(actual!= INI){<text:tab/><text:tab/><text:tab/><text:tab/><text:tab/><text:tab/><text:tab/><text:tab/><text:tab/><text:tab/><text:tab/><text:tab/><text:tab/><text:tab/>// vaos desde o fim ao inicio a adicionar as estradas no inicio da lista</text:p>
      <text:p text:style-name="Standard"><text:tab/><text:tab/><text:tab/><text:tab/>listaEstradas.add(0,matrizIncidencia.getRoad(anterior[actual],actual)); </text:p>
      <text:p text:style-name="Standard"><text:tab/><text:tab/><text:tab/><text:tab/>actual = anterior[actual];</text:p>
      <text:p text:style-name="Standard"><text:tab/><text:tab/><text:tab/>}</text:p>
      <text:p text:style-name="Standard"><text:tab/><text:tab/><text:tab/>for (int pos = 0;pos&lt; listaEstradas.size();pos++){<text:tab/><text:tab/><text:tab/><text:tab/><text:tab/><text:tab/><text:tab/>// percorremos todas as estradas</text:p>
      <text:p text:style-name="Standard"><text:tab/><text:tab/><text:tab/><text:tab/>estrada= listaEstradas.get(pos);</text:p>
      <text:p text:style-name="Standard"><text:tab/><text:tab/><text:tab/><text:tab/>this.distancia += estrada.getDistancia();<text:tab/><text:tab/><text:tab/><text:tab/><text:tab/><text:tab/><text:tab/><text:tab/>// somamos todas as distancias</text:p>
      <text:p text:style-name="Standard"><text:tab/><text:tab/><text:tab/><text:tab/>if (this.viatura.getTipoCombustivel().equals("Gasolina"))</text:p>
      <text:p text:style-name="Standard"><text:tab/><text:tab/><text:tab/><text:tab/><text:tab/>this.preco += (estrada.getDistancia()*this.viatura.getConsumo()/100)* (precoGasolina); // carros classe A</text:p>
      <text:p text:style-name="Standard"><text:tab/><text:tab/><text:tab/><text:tab/>else</text:p>
      <text:p text:style-name="Standard"><text:tab/><text:tab/><text:tab/><text:tab/><text:tab/>this.preco += (estrada.getDistancia()*this.viatura.getConsumo()/100)* (precoGasoleo); // pesados</text:p>
      <text:p text:style-name="Standard"><text:tab/><text:tab/><text:tab/><text:tab/></text:p>
      <text:p text:style-name="Standard"><text:tab/><text:tab/><text:tab/><text:tab/>// de seguida preço portagens</text:p>
      <text:p text:style-name="Standard"><text:tab/><text:tab/><text:tab/><text:tab/></text:p>
      <text:p text:style-name="Standard"><text:tab/><text:tab/><text:tab/><text:tab/>if (estrada.getTipo().equals("autoestrada")){</text:p>
      <text:p text:style-name="Standard"><text:tab/><text:tab/><text:tab/><text:tab/><text:tab/>autoestrada = (n2009111924_AutoEstrada) estrada;</text:p>
      <text:p text:style-name="Standard"><text:tab/><text:tab/><text:tab/><text:tab/><text:tab/>if (this.viatura.getClass().equals("A"))</text:p>
      <text:p text:style-name="Standard"><text:tab/><text:tab/><text:tab/><text:tab/><text:tab/><text:tab/>preco+=autoestrada.getPrecoPortagemA();</text:p>
      <text:p text:style-name="Standard"><text:tab/><text:tab/><text:tab/><text:tab/><text:tab/>else </text:p>
      <text:p text:style-name="Standard"><text:tab/><text:tab/><text:tab/><text:tab/><text:tab/><text:tab/>preco+= autoestrada.getPrecoPortagemB();</text:p>
      <text:p text:style-name="Standard"><text:tab/><text:tab/><text:tab/><text:tab/>}</text:p>
      <text:p text:style-name="Standard"><text:tab/><text:tab/><text:tab/>}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}</text:p>
      <text:p text:style-name="Standard"><text:tab/><text:tab/>else</text:p>
      <text:p text:style-name="Standard"><text:tab/><text:tab/><text:tab/>System.out.print("Nenhuma estrada satisfaz o percurso.");</text:p>
      <text:p text:style-name="Standard"><text:tab/>}</text:p>
      <text:p text:style-name="Standard">}</text:p>
      <text:p text:style-name="Standard"/>
      <text:p text:style-name="P1">package SEPIA;</text:p>
      <text:p text:style-name="Standard"/>
      <text:p text:style-name="Standard">import java.io.Serializable;</text:p>
      <text:p text:style-name="Standard"/>
      <text:p text:style-name="Standard"/>
      <text:p text:style-name="Standard">/**</text:p>
      <text:p text:style-name="Standard"><text:s/>* </text:p>
      <text:p text:style-name="Standard"><text:s/>* @author Igor Cruz</text:p>
      <text:p text:style-name="Standard"><text:s/>* @author Carlos Santos</text:p>
      <text:p text:style-name="Standard"><text:s/>* </text:p>
      <text:p text:style-name="Standard"><text:s/>* @version 1</text:p>
      <text:p text:style-name="Standard"><text:s/>* @since 0.1</text:p>
      <text:p text:style-name="Standard"><text:s/>* </text:p>
      <text:p text:style-name="Standard"><text:s/>* This class is a major class since the start of the project.</text:p>
      <text:p text:style-name="Standard"><text:s/>* */</text:p>
      <text:p text:style-name="Standard">public class n2009108991_PontoInteresse implements Serializable{</text:p>
      <text:p text:style-name="Standard"><text:tab/></text:p>
      <text:p text:style-name="Standard"><text:tab/>/**</text:p>
      <text:p text:style-name="Standard"><text:tab/> * </text:p>
      <text:p text:style-name="Standard"><text:tab/> */</text:p>
      <text:p text:style-name="Standard"><text:tab/>private static final long serialVersionUID = 1L;</text:p>
      <text:p text:style-name="Standard"><text:tab/>/**Interest Point name */</text:p>
      <text:p text:style-name="Standard"><text:tab/>private String nome;</text:p>
      <text:p text:style-name="Standard"><text:tab/>/**Interest point description*/</text:p>
      <text:p text:style-name="Standard"><text:tab/>private String descricao;</text:p>
      <text:p text:style-name="Standard"/>
      <text:p text:style-name="Standard"><text:tab/>/**</text:p>
      <text:p text:style-name="Standard"><text:tab/> * Class constructor</text:p>
      <text:p text:style-name="Standard"><text:tab/> * </text:p>
      <text:p text:style-name="Standard"><text:tab/> * @param nome Interest point name</text:p>
      <text:p text:style-name="Standard"><text:tab/> * @param descricao interest point description</text:p>
      <text:p text:style-name="Standard"><text:tab/> */</text:p>
      <text:p text:style-name="Standard"><text:tab/>public n2009108991_PontoInteresse(String nome,String descricao){</text:p>
      <text:p text:style-name="Standard"><text:tab/><text:tab/>setNome(nome);</text:p>
      <text:p text:style-name="Standard"><text:tab/><text:tab/>setDescricao(descricao);</text:p>
      <text:p text:style-name="Standard"><text:tab/>}</text:p>
      <text:p text:style-name="Standard"><text:tab/></text:p>
      <text:p text:style-name="Standard"/>
      <text:p text:style-name="Standard"><text:tab/>/**</text:p>
      <text:p text:style-name="Standard"><text:tab/> * This class allows us to get an interest point name</text:p>
      <text:p text:style-name="Standard"><text:tab/> * </text:p>
      <text:p text:style-name="Standard"><text:tab/> * @return <text:tab/><text:tab/>interest point name</text:p>
      <text:p text:style-name="Standard"><text:tab/> */</text:p>
      <text:p text:style-name="Standard"><text:tab/>public String getNome(){</text:p>
      <text:p text:style-name="Standard"><text:tab/><text:tab/>return nome;</text:p>
      <text:p text:style-name="Standard"><text:tab/>}</text:p>
      <text:p text:style-name="Standard"><text:tab/></text:p>
      <text:p text:style-name="Standard"><text:tab/>/**</text:p>
      <text:p text:style-name="Standard"><text:tab/> * This class allows us to get an interest description</text:p>
      <text:p text:style-name="Standard"><text:tab/> * </text:p>
      <text:p text:style-name="Standard"><text:tab/> * @return <text:tab/><text:tab/>interest point description</text:p>
      <text:p text:style-name="Standard"><text:tab/> */</text:p>
      <text:p text:style-name="Standard"><text:soft-page-break/><text:tab/>public String getDescricao(){</text:p>
      <text:p text:style-name="Standard"><text:tab/><text:tab/>return descricao;</text:p>
      <text:p text:style-name="Standard"><text:tab/>}</text:p>
      <text:p text:style-name="Standard"><text:tab/></text:p>
      <text:p text:style-name="Standard"><text:tab/>/**</text:p>
      <text:p text:style-name="Standard"><text:tab/> * This class allows us to set an interest point name</text:p>
      <text:p text:style-name="Standard"><text:tab/> * </text:p>
      <text:p text:style-name="Standard"><text:tab/> * @param nome <text:tab/><text:tab/>interest point name</text:p>
      <text:p text:style-name="Standard"><text:tab/> */</text:p>
      <text:p text:style-name="Standard"><text:tab/>public void setNome(String nome){</text:p>
      <text:p text:style-name="Standard"><text:tab/><text:tab/>this.nome=new String (nome);</text:p>
      <text:p text:style-name="Standard"><text:tab/>}</text:p>
      <text:p text:style-name="Standard"/>
      <text:p text:style-name="Standard"><text:tab/>/**</text:p>
      <text:p text:style-name="Standard"><text:tab/> * This class allows us to set an interest point description</text:p>
      <text:p text:style-name="Standard"><text:tab/> * </text:p>
      <text:p text:style-name="Standard"><text:tab/> * @param descricao <text:tab/><text:tab/>interest point description</text:p>
      <text:p text:style-name="Standard"><text:tab/> */</text:p>
      <text:p text:style-name="Standard"><text:tab/>void setDescricao(String descricao){</text:p>
      <text:p text:style-name="Standard"><text:tab/><text:tab/>this.descricao=new String (descricao);</text:p>
      <text:p text:style-name="Standard"><text:tab/>}</text:p>
      <text:p text:style-name="Standard"><text:tab/></text:p>
      <text:p text:style-name="Standard"><text:tab/>/**</text:p>
      <text:p text:style-name="Standard"><text:tab/> * This class allows us to get an interest point description</text:p>
      <text:p text:style-name="Standard"><text:tab/> * </text:p>
      <text:p text:style-name="Standard"><text:tab/> * @return interest point description</text:p>
      <text:p text:style-name="Standard"><text:tab/> */</text:p>
      <text:p text:style-name="Standard"><text:tab/>public String toString(){</text:p>
      <text:p text:style-name="Standard"><text:tab/><text:tab/>String buff = new String();</text:p>
      <text:p text:style-name="Standard"><text:tab/><text:tab/>buff=buff.concat("Nome: "+this.getNome()+"\n");</text:p>
      <text:p text:style-name="Standard"><text:tab/><text:tab/>buff=buff.concat("Descricao: "+this.getDescricao()+"\n");</text:p>
      <text:p text:style-name="Standard"><text:tab/><text:tab/>return buff;</text:p>
      <text:p text:style-name="Standard"><text:tab/>}</text:p>
      <text:p text:style-name="Standard">}</text:p>
      <text:p text:style-name="P1">package SEPIA;</text:p>
      <text:p text:style-name="Standard"/>
      <text:p text:style-name="Standard">import java.io.Serializable;</text:p>
      <text:p text:style-name="Standard"/>
      <text:p text:style-name="Standard"/>
      <text:p text:style-name="Standard">/**</text:p>
      <text:p text:style-name="Standard"><text:s/>* </text:p>
      <text:p text:style-name="Standard"><text:s/>* @author Igor Cruz</text:p>
      <text:p text:style-name="Standard"><text:s/>* @author Carlos Santos</text:p>
      <text:p text:style-name="Standard"><text:s/>* </text:p>
      <text:p text:style-name="Standard"><text:s/>* @version 1</text:p>
      <text:p text:style-name="Standard"><text:s/>* @since 0.1</text:p>
      <text:p text:style-name="Standard"><text:s/>* </text:p>
      <text:p text:style-name="Standard"><text:s/>* This class is a major class since the start of the project.</text:p>
      <text:p text:style-name="Standard"><text:s/>* */</text:p>
      <text:p text:style-name="Standard">public class n2009108991_Viatura <text:s/>implements Serializable {</text:p>
      <text:p text:style-name="Standard"><text:tab/></text:p>
      <text:p text:style-name="Standard"><text:tab/>/**Hash verification */</text:p>
      <text:p text:style-name="Standard"><text:tab/>private static final long serialVersionUID = 1;</text:p>
      <text:p text:style-name="Standard"><text:tab/></text:p>
      <text:p text:style-name="Standard"><text:tab/>/** Vehicles registration number */</text:p>
      <text:p text:style-name="Standard"><text:tab/>private String matricula;</text:p>
      <text:p text:style-name="Standard"><text:tab/>/** Vehicles class A or B*/</text:p>
      <text:p text:style-name="Standard"><text:tab/>private String classe;</text:p>
      <text:p text:style-name="Standard"><text:tab/>/**Gasolina or Gasoleo */</text:p>
      <text:p text:style-name="Standard"><text:tab/>private String tipoCombustivel;</text:p>
      <text:p text:style-name="Standard"><text:tab/>/**Consumption of 100 km */</text:p>
      <text:p text:style-name="Standard"><text:tab/>private double consumo;</text:p>
      <text:p text:style-name="Standard"><text:tab/></text:p>
      <text:p text:style-name="Standard"><text:tab/>/**</text:p>
      <text:p text:style-name="Standard"><text:tab/> * Class constructor</text:p>
      <text:p text:style-name="Standard"><text:tab/> * </text:p>
      <text:p text:style-name="Standard"><text:tab/> * @param classe Vehicle's class</text:p>
      <text:p text:style-name="Standard"><text:tab/> * @param matricula vehicles ID number</text:p>
      <text:p text:style-name="Standard"><text:tab/> * @param tipoCombustivel Gasolina or Gasoleo</text:p>
      <text:p text:style-name="Standard"><text:tab/> * @param consumo Vehicle's consumption</text:p>
      <text:p text:style-name="Standard"><text:tab/> */</text:p>
      <text:p text:style-name="Standard"><text:tab/>public n2009108991_Viatura(String classe,String matricula, String tipoCombustivel,double consumo){</text:p>
      <text:p text:style-name="Standard"><text:tab/><text:tab/></text:p>
      <text:p text:style-name="Standard"><text:tab/><text:tab/>setClasse(classe);</text:p>
      <text:p text:style-name="Standard"><text:tab/><text:tab/>setMatricula(matricula);</text:p>
      <text:p text:style-name="Standard"><text:tab/><text:tab/>setTipoCombustivel(tipoCombustivel);</text:p>
      <text:p text:style-name="Standard"><text:tab/><text:tab/>setConsumo(consumo)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get a vehicle's ID</text:p>
      <text:p text:style-name="Standard"><text:tab/> * </text:p>
      <text:p text:style-name="Standard"><text:tab/> * @return <text:tab/><text:tab/>vehicles registration ID</text:p>
      <text:p text:style-name="Standard"><text:tab/> */</text:p>
      <text:p text:style-name="Standard"><text:tab/>public String getMatricula(){</text:p>
      <text:p text:style-name="Standard"><text:soft-page-break/><text:tab/><text:tab/>return matricula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get a vehicle's class</text:p>
      <text:p text:style-name="Standard"><text:tab/> * </text:p>
      <text:p text:style-name="Standard"><text:tab/> * @return <text:tab/><text:tab/>vehicles class (A or B)</text:p>
      <text:p text:style-name="Standard"><text:tab/> */</text:p>
      <text:p text:style-name="Standard"><text:tab/>public String getTipo(){</text:p>
      <text:p text:style-name="Standard"><text:tab/><text:tab/>return classe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get a vehicle's fuel type</text:p>
      <text:p text:style-name="Standard"><text:tab/> * </text:p>
      <text:p text:style-name="Standard"><text:tab/> * @return <text:tab/><text:tab/>Gasolina or Gasoleo</text:p>
      <text:p text:style-name="Standard"><text:tab/> */</text:p>
      <text:p text:style-name="Standard"><text:tab/>public String getTipoCombustivel(){</text:p>
      <text:p text:style-name="Standard"><text:tab/><text:tab/>return tipoCombustivel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get a vehicle's consumption at 100km</text:p>
      <text:p text:style-name="Standard"><text:tab/> * </text:p>
      <text:p text:style-name="Standard"><text:tab/> * @return <text:tab/><text:tab/>vehicles consumption type double</text:p>
      <text:p text:style-name="Standard"><text:tab/> */</text:p>
      <text:p text:style-name="Standard"><text:tab/>public double getConsumo(){</text:p>
      <text:p text:style-name="Standard"><text:tab/><text:tab/>return consumo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set the Vehicles registration ID</text:p>
      <text:p text:style-name="Standard"><text:tab/> * </text:p>
      <text:p text:style-name="Standard"><text:tab/> * @param matricula vehicle's registration ID</text:p>
      <text:p text:style-name="Standard"><text:tab/> */</text:p>
      <text:p text:style-name="Standard"><text:tab/>public void setMatricula(String matricula){</text:p>
      <text:p text:style-name="Standard"><text:tab/><text:tab/>this.matricula=new String (matricula)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set the Vehicles class</text:p>
      <text:p text:style-name="Standard"><text:tab/> * </text:p>
      <text:p text:style-name="Standard"><text:tab/> * @param classe vehicle's class (A or B)</text:p>
      <text:p text:style-name="Standard"><text:tab/> */</text:p>
      <text:p text:style-name="Standard"><text:tab/>public void setClasse(String classe){</text:p>
      <text:p text:style-name="Standard"><text:tab/><text:tab/>this.classe=new String (classe)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set the Vehicles type of fuel</text:p>
      <text:p text:style-name="Standard"><text:tab/> * </text:p>
      <text:p text:style-name="Standard"><text:tab/> * @param tipoCombustivel vehicle's fuel type (Gasolina or Gasoleo)</text:p>
      <text:p text:style-name="Standard"><text:soft-page-break/><text:tab/> */</text:p>
      <text:p text:style-name="Standard"><text:tab/>public void setTipoCombustivel(String tipoCombustivel){</text:p>
      <text:p text:style-name="Standard"><text:tab/><text:tab/>this.tipoCombustivel=new String (tipoCombustivel)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set the Vehicles consumption</text:p>
      <text:p text:style-name="Standard"><text:tab/> * </text:p>
      <text:p text:style-name="Standard"><text:tab/> * @param consumo vehicle's consumption</text:p>
      <text:p text:style-name="Standard"><text:tab/> */</text:p>
      <text:p text:style-name="Standard"><text:tab/>public void setConsumo(double consumo){</text:p>
      <text:p text:style-name="Standard"><text:tab/><text:tab/>this.consumo = consumo;</text:p>
      <text:p text:style-name="Standard"><text:tab/>}</text:p>
      <text:p text:style-name="Standard"><text:tab/></text:p>
      <text:p text:style-name="Standard"><text:tab/>/**</text:p>
      <text:p text:style-name="Standard"><text:tab/> * This method allows us to get Vehicle's details</text:p>
      <text:p text:style-name="Standard"><text:tab/> * </text:p>
      <text:p text:style-name="Standard"><text:tab/> * @return <text:s/>vehicle's details</text:p>
      <text:p text:style-name="Standard"><text:tab/> */</text:p>
      <text:p text:style-name="Standard"><text:tab/>public String toString(){</text:p>
      <text:p text:style-name="Standard"><text:tab/><text:tab/></text:p>
      <text:p text:style-name="Standard"><text:tab/><text:tab/>return ("Matricula: " <text:s text:c="3"/>+ matricula <text:s text:c="5"/>+"\n"+</text:p>
      <text:p text:style-name="Standard"><text:tab/><text:tab/><text:tab/><text:tab/> "Classe: " <text:s text:c="6"/>+ classe <text:s text:c="8"/>+"\n"+</text:p>
      <text:p text:style-name="Standard"><text:tab/><text:tab/><text:tab/><text:tab/> "Combustivel: " <text:s/>+ tipoCombustivel+"\n"+</text:p>
      <text:p text:style-name="Standard"><text:tab/><text:tab/><text:tab/><text:tab/> "Consumo 100km :"+ consumo <text:s text:c="4"/>+"\n"</text:p>
      <text:p text:style-name="Standard"><text:tab/><text:tab/>);</text:p>
      <text:p text:style-name="Standard"><text:tab/>}</text:p>
      <text:p text:style-name="Standard"><text:tab/></text:p>
      <text:p text:style-name="Standard">}</text:p>
      <text:p text:style-name="P1">package SEPIA;<text:line-break/><text:line-break/>import java.io.Serializable;<text:line-break/><text:line-break/>/**<text:line-break/> * <text:line-break/> * @author Igor Cruz<text:line-break/> * @author Carlos Santos<text:line-break/> * <text:line-break/> * @version 1<text:line-break/> * @since 0.1<text:line-break/> * <text:line-break/> * This class is a major class since the start of the project.<text:line-break/> * Derived from type Road<text:line-break/> * <text:line-break/> * */<text:line-break/>public class n2009111924_AutoEstrada extends n2009108991_Estrada implements Serializable{<text:line-break/><text:tab/>/**<text:line-break/><text:tab/> * <text:line-break/><text:tab/> */<text:line-break/><text:tab/>private static final long serialVersionUID = 1L;<text:line-break/><text:line-break/><text:tab/>/**price for traveling in class A vehicle*/<text:line-break/><text:tab/>private double precoPortagemA;<text:line-break/><text:tab/>/**price for traveling in class B vehicle*/<text:line-break/><text:tab/>private double precoPortagemB;<text:line-break/><text:tab/><text:line-break/><text:tab/>/**<text:line-break/><text:tab/> * Class constructor<text:line-break/><text:tab/> * <text:line-break/><text:tab/> * @param origem extreme A city<text:line-break/><text:tab/> * @param destino extreme B city<text:line-break/><text:tab/> * @param nome Road name<text:line-break/><text:tab/> * @param distancia distance between both cities<text:line-break/><text:tab/> * @param precoPortagemA price for vehicles Class A<text:line-break/><text:tab/> * @param precoPortagemB price for vehicles Class B<text:line-break/><text:tab/> */<text:line-break/><text:tab/>public n2009111924_AutoEstrada(n2009108991_Cidade origem, n2009108991_Cidade destino, String nome, int distancia ,double precoPortagemA,double precoPortagemB){<text:line-break/><text:tab/><text:tab/>super(origem, destino,nome,distancia);<text:line-break/><text:tab/><text:tab/>setPrecoPortagemA(precoPortagemA);<text:line-break/><text:tab/><text:tab/>setPrecoPortagemB(precoPortagemB);<text:line-break/><text:tab/><text:tab/>setVelocidadeMaximaA(120);<text:line-break/><text:tab/><text:tab/>setVelocidadeMaximaB(100);<text:line-break/><text:tab/><text:tab/>this.setTipo("autoestrada");<text:line-break/><text:tab/>}<text:line-break/><text:tab/><text:line-break/><text:tab/>/**<text:line-break/><text:tab/> * Allows us to get the Road's price for class A<text:line-break/><text:tab/> * <text:line-break/><text:tab/> * @return Road's price for class A<text:line-break/><text:tab/> */<text:line-break/><text:soft-page-break/><text:tab/>public double getPrecoPortagemA(){<text:line-break/><text:tab/><text:tab/>return precoPortagemA;<text:line-break/><text:tab/>}<text:line-break/><text:tab/><text:line-break/><text:tab/>/**<text:line-break/><text:tab/> * Allows us to get the Road's price for class B<text:line-break/><text:tab/> * <text:line-break/><text:tab/> * @return Road's price for class B<text:line-break/><text:tab/> */<text:line-break/><text:tab/>public double getPrecoPortagemB(){<text:line-break/><text:tab/><text:tab/>return precoPortagemB;<text:tab/><text:line-break/><text:tab/>}<text:line-break/><text:tab/><text:line-break/><text:tab/>/**<text:line-break/><text:tab/> * Allows us to set the Road's price for class A<text:line-break/><text:tab/> * <text:line-break/><text:tab/> * @param precoPortagemA Road's price for class A<text:line-break/><text:tab/> */<text:line-break/><text:tab/>public void setPrecoPortagemA(double precoPortagemA){<text:line-break/><text:tab/><text:tab/>this.precoPortagemA = precoPortagemA;<text:line-break/><text:tab/>}<text:line-break/><text:tab/><text:line-break/><text:tab/>/**<text:line-break/><text:tab/> * Allows us to set the Road's price for class B<text:line-break/><text:tab/> * <text:line-break/><text:tab/> * @param precoPortagemB Road's price for class B<text:line-break/><text:tab/> */<text:line-break/><text:tab/>public void setPrecoPortagemB(double precoPortagemB){<text:line-break/><text:tab/><text:tab/>this.precoPortagemB = precoPortagemB;<text:line-break/><text:tab/>}<text:line-break/><text:tab/><text:line-break/><text:tab/>/**<text:line-break/><text:tab/> * Allows us to set the Road's details<text:line-break/><text:tab/> * <text:line-break/><text:tab/> * @return Road's details in String<text:line-break/><text:tab/> */<text:line-break/><text:tab/>public String toString(){<text:line-break/><text:tab/><text:tab/>String buff= new String();<text:line-break/><text:tab/><text:tab/>buff = buff.concat(super.toString());<text:line-break/><text:tab/><text:tab/>buff = buff.concat("Preco Poragem Classe A: "+ precoPortagemA+"\n");<text:line-break/><text:tab/><text:tab/>buff = buff.concat("Preco Poragem Classe B: "+ precoPortagemB+"\n");<text:line-break/><text:tab/><text:tab/>return buff;<text:line-break/><text:tab/><text:tab/><text:line-break/><text:tab/>}<text:line-break/><text:line-break/>}<text:line-break/></text:p>
      <text:p text:style-name="P1">package SEPIA;<text:line-break/><text:line-break/>import java.io.Serializable;<text:line-break/>import java.util.ArrayList;<text:line-break/><text:line-break/><text:line-break/>/**<text:line-break/> * <text:line-break/> * @author Igor Cruz<text:line-break/> * @author Carlos Santos<text:line-break/> * <text:line-break/> * @version 1<text:line-break/> * @since 0.1<text:line-break/> * <text:line-break/> * This class is a major class since the start of the project.<text:line-break/> * Derived from type Road<text:line-break/> * <text:line-break/> * */<text:line-break/>class n2009111924_EstradaNacional extends n2009108991_Estrada implements Serializable {<text:line-break/><text:tab/>/**Hash Calculations*/<text:line-break/><text:tab/>private static final long serialVersionUID = 1L;<text:line-break/><text:line-break/><text:tab/>/**Road's conditions*/<text:line-break/><text:tab/>private int estadoConservacao;<text:line-break/><text:tab/>/**Road's Interest points list*/<text:tab/><text:line-break/><text:tab/>private ArrayList&lt;n2009108991_PontoInteresse&gt; listaPontosInteresse = new ArrayList&lt;n2009108991_PontoInteresse&gt;();<text:line-break/><text:tab/><text:line-break/><text:tab/>/**<text:line-break/><text:tab/> * Class constructor<text:line-break/><text:tab/> * <text:line-break/><text:tab/> * @param origem extreme A city<text:line-break/><text:tab/> * @param destino extreme B city<text:line-break/><text:tab/> * @param nome Road name<text:line-break/><text:tab/> * @param distancia distance between both cities<text:line-break/><text:tab/> * @param estadoConservacao quality of the road 0,1,2 2 worst<text:line-break/><text:tab/> */<text:line-break/><text:tab/>public n2009111924_EstradaNacional(n2009108991_Cidade origem, n2009108991_Cidade destino, String nome,int distancia,int estadoConservacao){<text:line-break/><text:tab/><text:tab/>super(origem, destino, nome,distancia);<text:line-break/><text:tab/><text:tab/>double velocidadeA=90,velocidadeB=70;<text:line-break/><text:tab/><text:tab/><text:line-break/><text:tab/><text:tab/>setEstadoConservacao(estadoConservacao);<text:line-break/><text:tab/><text:tab/>if (estadoConservacao == 1){ <text:tab/><text:tab/><text:tab/><text:tab/><text:tab/><text:tab/><text:tab/>// amarelo penalizaçoes 10 %<text:line-break/><text:tab/><text:tab/><text:tab/>velocidadeA = velocidadeA - (velocidadeA *0.1);<text:line-break/><text:tab/><text:tab/><text:tab/>velocidadeB = velocidadeB - (velocidadeB *0.1);<text:line-break/><text:tab/><text:tab/>}<text:line-break/><text:tab/><text:tab/>else if (estadoConservacao == 2){ <text:tab/><text:tab/><text:tab/><text:tab/><text:tab/><text:tab/>// vermelho penalizaçoes 25 %<text:line-break/><text:tab/><text:tab/><text:tab/>velocidadeA = velocidadeA - (velocidadeA *0.25);<text:line-break/><text:tab/><text:tab/><text:tab/>velocidadeB = velocidadeB - (velocidadeB *0.25);<text:line-break/><text:soft-page-break/><text:tab/><text:tab/>}<text:line-break/><text:tab/><text:tab/>super.setVelocidadeMaximaA(velocidadeA);<text:line-break/><text:tab/><text:tab/>super.setVelocidadeMaximaB(velocidadeB);<text:line-break/><text:tab/><text:tab/>this.setTipo("nacional");<text:line-break/><text:tab/>}<text:line-break/><text:tab/><text:line-break/><text:tab/>/**<text:line-break/><text:tab/> * Allows us to set the Road's quality<text:line-break/><text:tab/> * <text:line-break/><text:tab/> * @param estadoConservacao road quality 0 better 2 worst<text:line-break/><text:tab/> */<text:line-break/><text:tab/>public void setEstadoConservacao(int estadoConservacao){<text:line-break/><text:tab/><text:tab/>this.estadoConservacao = estadoConservacao;<text:line-break/><text:tab/>}<text:line-break/><text:tab/><text:line-break/><text:tab/>/**<text:line-break/><text:tab/> * Allows us to get the Road's quality<text:line-break/><text:tab/> * <text:line-break/><text:tab/> * @return road quality 0 better 2 worst<text:line-break/><text:tab/> */<text:line-break/><text:tab/>public int getEstadoConservacao(){<text:line-break/><text:tab/><text:tab/>return estadoConservacao;<text:line-break/><text:tab/>}<text:line-break/><text:tab/><text:line-break/><text:tab/>/**<text:line-break/><text:tab/> * Allows us to get the Road's number of interest Points<text:line-break/><text:tab/> * <text:line-break/><text:tab/> * @return number of interest points<text:line-break/><text:tab/> */<text:line-break/><text:tab/>public int getNumPontosInteresse(){<text:line-break/><text:tab/><text:tab/>return listaPontosInteresse.size();<text:line-break/><text:tab/>}<text:line-break/><text:tab/><text:line-break/><text:tab/>/**<text:line-break/><text:tab/> * Allows us to add an Interest Point to the Road<text:line-break/><text:tab/> * <text:line-break/><text:tab/> * @param interest point to be added<text:line-break/><text:tab/> */<text:line-break/><text:tab/>public void addPontoInteresse(n2009108991_PontoInteresse PontoInteresse){<text:line-break/><text:tab/><text:tab/>this.listaPontosInteresse.add(PontoInteresse);<text:line-break/><text:tab/>}<text:line-break/><text:tab/><text:line-break/><text:tab/>/**<text:line-break/><text:tab/> * Allows us to delete an Interest Point of the Road<text:line-break/><text:tab/> * <text:line-break/><text:tab/> * @param interest point to be deleted<text:line-break/><text:tab/> */<text:line-break/><text:tab/>public void delPontoInteresse(n2009108991_PontoInteresse PontoInteresse){<text:line-break/><text:tab/><text:tab/>/**Auxiliar variable allow us to travel the list*/<text:line-break/><text:tab/><text:tab/>n2009108991_PontoInteresse actual;<text:line-break/><text:tab/><text:tab/>for (int i=0;i&lt;this.listaPontosInteresse.size();i++){<text:line-break/><text:tab/><text:tab/><text:tab/>actual = listaPontosInteresse.get(i);<text:line-break/><text:soft-page-break/><text:tab/><text:tab/><text:tab/>if (actual.getNome().equals(PontoInteresse.getNome()))<text:tab/><text:tab/><text:tab/>// quando encontrar um ponto com o nome igual<text:line-break/><text:tab/><text:tab/><text:tab/><text:tab/>listaPontosInteresse.remove(i);<text:tab/><text:tab/><text:tab/><text:tab/><text:tab/><text:tab/><text:tab/><text:tab/>// remove-o<text:line-break/><text:tab/><text:tab/>}<text:line-break/><text:tab/><text:line-break/><text:tab/>}<text:line-break/><text:tab/><text:line-break/><text:line-break/><text:tab/>/**<text:line-break/><text:tab/> * Allows us to get details of the interest point<text:line-break/><text:tab/> * <text:line-break/><text:tab/> * @return Point of interest details<text:line-break/><text:tab/> */<text:line-break/><text:tab/>public String toString(){<text:line-break/><text:tab/><text:tab/>/**Variable that contains the details*/<text:line-break/><text:tab/><text:tab/>String buff= new String();<text:line-break/><text:tab/><text:tab/>buff = buff.concat(super.toString());<text:line-break/><text:tab/><text:tab/>buff=buff.concat("Estado de Conservacao: "+this.estadoConservacao+"\n");<text:line-break/><text:tab/><text:tab/>buff=buff.concat("Pontos de Interesse: \n");<text:line-break/><text:tab/><text:tab/>n2009108991_PontoInteresse actual;<text:line-break/><text:tab/><text:tab/><text:line-break/><text:tab/><text:tab/>if (this.listaPontosInteresse.size()==0)<text:tab/><text:tab/><text:tab/><text:tab/><text:tab/><text:tab/><text:tab/>// a lista está vazia<text:line-break/><text:tab/><text:tab/><text:tab/>return buff+"Inexistentes\n";<text:tab/><text:tab/><text:tab/><text:tab/><text:tab/><text:tab/><text:tab/><text:tab/><text:tab/>// escreve "inexistentes"<text:line-break/><text:tab/><text:tab/>else{<text:line-break/><text:tab/><text:tab/><text:tab/><text:tab/>for (int i=0;i&lt;this.listaPontosInteresse.size();i++){<text:tab/><text:tab/>// percorres a lista<text:line-break/><text:tab/><text:tab/><text:tab/><text:tab/><text:tab/>actual = listaPontosInteresse.get(i);<text:line-break/><text:tab/><text:tab/><text:tab/><text:tab/><text:tab/>buff=buff.concat(actual.toString());<text:tab/><text:tab/><text:tab/><text:tab/><text:tab/>// escreve os pontos de interesse<text:line-break/><text:tab/><text:tab/><text:tab/>}<text:line-break/><text:tab/><text:tab/>return buff;<text:line-break/><text:tab/><text:tab/><text:line-break/><text:tab/><text:tab/>}<text:line-break/><text:tab/>}<text:line-break/>}<text:line-break/></text:p>
      <text:p text:style-name="P1">package SEPIA;<text:line-break/><text:line-break/><text:line-break/>import java.io.*;<text:line-break/><text:line-break/>/**<text:line-break/> * <text:line-break/> * @author Doutor António José Mendes<text:line-break/> * <text:line-break/> * @version 1<text:line-break/> * @since 0.2<text:line-break/> * <text:line-break/> * Support class for Object files.<text:line-break/> * class given by the teacher.<text:line-break/> * <text:line-break/> * */<text:line-break/>public class n2009111924_FicheiroObjectos {<text:line-break/><text:tab/>/**iS input variable, from file.*/<text:line-break/><text:tab/>private ObjectInputStream iS;<text:line-break/><text:tab/>/**oS output variable, to file.*/<text:line-break/><text:tab/>private ObjectOutputStream oS;<text:line-break/><text:tab/><text:line-break/><text:tab/>/**<text:line-break/><text:tab/> * Opens a file for reading.<text:line-break/><text:tab/> * <text:line-break/><text:tab/> * @param nomeDoFicheiro filename<text:line-break/><text:tab/> */<text:line-break/><text:tab/>public void abreLeitura(String nomeDoFicheiro){<text:line-break/><text:tab/><text:tab/>try {<text:line-break/><text:tab/><text:tab/><text:tab/>iS = new ObjectInputStream(new FileInputStream(nomeDoFicheiro));<text:line-break/><text:tab/><text:tab/>}<text:line-break/><text:tab/><text:tab/>catch (Exception e){<text:line-break/><text:tab/><text:tab/><text:tab/>System.out.println("Nao foi posssivel abrir o ficheiro para leitura");<text:tab/><text:line-break/><text:tab/><text:tab/>}<text:line-break/><text:tab/>}<text:line-break/><text:tab/><text:line-break/><text:tab/>/**<text:line-break/><text:tab/> * Opens a file for writing.<text:line-break/><text:tab/> * <text:line-break/><text:tab/> * @param nomeDoFicheiro filename<text:line-break/><text:tab/> */<text:line-break/><text:tab/>public void abreEscrita(String nomeDoFicheiro){<text:line-break/><text:tab/><text:tab/>try {<text:line-break/><text:tab/><text:tab/><text:tab/>oS = new ObjectOutputStream(new FileOutputStream(nomeDoFicheiro));<text:line-break/><text:tab/><text:tab/>}<text:line-break/><text:tab/><text:tab/>catch (Exception e){<text:line-break/><text:tab/><text:tab/><text:tab/>System.out.println("Nao foi posssivel abrir o ficheiro para escrita");<text:tab/><text:line-break/><text:tab/><text:tab/>}<text:line-break/><text:tab/>}<text:line-break/><text:tab/><text:line-break/><text:tab/>/**<text:line-break/><text:tab/> * Reads an object from a file.<text:line-break/><text:soft-page-break/><text:tab/> * <text:line-break/><text:tab/> * @return<text:tab/><text:tab/><text:tab/>the object read. <text:line-break/><text:tab/> */<text:line-break/><text:tab/>public Object leObjecto(){<text:line-break/><text:tab/><text:tab/><text:line-break/><text:tab/><text:tab/>try{<text:line-break/><text:tab/><text:tab/><text:tab/>return iS.readObject();<text:line-break/><text:tab/><text:tab/>} <text:line-break/><text:tab/><text:tab/>catch (ClassNotFoundException e){<text:line-break/><text:tab/><text:tab/><text:tab/>System.out.println("O ficheiro nao contem objectos");<text:line-break/><text:tab/><text:tab/>}<text:line-break/><text:tab/><text:tab/>catch (Exception e1){<text:tab/><text:line-break/><text:tab/><text:tab/>}<text:line-break/><text:tab/><text:tab/>return null;<text:line-break/><text:tab/>}<text:line-break/><text:tab/><text:line-break/><text:tab/>/**<text:line-break/><text:tab/> * Writes an object to a file.<text:line-break/><text:tab/> * <text:line-break/><text:tab/> * @param<text:tab/>o<text:tab/>the object to be written. <text:line-break/><text:tab/> */<text:line-break/><text:tab/>public void escreveObjecto(Object o){<text:line-break/><text:tab/><text:tab/>try{<text:line-break/><text:tab/><text:tab/><text:tab/>oS.writeObject(o);<text:line-break/><text:tab/><text:tab/>}<text:line-break/><text:tab/><text:tab/>catch (Exception e){<text:line-break/><text:tab/><text:tab/><text:tab/>System.out.println("Nao foi possivel escrever no ficheiro");<text:line-break/><text:tab/><text:tab/>}<text:line-break/><text:tab/>}<text:line-break/><text:tab/><text:line-break/><text:tab/>/**<text:line-break/><text:tab/> * Closes a file which was set to be read.<text:line-break/><text:tab/> * <text:line-break/><text:tab/> */<text:line-break/><text:tab/>public void fechaLeitura(){<text:line-break/><text:tab/><text:tab/>try{<text:line-break/><text:tab/><text:tab/><text:tab/>iS.close();<text:line-break/><text:tab/><text:tab/>}<text:line-break/><text:tab/><text:tab/>catch (Exception e){<text:line-break/><text:tab/><text:tab/><text:tab/>System.out.println("Nao foi possivel fechar o ficheiro");<text:tab/><text:tab/><text:line-break/><text:tab/><text:tab/>}<text:line-break/><text:tab/>}<text:line-break/><text:tab/><text:line-break/><text:tab/>/**<text:line-break/><text:tab/> * Closes a file which was set to be written.<text:line-break/><text:tab/> * <text:line-break/><text:tab/> */<text:line-break/><text:tab/>public void fechaEscrita(){<text:line-break/><text:tab/><text:tab/>try{<text:line-break/><text:tab/><text:tab/><text:tab/>oS.close();<text:line-break/><text:tab/><text:tab/>}<text:line-break/><text:tab/><text:tab/>catch (Exception e){<text:line-break/><text:soft-page-break/><text:tab/><text:tab/><text:tab/>System.out.println("Nao foi possivel fechar o ficheiro");<text:tab/><text:tab/><text:line-break/><text:tab/><text:tab/>}<text:line-break/><text:tab/>}<text:line-break/>}</text:p>
      <text:p text:style-name="P1">package SEPIA;<text:line-break/><text:line-break/>import java.io.*;<text:line-break/><text:line-break/><text:line-break/>/**<text:line-break/> * <text:line-break/> * @author Doutor António José Mendes<text:line-break/> * <text:line-break/> * @version 1<text:line-break/> * @since 0.2<text:line-break/> * <text:line-break/> * Support class for Object files.<text:line-break/> * class given by the teacher.<text:line-break/> * <text:line-break/> * */<text:line-break/>public class n2009111924_FicheiroTexto {<text:line-break/><text:line-break/><text:tab/>/**tin input variable, from file.*/<text:line-break/><text:tab/>private BufferedReader tin;<text:line-break/><text:tab/>/**tout output variable, to file.*/<text:line-break/><text:tab/>private BufferedWriter tout;<text:line-break/><text:tab/><text:line-break/><text:tab/>/**<text:line-break/><text:tab/> * Opens a file for reading.<text:line-break/><text:tab/> * <text:line-break/><text:tab/> * @param nomeDoFicheiro filename<text:line-break/><text:tab/> */<text:line-break/><text:tab/>public void abreLeitura(String nomeDoFicheiro){<text:line-break/><text:tab/><text:tab/>try {<text:line-break/><text:tab/><text:tab/><text:tab/>tin = new BufferedReader(new FileReader(nomeDoFicheiro));<text:line-break/><text:tab/><text:tab/>}<text:tab/><text:tab/><text:tab/><text:line-break/><text:tab/><text:tab/>catch (Exception e){<text:line-break/><text:tab/><text:tab/><text:tab/>System.out.println("Nao foi posssivel abrir o ficheiro para leitura");<text:tab/><text:line-break/><text:tab/><text:tab/>}<text:line-break/><text:tab/>}<text:line-break/><text:line-break/><text:tab/>/**<text:line-break/><text:tab/> * Opens a file for writing.<text:line-break/><text:tab/> * <text:line-break/><text:tab/> * @param nomeDoFicheiro filename<text:line-break/><text:tab/> */<text:line-break/><text:tab/>public void abreEscrita(String nomeDoFicheiro){<text:line-break/><text:tab/><text:tab/>try {<text:line-break/><text:tab/><text:tab/><text:tab/>tout = new BufferedWriter(new FileWriter(nomeDoFicheiro));<text:line-break/><text:tab/><text:tab/>}<text:line-break/><text:tab/><text:tab/>catch (Exception e){<text:line-break/><text:tab/><text:tab/><text:tab/>System.out.println("Nao foi posssivel abrir o ficheiro para escrita");<text:tab/><text:line-break/><text:tab/><text:tab/>}<text:line-break/><text:tab/>}<text:line-break/><text:tab/><text:line-break/><text:tab/>/**<text:line-break/><text:soft-page-break/><text:tab/> * Reads a Line from a file.<text:line-break/><text:tab/> * <text:line-break/><text:tab/> * @return<text:tab/>the line read. <text:line-break/><text:tab/> */<text:line-break/><text:tab/>public String leLinha(){<text:line-break/><text:tab/><text:tab/>try{<text:line-break/><text:tab/><text:tab/><text:tab/>return tin.readLine();<text:line-break/><text:tab/><text:tab/>} <text:line-break/><text:tab/><text:tab/>catch (Exception e1){<text:tab/><text:line-break/><text:tab/><text:tab/>}<text:line-break/><text:tab/><text:tab/>return null;<text:line-break/><text:tab/>}<text:line-break/><text:tab/><text:line-break/><text:tab/>/**<text:line-break/><text:tab/> * Writes a Line to a file.<text:line-break/><text:tab/> * <text:line-break/><text:tab/> * @param<text:tab/>linha<text:tab/>the line to be written. <text:line-break/><text:tab/> */<text:line-break/><text:tab/>public void escreveLinha(String linha){<text:line-break/><text:tab/><text:tab/>try{<text:line-break/><text:tab/><text:tab/><text:tab/>tout.write(linha,0,linha.length());<text:line-break/><text:tab/><text:tab/><text:tab/>tout.newLine();<text:line-break/><text:tab/><text:tab/>}<text:line-break/><text:tab/><text:tab/>catch (Exception e){<text:line-break/><text:tab/><text:tab/><text:tab/>System.out.println("Nao foi possivel escrever no ficheiro");<text:line-break/><text:tab/><text:tab/>}<text:line-break/><text:tab/>}<text:line-break/><text:tab/><text:line-break/><text:tab/>/**<text:line-break/><text:tab/> * Closes a file which was set to be read.<text:line-break/><text:tab/> * <text:line-break/><text:tab/> */<text:line-break/><text:tab/>public void fechaLeitura(){<text:line-break/><text:tab/><text:tab/>try{<text:line-break/><text:tab/><text:tab/><text:tab/>tin.close();<text:line-break/><text:tab/><text:tab/>}<text:line-break/><text:tab/><text:tab/>catch (Exception e){<text:line-break/><text:tab/><text:tab/><text:tab/>System.out.println("Nao foi possivel fechar o ficheiro");<text:tab/><text:tab/><text:line-break/><text:tab/><text:tab/>}<text:line-break/><text:tab/>}<text:line-break/><text:tab/><text:line-break/><text:tab/>/**<text:line-break/><text:tab/> * Closes a file which was set to be written.<text:line-break/><text:tab/> * <text:line-break/><text:tab/> */<text:line-break/><text:tab/>public void fechaEscrita(){<text:line-break/><text:tab/><text:tab/>try{<text:line-break/><text:tab/><text:tab/><text:tab/>tout.close();<text:line-break/><text:tab/><text:tab/>}<text:line-break/><text:tab/><text:tab/>catch (Exception e){<text:line-break/><text:tab/><text:tab/><text:tab/><text:tab/>System.out.println("Nao foi possivel fechar o ficheiro");<text:tab/><text:tab/><text:line-break/><text:tab/><text:tab/><text:tab/>}<text:line-break/><text:soft-page-break/><text:tab/><text:tab/>}<text:line-break/><text:tab/><text:line-break/>}</text:p>
      <text:p text:style-name="P1">package SEPIA;<text:line-break/><text:line-break/>import java.util.ArrayList;<text:line-break/><text:line-break/>/**<text:line-break/> * <text:line-break/> * @author Igor Cruz<text:line-break/> * @author Carlos Santos<text:line-break/> * <text:line-break/> * @version 1<text:line-break/> * @since 0.1<text:line-break/> * <text:line-break/> * Auxiliary class built in version 0.3 that allows to build matrices to a faster route calculation with Dijkstra Algorithm<text:line-break/> * <text:line-break/> * This Matrix have 3 levels in z dimension [0],[1],[2]<text:line-break/> * [0] Stores the distances between 2 connected cities<text:line-break/> * [1] Stores the estimated times to travel between 2 connected cities * 100 (*100 to overcome approximation to integer)<text:line-break/> * [2] Stores the number of Interest points of Origin city(not required in project assignment) and national road<text:line-break/> * <text:line-break/> * */<text:line-break/>public class n2009111924_MatrizIncidencia {<text:line-break/><text:tab/><text:line-break/><text:tab/>/**Matrix with connections between cities*/<text:line-break/><text:tab/>private int matrizIncidencia[][][];<text:line-break/><text:tab/>/**Matrix size x and y*/<text:tab/><text:line-break/><text:tab/>private int tmnhx; int tmnhy;<text:line-break/><text:tab/><text:line-break/><text:tab/>/**Auxiliary Lists to build and manage the Matrix Cities List*/<text:line-break/><text:tab/>private ArrayList&lt;n2009108991_Cidade&gt;listaCidades;<text:line-break/><text:tab/>/**Auxiliary Lists to build and manage the Matrix Roads List*/<text:line-break/><text:tab/>private ArrayList&lt;n2009108991_Estrada&gt;listaEstradas;<text:line-break/><text:tab/><text:line-break/><text:tab/>/**<text:line-break/><text:tab/> * Class constructor<text:line-break/><text:tab/> * <text:line-break/><text:tab/> * @param listaCidades ArrayList of cities<text:line-break/><text:tab/> * @param listaEstradas ArrayList of Roads<text:line-break/><text:tab/> * @param tmnhx <text:tab/><text:tab/>matrix size X<text:line-break/><text:tab/> * @param tmnhy <text:tab/><text:tab/>matrix size y<text:line-break/><text:tab/> * @param veiculo<text:tab/><text:tab/>vehicle used to travel the route<text:line-break/><text:tab/> */<text:line-break/><text:tab/>public n2009111924_MatrizIncidencia(ArrayList&lt;n2009108991_Cidade&gt; listaCidades, ArrayList&lt;n2009108991_Estrada&gt; listaEstradas,int tmnhx,int tmnhy,n2009108991_Viatura veiculo ){<text:line-break/><text:tab/><text:tab/><text:line-break/><text:tab/><text:tab/>this.tmnhx = tmnhx;<text:tab/><text:tab/><text:tab/><text:tab/><text:tab/><text:tab/><text:tab/><text:tab/><text:tab/><text:tab/><text:tab/><text:tab/><text:tab/><text:tab/><text:tab/>//Atribuiçao de valores às variáveis do objecto<text:line-break/><text:tab/><text:tab/>this.tmnhy = tmnhy;<text:line-break/><text:tab/><text:tab/>this.listaEstradas = listaEstradas;<text:line-break/><text:soft-page-break/><text:tab/><text:tab/>this.listaCidades = listaCidades;<text:line-break/><text:tab/><text:tab/>matrizIncidencia = new int[tmnhx][tmnhy][3];<text:line-break/><text:tab/><text:tab/>n2009108991_Estrada estrada;<text:line-break/><text:tab/><text:tab/><text:line-break/><text:tab/><text:tab/>/**Auxiliary allows to travel in the matrix*/<text:line-break/><text:tab/><text:tab/>int x,y;<text:line-break/><text:tab/><text:tab/><text:line-break/><text:tab/><text:tab/><text:tab/>for (int i = 0;i&lt; listaEstradas.size();i++){<text:tab/><text:line-break/><text:tab/><text:tab/><text:tab/><text:tab/>estrada = listaEstradas.get(i);<text:tab/>// percorre estradas<text:line-break/><text:tab/><text:tab/><text:tab/><text:tab/>x=getPosCidade(estrada.getOrigem().getNome()); <text:tab/><text:tab/><text:tab/><text:tab/>// posicao origem <text:line-break/><text:tab/><text:tab/><text:tab/><text:tab/>y=getPosCidade(estrada.getDestino().getNome()); <text:tab/><text:tab/><text:tab/><text:tab/>//posicao destino<text:line-break/><text:tab/><text:tab/><text:tab/><text:tab/>if (x==-1||y==-1){<text:line-break/><text:tab/><text:tab/><text:tab/><text:tab/><text:tab/>System.out.print("Ocorreu um erro grave, cidade nao localizada");<text:line-break/><text:tab/><text:tab/><text:tab/><text:tab/>}<text:line-break/><text:tab/><text:tab/><text:tab/><text:tab/>else{<text:line-break/><text:tab/><text:tab/><text:tab/><text:tab/><text:tab/>matrizIncidencia[x][y][0]=estrada.getDistancia(); <text:s text:c="2"/><text:tab/><text:tab/><text:tab/><text:tab/>// estabelecemos ligaçao num sentido<text:line-break/><text:tab/><text:tab/><text:tab/><text:tab/><text:tab/>matrizIncidencia[y][x][0]=estrada.getDistancia(); <text:s/><text:tab/><text:tab/><text:tab/><text:tab/>// estabelecemos ligaçao no outro sentido<text:line-break/><text:tab/><text:tab/><text:tab/><text:tab/><text:tab/><text:line-break/><text:tab/><text:tab/><text:tab/><text:tab/><text:tab/>if (veiculo.getTipo().equals("A")){<text:line-break/><text:line-break/><text:tab/><text:tab/><text:tab/><text:tab/><text:tab/><text:tab/>matrizIncidencia[x][y][1]=(int) Math.round((estrada.getDistancia()/estrada.getVelocidadeMaximaA())*100);<text:tab/>// estabelecemos ligaçao num sentido<text:line-break/><text:tab/><text:tab/><text:tab/><text:tab/><text:tab/><text:tab/>matrizIncidencia[y][x][1]=(int) Math.round((estrada.getDistancia()/estrada.getVelocidadeMaximaA())*100);<text:tab/>// estabelecemos ligaçao no outro sentido<text:line-break/><text:tab/><text:tab/><text:tab/><text:tab/><text:tab/>}<text:line-break/><text:tab/><text:tab/><text:tab/><text:tab/><text:tab/>else{<text:line-break/><text:tab/><text:tab/><text:tab/><text:tab/><text:tab/><text:tab/>matrizIncidencia[x][y][1]=(int) Math.round((estrada.getDistancia()/estrada.getVelocidadeMaximaB())*100);<text:tab/>// estabelecemos ligaçao no outro sentido<text:line-break/><text:tab/><text:tab/><text:tab/><text:tab/><text:tab/><text:tab/>matrizIncidencia[y][x][1]=(int) Math.round((estrada.getDistancia()/estrada.getVelocidadeMaximaB())*100);<text:tab/>// estabelecemos ligaçao no outro sentido<text:line-break/><text:tab/><text:tab/><text:tab/><text:tab/><text:tab/>}<text:line-break/><text:tab/><text:tab/><text:tab/><text:tab/><text:tab/>matrizIncidencia[x][y][2]=1 + estrada.getNumPontosInteresse(); <text:tab/><text:tab/>// estabelecemos ligaçao num sentido <text:s/>que todas as estradas teem nivel de interesse 1 para que a ligacao fique definida<text:line-break/><text:tab/><text:tab/><text:tab/><text:tab/><text:tab/>matrizIncidencia[y][x][2]=1 + estrada.getNumPontosInteresse(); <text:tab/><text:tab/>// estabelecemos ligaçao no outro sentido<text:line-break/><text:tab/><text:tab/><text:tab/><text:tab/>}<text:line-break/><text:tab/><text:tab/><text:tab/>}<text:line-break/><text:tab/>}<text:line-break/><text:tab/><text:line-break/><text:tab/>/**<text:line-break/><text:tab/> * prints the matrix<text:line-break/><text:tab/> * <text:line-break/><text:soft-page-break/><text:tab/> */<text:line-break/><text:tab/>public void imprimeMatrizIncidencia(){<text:line-break/><text:tab/><text:tab/><text:line-break/><text:tab/><text:tab/>for(int x =0;x&lt;tmnhx;x++){<text:line-break/><text:tab/><text:tab/><text:tab/>for(int y=0;y&lt;tmnhy;y++)<text:line-break/><text:tab/><text:tab/><text:tab/><text:tab/>System.out.print(matrizIncidencia[x][y][1]+" ");<text:line-break/><text:tab/><text:tab/><text:tab/>System.out.print("\n");<text:line-break/><text:tab/><text:tab/><text:tab/><text:line-break/><text:tab/><text:tab/>}<text:line-break/><text:tab/><text:line-break/><text:tab/>}<text:line-break/><text:tab/><text:line-break/><text:tab/>/**<text:line-break/><text:tab/> * Used to get the position index of a given city in the cities list<text:line-break/><text:tab/> * @param nome Name of the city<text:line-break/><text:tab/> * @return <text:tab/><text:tab/>index of the city, in case of inexistent city returns -1<text:line-break/><text:tab/> */<text:line-break/><text:tab/>public int getPosCidade(String nome){<text:line-break/><text:tab/><text:line-break/><text:tab/><text:tab/>int existe = 0;<text:tab/><text:tab/><text:tab/><text:tab/><text:tab/><text:tab/><text:tab/><text:tab/><text:tab/><text:tab/>// nao existe<text:line-break/><text:tab/><text:tab/>int i=0;<text:line-break/><text:tab/><text:tab/>for(;i&lt;listaCidades.size();i++){<text:line-break/><text:tab/><text:tab/><text:tab/>if (listaCidades.get(i).getNome().equals(nome)){// encontra<text:line-break/><text:tab/><text:tab/><text:tab/><text:tab/>existe = 1;<text:line-break/><text:tab/><text:tab/><text:tab/><text:tab/>break;<text:line-break/><text:tab/><text:tab/><text:tab/>}<text:line-break/><text:tab/><text:tab/>}<text:line-break/><text:tab/><text:tab/>if (existe == 1)<text:line-break/><text:tab/><text:tab/><text:tab/>return i;<text:line-break/><text:tab/><text:tab/>else <text:line-break/><text:tab/><text:tab/><text:tab/>return -1;<text:line-break/><text:tab/>}<text:line-break/><text:tab/><text:line-break/><text:tab/>/**<text:line-break/><text:tab/> * Used to get the position index of a given city in the cities list<text:line-break/><text:line-break/><text:tab/> * @param x <text:tab/>Position x of the matrix<text:line-break/><text:tab/> * @param y <text:tab/>Position y of the matrix<text:line-break/><text:tab/> * @param z<text:tab/><text:tab/>Position z of the matriz<text:line-break/><text:tab/> * @return <text:tab/><text:tab/>value for the required position, 0 if not connected<text:line-break/><text:tab/> */<text:line-break/><text:tab/>public int getValue(int x,int y, int z){<text:line-break/><text:tab/><text:tab/>return this.matrizIncidencia[x][y][z];<text:line-break/><text:tab/>}<text:line-break/><text:tab/><text:line-break/><text:tab/>/**<text:line-break/><text:tab/> * Used to get the Road that connects 2 given cities<text:line-break/><text:line-break/><text:tab/> * @param x <text:tab/>Position of the origin city<text:line-break/><text:tab/> * @param y <text:tab/>Position of the destination city<text:line-break/><text:tab/> * @return <text:tab/><text:tab/>the road that connects both cities<text:line-break/><text:soft-page-break/><text:tab/> */<text:line-break/><text:tab/>public n2009108991_Estrada getRoad(int x,int y){<text:line-break/><text:tab/><text:tab/>/**Origin city*/<text:line-break/><text:tab/><text:tab/>n2009108991_Cidade origem= getCity(x);<text:tab/><text:tab/><text:line-break/><text:tab/><text:tab/>/**Destination city*/<text:line-break/><text:tab/><text:tab/>n2009108991_Cidade destino= getCity(y);<text:line-break/><text:tab/><text:tab/>/**Auxiliary road allows to travel the list*/<text:line-break/><text:tab/><text:tab/>n2009108991_Estrada aux= listaEstradas.get(0);<text:line-break/><text:tab/><text:tab/><text:line-break/><text:tab/><text:tab/>for(int i =0;i&lt;listaEstradas.size();i++){<text:line-break/><text:tab/><text:tab/><text:tab/>aux = listaEstradas.get(i);<text:line-break/><text:tab/><text:tab/><text:tab/>// caution the next line used both origin and destination for verification, because the road can connect city A to B, but roads are double sided, <text:s/>so at the same time it connects B to A<text:line-break/><text:tab/><text:tab/><text:tab/>if (aux.getOrigem().getNome().equals(origem.getNome()) &amp;&amp; aux.getDestino().getNome().equals(destino.getNome()) || aux.getOrigem().getNome().equals(destino.getNome()) &amp;&amp; aux.getDestino().getNome().equals(origem.getNome()) )<text:line-break/><text:tab/><text:tab/><text:tab/><text:tab/>return aux;<text:line-break/><text:tab/><text:tab/>}<text:line-break/><text:tab/><text:tab/>return aux;<text:line-break/><text:tab/>}<text:line-break/><text:tab/><text:line-break/><text:tab/>/**<text:line-break/><text:tab/> * Used to get the city in the given index<text:line-break/><text:line-break/><text:tab/> * @param x <text:tab/>Position of the city<text:line-break/><text:tab/> * @return <text:tab/><text:tab/>City<text:line-break/><text:tab/> */<text:line-break/><text:tab/>public n2009108991_Cidade getCity(int x){<text:line-break/><text:tab/><text:tab/>return listaCidades.get(x);<text:tab/><text:tab/><text:line-break/><text:tab/>}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weve </meta:initial-creator>
    <meta:creation-date>2011-01-11T01:14:44.38</meta:creation-date>
    <dc:date>2011-01-11T20:48:15.64</dc:date>
    <dc:creator>Tweve </dc:creator>
    <meta:editing-duration>PT00H05M12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51" meta:paragraph-count="1451" meta:word-count="6456" meta:character-count="57908"/>
  </office:meta>
</office:document-meta>
</file>